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88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921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2.304cm"/>
    </style:style>
    <style:style style:name="co10" style:family="table-column">
      <style:table-column-properties fo:break-before="auto" style:column-width="2.221cm"/>
    </style:style>
    <style:style style:name="co11" style:family="table-column">
      <style:table-column-properties fo:break-before="auto" style:column-width="2.713cm"/>
    </style:style>
    <style:style style:name="co12" style:family="table-column">
      <style:table-column-properties fo:break-before="auto" style:column-width="4.08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pen-close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0" table:default-cell-style-name="ce1"/>
        <table:table-row table:style-name="ro1">
          <table:table-cell office:value-type="string">
            <text:p>Clients</text:p>
          </table:table-cell>
          <table:table-cell table:style-name="ce2" office:value-type="string">
            <text:p>Open_avg</text:p>
          </table:table-cell>
          <table:table-cell table:style-name="ce2" office:value-type="string">
            <text:p>Open_std</text:p>
          </table:table-cell>
          <table:table-cell table:style-name="ce2" office:value-type="string">
            <text:p>Begin_avg</text:p>
          </table:table-cell>
          <table:table-cell table:style-name="ce2" office:value-type="string">
            <text:p>Begin_std</text:p>
          </table:table-cell>
          <table:table-cell table:style-name="ce2" office:value-type="string">
            <text:p>Commit_avg</text:p>
          </table:table-cell>
          <table:table-cell table:style-name="ce2" office:value-type="string">
            <text:p>Commit_std</text:p>
          </table:table-cell>
          <table:table-cell table:style-name="ce2" office:value-type="string">
            <text:p>Close_avg</text:p>
          </table:table-cell>
          <table:table-cell table:style-name="ce2" office:value-type="string">
            <text:p>Close_std</text:p>
          </table:table-cell>
          <table:table-cell table:style-name="ce2" office:value-type="string">
            <text:p>Tot_avg</text:p>
          </table:table-cell>
          <table:table-cell office:value-type="string">
            <text:p>Server_Threadss</text:p>
          </table:table-cell>
          <table:table-cell office:value-type="string">
            <text:p>min_e</text:p>
            <draw:frame table:end-cell-address="'open-close'.T1" table:end-x="2.092cm" table:end-y="0cm" draw:z-index="0" draw:style-name="gr1" svg:width="20.969cm" svg:height="2.045cm" svg:x="0.805cm" svg:y="-2.045cm">
              <draw:object draw:notify-on-update-of-ranges="'open-close'.A2:'open-close'.A11 'open-close'.H1:'open-close'.H1 'open-close'.H2:'open-close'.H11 'open-close'.F1:'open-close'.F1 'open-close'.F2:'open-close'.F11 'open-close'.D1:'open-close'.D1 'open-close'.D2:'open-close'.D11 'open-close'.B1:'open-close'.B1 'open-close'.B2:'open-close'.B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string">
            <text:p>max_e</text:p>
          </table:table-cell>
          <table:table-cell table:number-columns-repeated="1011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99">
            <text:p>1.990</text:p>
          </table:table-cell>
          <table:table-cell table:style-name="ce3" office:value-type="float" office:value="1.454">
            <text:p>1.454</text:p>
          </table:table-cell>
          <table:table-cell table:style-name="ce3" office:value-type="float" office:value="2.413">
            <text:p>2.413</text:p>
          </table:table-cell>
          <table:table-cell table:style-name="ce3" office:value-type="float" office:value="0.814">
            <text:p>0.814</text:p>
          </table:table-cell>
          <table:table-cell table:style-name="ce3" office:value-type="float" office:value="4.414">
            <text:p>4.414</text:p>
          </table:table-cell>
          <table:table-cell table:style-name="ce3" office:value-type="float" office:value="1.181">
            <text:p>1.181</text:p>
          </table:table-cell>
          <table:table-cell table:style-name="ce3" office:value-type="float" office:value="1.162">
            <text:p>1.162</text:p>
          </table:table-cell>
          <table:table-cell table:style-name="ce3" office:value-type="float" office:value="0.97">
            <text:p>0.970</text:p>
          </table:table-cell>
          <table:table-cell table:style-name="ce3" table:formula="of:=([.B2]+[.D2]+[.F2]+[.H2])/10" office:value-type="float" office:value="0.9979">
            <text:p>0.9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2];&quot;/delay=&quot;;[.L2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6.65">
            <text:p>6.650</text:p>
          </table:table-cell>
          <table:table-cell table:style-name="ce3" office:value-type="float" office:value="4.242">
            <text:p>4.242</text:p>
          </table:table-cell>
          <table:table-cell table:style-name="ce3" office:value-type="float" office:value="5.946">
            <text:p>5.946</text:p>
          </table:table-cell>
          <table:table-cell table:style-name="ce3" office:value-type="float" office:value="2.249">
            <text:p>2.249</text:p>
          </table:table-cell>
          <table:table-cell table:style-name="ce3" office:value-type="float" office:value="9.383">
            <text:p>9.383</text:p>
          </table:table-cell>
          <table:table-cell table:style-name="ce3" office:value-type="float" office:value="2.817">
            <text:p>2.817</text:p>
          </table:table-cell>
          <table:table-cell table:style-name="ce3" office:value-type="float" office:value="4.94">
            <text:p>4.940</text:p>
          </table:table-cell>
          <table:table-cell table:style-name="ce3" office:value-type="float" office:value="2.872">
            <text:p>2.872</text:p>
          </table:table-cell>
          <table:table-cell table:style-name="ce3" table:formula="of:=([.B3]+[.D3]+[.F3]+[.H3])/10" office:value-type="float" office:value="2.6919">
            <text:p>2.69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];&quot;/delay=&quot;;[.L3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17.764">
            <text:p>17.764</text:p>
          </table:table-cell>
          <table:table-cell table:style-name="ce3" office:value-type="float" office:value="7.104">
            <text:p>7.104</text:p>
          </table:table-cell>
          <table:table-cell table:style-name="ce3" office:value-type="float" office:value="12.139">
            <text:p>12.139</text:p>
          </table:table-cell>
          <table:table-cell table:style-name="ce3" office:value-type="float" office:value="2.033">
            <text:p>2.033</text:p>
          </table:table-cell>
          <table:table-cell table:style-name="ce3" office:value-type="float" office:value="17.473">
            <text:p>17.473</text:p>
          </table:table-cell>
          <table:table-cell table:style-name="ce3" office:value-type="float" office:value="2.754">
            <text:p>2.754</text:p>
          </table:table-cell>
          <table:table-cell table:style-name="ce3" office:value-type="float" office:value="12.027">
            <text:p>12.027</text:p>
          </table:table-cell>
          <table:table-cell table:style-name="ce3" office:value-type="float" office:value="2.367">
            <text:p>2.367</text:p>
          </table:table-cell>
          <table:table-cell table:style-name="ce3" table:formula="of:=([.B4]+[.D4]+[.F4]+[.H4])/10" office:value-type="float" office:value="5.9403">
            <text:p>5.9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];&quot;/delay=&quot;;[.L4];&quot;ms&quot;)" office:value-type="string" office:string-value="Threads=1/delay=0ms">
            <text:p>Threads=1/delay=0ms</text:p>
          </table:table-cell>
          <table:table-cell/>
          <table:table-cell>
            <draw:frame table:end-cell-address="'open-close'.Y28" table:end-x="1.678cm" table:end-y="0.446cm" draw:z-index="1" draw:style-name="gr1" svg:width="22cm" svg:height="11.26cm" svg:x="0.001cm" svg:y="0.025cm">
              <draw:object draw:notify-on-update-of-ranges="'open-close'.A2:'open-close'.A11 'open-close'.N2:'open-close'.N2 'open-close'.B2:'open-close'.B11 'open-close'.N12:'open-close'.N12 'open-close'.B12:'open-close'.B21 'open-close'.N23:'open-close'.N23 'open-close'.B22:'open-close'.B31 'open-close'.N32:'open-close'.N32 'open-close'.B32:'open-close'.B41 'open-close'.N42:'open-close'.N42 'open-close'.B42:'open-close'.B51 'open-close'.N52:'open-close'.N52 'open-close'.B52:'open-close'.B61 'open-close'.N62:'open-close'.N62 'open-close'.B62:'open-close'.B71 'open-close'.N72:'open-close'.N72 'open-close'.B72:'open-close'.B81 'open-close'.N82:'open-close'.N82 'open-close'.B82:'open-close'.B9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57.14">
            <text:p>57.140</text:p>
          </table:table-cell>
          <table:table-cell table:style-name="ce3" office:value-type="float" office:value="11.79">
            <text:p>11.790</text:p>
          </table:table-cell>
          <table:table-cell table:style-name="ce3" office:value-type="float" office:value="14.694">
            <text:p>14.694</text:p>
          </table:table-cell>
          <table:table-cell table:style-name="ce3" office:value-type="float" office:value="2.236">
            <text:p>2.236</text:p>
          </table:table-cell>
          <table:table-cell table:style-name="ce3" office:value-type="float" office:value="21.029">
            <text:p>21.029</text:p>
          </table:table-cell>
          <table:table-cell table:style-name="ce3" office:value-type="float" office:value="3.159">
            <text:p>3.159</text:p>
          </table:table-cell>
          <table:table-cell table:style-name="ce3" office:value-type="float" office:value="15.125">
            <text:p>15.125</text:p>
          </table:table-cell>
          <table:table-cell table:style-name="ce3" office:value-type="float" office:value="2.274">
            <text:p>2.274</text:p>
          </table:table-cell>
          <table:table-cell table:style-name="ce3" table:formula="of:=([.B5]+[.D5]+[.F5]+[.H5])/10" office:value-type="float" office:value="10.7988">
            <text:p>10.7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5];&quot;/delay=&quot;;[.L5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09.842">
            <text:p>109.842</text:p>
          </table:table-cell>
          <table:table-cell table:style-name="ce3" office:value-type="float" office:value="13.578">
            <text:p>13.578</text:p>
          </table:table-cell>
          <table:table-cell table:style-name="ce3" office:value-type="float" office:value="14.815">
            <text:p>14.815</text:p>
          </table:table-cell>
          <table:table-cell table:style-name="ce3" office:value-type="float" office:value="2.121">
            <text:p>2.121</text:p>
          </table:table-cell>
          <table:table-cell table:style-name="ce3" office:value-type="float" office:value="21.236">
            <text:p>21.236</text:p>
          </table:table-cell>
          <table:table-cell table:style-name="ce3" office:value-type="float" office:value="3.105">
            <text:p>3.105</text:p>
          </table:table-cell>
          <table:table-cell table:style-name="ce3" office:value-type="float" office:value="15.263">
            <text:p>15.263</text:p>
          </table:table-cell>
          <table:table-cell table:style-name="ce3" office:value-type="float" office:value="2.193">
            <text:p>2.193</text:p>
          </table:table-cell>
          <table:table-cell table:style-name="ce3" table:formula="of:=([.B6]+[.D6]+[.F6]+[.H6])/10" office:value-type="float" office:value="16.1156">
            <text:p>16.1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];&quot;/delay=&quot;;[.L6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163.134">
            <text:p>163.134</text:p>
          </table:table-cell>
          <table:table-cell table:style-name="ce3" office:value-type="float" office:value="16.624">
            <text:p>16.624</text:p>
          </table:table-cell>
          <table:table-cell table:style-name="ce3" office:value-type="float" office:value="14.837">
            <text:p>14.837</text:p>
          </table:table-cell>
          <table:table-cell table:style-name="ce3" office:value-type="float" office:value="2.054">
            <text:p>2.054</text:p>
          </table:table-cell>
          <table:table-cell table:style-name="ce3" office:value-type="float" office:value="21.203">
            <text:p>21.203</text:p>
          </table:table-cell>
          <table:table-cell table:style-name="ce3" office:value-type="float" office:value="2.916">
            <text:p>2.916</text:p>
          </table:table-cell>
          <table:table-cell table:style-name="ce3" office:value-type="float" office:value="15.255">
            <text:p>15.255</text:p>
          </table:table-cell>
          <table:table-cell table:style-name="ce3" office:value-type="float" office:value="2.019">
            <text:p>2.019</text:p>
          </table:table-cell>
          <table:table-cell table:style-name="ce3" table:formula="of:=([.B7]+[.D7]+[.F7]+[.H7])/10" office:value-type="float" office:value="21.4429">
            <text:p>21.4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];&quot;/delay=&quot;;[.L7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216.455">
            <text:p>216.455</text:p>
          </table:table-cell>
          <table:table-cell table:style-name="ce3" office:value-type="float" office:value="20.15">
            <text:p>20.150</text:p>
          </table:table-cell>
          <table:table-cell table:style-name="ce3" office:value-type="float" office:value="14.881">
            <text:p>14.881</text:p>
          </table:table-cell>
          <table:table-cell table:style-name="ce3" office:value-type="float" office:value="1.979">
            <text:p>1.979</text:p>
          </table:table-cell>
          <table:table-cell table:style-name="ce3" office:value-type="float" office:value="21.183">
            <text:p>21.183</text:p>
          </table:table-cell>
          <table:table-cell table:style-name="ce3" office:value-type="float" office:value="2.826">
            <text:p>2.826</text:p>
          </table:table-cell>
          <table:table-cell table:style-name="ce3" office:value-type="float" office:value="15.267">
            <text:p>15.267</text:p>
          </table:table-cell>
          <table:table-cell table:style-name="ce3" office:value-type="float" office:value="1.963">
            <text:p>1.963</text:p>
          </table:table-cell>
          <table:table-cell table:style-name="ce3" table:formula="of:=([.B8]+[.D8]+[.F8]+[.H8])/10" office:value-type="float" office:value="26.7786">
            <text:p>26.7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8];&quot;/delay=&quot;;[.L8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270.229">
            <text:p>270.229</text:p>
          </table:table-cell>
          <table:table-cell table:style-name="ce3" office:value-type="float" office:value="22.369">
            <text:p>22.369</text:p>
          </table:table-cell>
          <table:table-cell table:style-name="ce3" office:value-type="float" office:value="14.916">
            <text:p>14.916</text:p>
          </table:table-cell>
          <table:table-cell table:style-name="ce3" office:value-type="float" office:value="1.919">
            <text:p>1.919</text:p>
          </table:table-cell>
          <table:table-cell table:style-name="ce3" office:value-type="float" office:value="21.189">
            <text:p>21.189</text:p>
          </table:table-cell>
          <table:table-cell table:style-name="ce3" office:value-type="float" office:value="2.844">
            <text:p>2.844</text:p>
          </table:table-cell>
          <table:table-cell table:style-name="ce3" office:value-type="float" office:value="15.265">
            <text:p>15.265</text:p>
          </table:table-cell>
          <table:table-cell table:style-name="ce3" office:value-type="float" office:value="1.941">
            <text:p>1.941</text:p>
          </table:table-cell>
          <table:table-cell table:style-name="ce3" table:formula="of:=([.B9]+[.D9]+[.F9]+[.H9])/10" office:value-type="float" office:value="32.1599">
            <text:p>32.16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9];&quot;/delay=&quot;;[.L9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320.432">
            <text:p>320.432</text:p>
          </table:table-cell>
          <table:table-cell table:style-name="ce3" office:value-type="float" office:value="31.825">
            <text:p>31.825</text:p>
          </table:table-cell>
          <table:table-cell table:style-name="ce3" office:value-type="float" office:value="15.177">
            <text:p>15.177</text:p>
          </table:table-cell>
          <table:table-cell table:style-name="ce3" office:value-type="float" office:value="4.1">
            <text:p>4.100</text:p>
          </table:table-cell>
          <table:table-cell table:style-name="ce3" office:value-type="float" office:value="21.658">
            <text:p>21.658</text:p>
          </table:table-cell>
          <table:table-cell table:style-name="ce3" office:value-type="float" office:value="5.204">
            <text:p>5.204</text:p>
          </table:table-cell>
          <table:table-cell table:style-name="ce3" office:value-type="float" office:value="15.541">
            <text:p>15.541</text:p>
          </table:table-cell>
          <table:table-cell table:style-name="ce3" office:value-type="float" office:value="3.218">
            <text:p>3.218</text:p>
          </table:table-cell>
          <table:table-cell table:style-name="ce3" table:formula="of:=([.B10]+[.D10]+[.F10]+[.H10])/10" office:value-type="float" office:value="37.2808">
            <text:p>37.28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0];&quot;/delay=&quot;;[.L10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375.79">
            <text:p>375.790</text:p>
          </table:table-cell>
          <table:table-cell table:style-name="ce3" office:value-type="float" office:value="35.512">
            <text:p>35.512</text:p>
          </table:table-cell>
          <table:table-cell table:style-name="ce3" office:value-type="float" office:value="15.368">
            <text:p>15.368</text:p>
          </table:table-cell>
          <table:table-cell table:style-name="ce3" office:value-type="float" office:value="5.451">
            <text:p>5.451</text:p>
          </table:table-cell>
          <table:table-cell table:style-name="ce3" office:value-type="float" office:value="21.598">
            <text:p>21.598</text:p>
          </table:table-cell>
          <table:table-cell table:style-name="ce3" office:value-type="float" office:value="5.72">
            <text:p>5.720</text:p>
          </table:table-cell>
          <table:table-cell table:style-name="ce3" office:value-type="float" office:value="15.672">
            <text:p>15.672</text:p>
          </table:table-cell>
          <table:table-cell table:style-name="ce3" office:value-type="float" office:value="3.893">
            <text:p>3.893</text:p>
          </table:table-cell>
          <table:table-cell table:style-name="ce3" table:formula="of:=([.B11]+[.D11]+[.F11]+[.H11])/10" office:value-type="float" office:value="42.8428">
            <text:p>42.8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1];&quot;/delay=&quot;;[.L11];&quot;ms&quot;)" office:value-type="string" office:string-value="Threads=1/delay=0ms">
            <text:p>Threads=1/delay=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601">
            <text:p>1.601</text:p>
          </table:table-cell>
          <table:table-cell table:style-name="ce3" office:value-type="float" office:value="0.966">
            <text:p>0.966</text:p>
          </table:table-cell>
          <table:table-cell table:style-name="ce3" office:value-type="float" office:value="1.332">
            <text:p>1.332</text:p>
          </table:table-cell>
          <table:table-cell table:style-name="ce3" office:value-type="float" office:value="0.537">
            <text:p>0.537</text:p>
          </table:table-cell>
          <table:table-cell table:style-name="ce3" office:value-type="float" office:value="2.41">
            <text:p>2.410</text:p>
          </table:table-cell>
          <table:table-cell table:style-name="ce3" office:value-type="float" office:value="0.709">
            <text:p>0.709</text:p>
          </table:table-cell>
          <table:table-cell table:style-name="ce3" office:value-type="float" office:value="0.789">
            <text:p>0.789</text:p>
          </table:table-cell>
          <table:table-cell table:style-name="ce3" office:value-type="float" office:value="0.472">
            <text:p>0.472</text:p>
          </table:table-cell>
          <table:table-cell table:style-name="ce3" table:formula="of:=([.B12]+[.D12]+[.F12]+[.H12])/10" office:value-type="float" office:value="0.6132">
            <text:p>0.61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2];&quot;/delay=&quot;;[.L12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391">
            <text:p>2.391</text:p>
          </table:table-cell>
          <table:table-cell table:style-name="ce3" office:value-type="float" office:value="2.1">
            <text:p>2.100</text:p>
          </table:table-cell>
          <table:table-cell table:style-name="ce3" office:value-type="float" office:value="1.893">
            <text:p>1.893</text:p>
          </table:table-cell>
          <table:table-cell table:style-name="ce3" office:value-type="float" office:value="0.946">
            <text:p>0.946</text:p>
          </table:table-cell>
          <table:table-cell table:style-name="ce3" office:value-type="float" office:value="2.967">
            <text:p>2.967</text:p>
          </table:table-cell>
          <table:table-cell table:style-name="ce3" office:value-type="float" office:value="1.221">
            <text:p>1.221</text:p>
          </table:table-cell>
          <table:table-cell table:style-name="ce3" office:value-type="float" office:value="1.259">
            <text:p>1.259</text:p>
          </table:table-cell>
          <table:table-cell table:style-name="ce3" office:value-type="float" office:value="0.846">
            <text:p>0.846</text:p>
          </table:table-cell>
          <table:table-cell table:style-name="ce3" table:formula="of:=([.B13]+[.D13]+[.F13]+[.H13])/10" office:value-type="float" office:value="0.851">
            <text:p>0.85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3];&quot;/delay=&quot;;[.L13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4.558">
            <text:p>4.558</text:p>
          </table:table-cell>
          <table:table-cell table:style-name="ce3" office:value-type="float" office:value="3.496">
            <text:p>3.496</text:p>
          </table:table-cell>
          <table:table-cell table:style-name="ce3" office:value-type="float" office:value="3.207">
            <text:p>3.207</text:p>
          </table:table-cell>
          <table:table-cell table:style-name="ce3" office:value-type="float" office:value="1.656">
            <text:p>1.656</text:p>
          </table:table-cell>
          <table:table-cell table:style-name="ce3" office:value-type="float" office:value="5.117">
            <text:p>5.117</text:p>
          </table:table-cell>
          <table:table-cell table:style-name="ce3" office:value-type="float" office:value="2.581">
            <text:p>2.581</text:p>
          </table:table-cell>
          <table:table-cell table:style-name="ce3" office:value-type="float" office:value="2.606">
            <text:p>2.606</text:p>
          </table:table-cell>
          <table:table-cell table:style-name="ce3" office:value-type="float" office:value="1.861">
            <text:p>1.861</text:p>
          </table:table-cell>
          <table:table-cell table:style-name="ce3" table:formula="of:=([.B14]+[.D14]+[.F14]+[.H14])/10" office:value-type="float" office:value="1.5488">
            <text:p>1.54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4];&quot;/delay=&quot;;[.L14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11.432">
            <text:p>11.432</text:p>
          </table:table-cell>
          <table:table-cell table:style-name="ce3" office:value-type="float" office:value="6.363">
            <text:p>6.363</text:p>
          </table:table-cell>
          <table:table-cell table:style-name="ce3" office:value-type="float" office:value="6.575">
            <text:p>6.575</text:p>
          </table:table-cell>
          <table:table-cell table:style-name="ce3" office:value-type="float" office:value="2.678">
            <text:p>2.678</text:p>
          </table:table-cell>
          <table:table-cell table:style-name="ce3" office:value-type="float" office:value="10.504">
            <text:p>10.504</text:p>
          </table:table-cell>
          <table:table-cell table:style-name="ce3" office:value-type="float" office:value="3.747">
            <text:p>3.747</text:p>
          </table:table-cell>
          <table:table-cell table:style-name="ce3" office:value-type="float" office:value="6.764">
            <text:p>6.764</text:p>
          </table:table-cell>
          <table:table-cell table:style-name="ce3" office:value-type="float" office:value="2.979">
            <text:p>2.979</text:p>
          </table:table-cell>
          <table:table-cell table:style-name="ce3" table:formula="of:=([.B15]+[.D15]+[.F15]+[.H15])/10" office:value-type="float" office:value="3.5275">
            <text:p>3.52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5];&quot;/delay=&quot;;[.L15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3.536">
            <text:p>33.536</text:p>
          </table:table-cell>
          <table:table-cell table:style-name="ce3" office:value-type="float" office:value="11.862">
            <text:p>11.862</text:p>
          </table:table-cell>
          <table:table-cell table:style-name="ce3" office:value-type="float" office:value="9.389">
            <text:p>9.389</text:p>
          </table:table-cell>
          <table:table-cell table:style-name="ce3" office:value-type="float" office:value="2.805">
            <text:p>2.805</text:p>
          </table:table-cell>
          <table:table-cell table:style-name="ce3" office:value-type="float" office:value="15.294">
            <text:p>15.294</text:p>
          </table:table-cell>
          <table:table-cell table:style-name="ce3" office:value-type="float" office:value="4.132">
            <text:p>4.132</text:p>
          </table:table-cell>
          <table:table-cell table:style-name="ce3" office:value-type="float" office:value="10.28">
            <text:p>10.280</text:p>
          </table:table-cell>
          <table:table-cell table:style-name="ce3" office:value-type="float" office:value="2.934">
            <text:p>2.934</text:p>
          </table:table-cell>
          <table:table-cell table:style-name="ce3" table:formula="of:=([.B16]+[.D16]+[.F16]+[.H16])/10" office:value-type="float" office:value="6.8499">
            <text:p>6.8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6];&quot;/delay=&quot;;[.L16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66.545">
            <text:p>66.545</text:p>
          </table:table-cell>
          <table:table-cell table:style-name="ce3" office:value-type="float" office:value="14.502">
            <text:p>14.502</text:p>
          </table:table-cell>
          <table:table-cell table:style-name="ce3" office:value-type="float" office:value="9.856">
            <text:p>9.856</text:p>
          </table:table-cell>
          <table:table-cell table:style-name="ce3" office:value-type="float" office:value="3.485">
            <text:p>3.485</text:p>
          </table:table-cell>
          <table:table-cell table:style-name="ce3" office:value-type="float" office:value="16.144">
            <text:p>16.144</text:p>
          </table:table-cell>
          <table:table-cell table:style-name="ce3" office:value-type="float" office:value="5.646">
            <text:p>5.646</text:p>
          </table:table-cell>
          <table:table-cell table:style-name="ce3" office:value-type="float" office:value="10.82">
            <text:p>10.820</text:p>
          </table:table-cell>
          <table:table-cell table:style-name="ce3" office:value-type="float" office:value="3.872">
            <text:p>3.872</text:p>
          </table:table-cell>
          <table:table-cell table:style-name="ce3" table:formula="of:=([.B17]+[.D17]+[.F17]+[.H17])/10" office:value-type="float" office:value="10.3365">
            <text:p>10.33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7];&quot;/delay=&quot;;[.L17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02.11">
            <text:p>102.110</text:p>
          </table:table-cell>
          <table:table-cell table:style-name="ce3" office:value-type="float" office:value="12.782">
            <text:p>12.782</text:p>
          </table:table-cell>
          <table:table-cell table:style-name="ce3" office:value-type="float" office:value="9.8">
            <text:p>9.800</text:p>
          </table:table-cell>
          <table:table-cell table:style-name="ce3" office:value-type="float" office:value="2.863">
            <text:p>2.863</text:p>
          </table:table-cell>
          <table:table-cell table:style-name="ce3" office:value-type="float" office:value="16.09">
            <text:p>16.090</text:p>
          </table:table-cell>
          <table:table-cell table:style-name="ce3" office:value-type="float" office:value="4.326">
            <text:p>4.326</text:p>
          </table:table-cell>
          <table:table-cell table:style-name="ce3" office:value-type="float" office:value="10.797">
            <text:p>10.797</text:p>
          </table:table-cell>
          <table:table-cell table:style-name="ce3" office:value-type="float" office:value="2.97">
            <text:p>2.970</text:p>
          </table:table-cell>
          <table:table-cell table:style-name="ce3" table:formula="of:=([.B18]+[.D18]+[.F18]+[.H18])/10" office:value-type="float" office:value="13.8797">
            <text:p>13.88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8];&quot;/delay=&quot;;[.L18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36.218">
            <text:p>136.218</text:p>
          </table:table-cell>
          <table:table-cell table:style-name="ce3" office:value-type="float" office:value="14.481">
            <text:p>14.481</text:p>
          </table:table-cell>
          <table:table-cell table:style-name="ce3" office:value-type="float" office:value="9.822">
            <text:p>9.822</text:p>
          </table:table-cell>
          <table:table-cell table:style-name="ce3" office:value-type="float" office:value="2.843">
            <text:p>2.843</text:p>
          </table:table-cell>
          <table:table-cell table:style-name="ce3" office:value-type="float" office:value="15.962">
            <text:p>15.962</text:p>
          </table:table-cell>
          <table:table-cell table:style-name="ce3" office:value-type="float" office:value="4.245">
            <text:p>4.245</text:p>
          </table:table-cell>
          <table:table-cell table:style-name="ce3" office:value-type="float" office:value="10.696">
            <text:p>10.696</text:p>
          </table:table-cell>
          <table:table-cell table:style-name="ce3" office:value-type="float" office:value="2.941">
            <text:p>2.941</text:p>
          </table:table-cell>
          <table:table-cell table:style-name="ce3" table:formula="of:=([.B19]+[.D19]+[.F19]+[.H19])/10" office:value-type="float" office:value="17.2698">
            <text:p>17.27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9];&quot;/delay=&quot;;[.L19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71.245">
            <text:p>171.245</text:p>
          </table:table-cell>
          <table:table-cell table:style-name="ce3" office:value-type="float" office:value="18.014">
            <text:p>18.014</text:p>
          </table:table-cell>
          <table:table-cell table:style-name="ce3" office:value-type="float" office:value="9.784">
            <text:p>9.784</text:p>
          </table:table-cell>
          <table:table-cell table:style-name="ce3" office:value-type="float" office:value="2.78">
            <text:p>2.780</text:p>
          </table:table-cell>
          <table:table-cell table:style-name="ce3" office:value-type="float" office:value="15.939">
            <text:p>15.939</text:p>
          </table:table-cell>
          <table:table-cell table:style-name="ce3" office:value-type="float" office:value="4.102">
            <text:p>4.102</text:p>
          </table:table-cell>
          <table:table-cell table:style-name="ce3" office:value-type="float" office:value="10.696">
            <text:p>10.696</text:p>
          </table:table-cell>
          <table:table-cell table:style-name="ce3" office:value-type="float" office:value="2.827">
            <text:p>2.827</text:p>
          </table:table-cell>
          <table:table-cell table:style-name="ce3" table:formula="of:=([.B20]+[.D20]+[.F20]+[.H20])/10" office:value-type="float" office:value="20.7664">
            <text:p>20.76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0];&quot;/delay=&quot;;[.L20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06.475">
            <text:p>206.475</text:p>
          </table:table-cell>
          <table:table-cell table:style-name="ce3" office:value-type="float" office:value="19.321">
            <text:p>19.321</text:p>
          </table:table-cell>
          <table:table-cell table:style-name="ce3" office:value-type="float" office:value="9.776">
            <text:p>9.776</text:p>
          </table:table-cell>
          <table:table-cell table:style-name="ce3" office:value-type="float" office:value="2.664">
            <text:p>2.664</text:p>
          </table:table-cell>
          <table:table-cell table:style-name="ce3" office:value-type="float" office:value="15.872">
            <text:p>15.872</text:p>
          </table:table-cell>
          <table:table-cell table:style-name="ce3" office:value-type="float" office:value="3.935">
            <text:p>3.935</text:p>
          </table:table-cell>
          <table:table-cell table:style-name="ce3" office:value-type="float" office:value="10.56">
            <text:p>10.560</text:p>
          </table:table-cell>
          <table:table-cell table:style-name="ce3" office:value-type="float" office:value="2.689">
            <text:p>2.689</text:p>
          </table:table-cell>
          <table:table-cell table:style-name="ce3" table:formula="of:=([.B21]+[.D21]+[.F21]+[.H21])/10" office:value-type="float" office:value="24.2683">
            <text:p>24.26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1];&quot;/delay=&quot;;[.L21];&quot;ms&quot;)" office:value-type="string" office:string-value="Threads=1/delay=10ms">
            <text:p>Threads=1/delay=1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41">
            <text:p>1.541</text:p>
          </table:table-cell>
          <table:table-cell table:style-name="ce3" office:value-type="float" office:value="0.949">
            <text:p>0.949</text:p>
          </table:table-cell>
          <table:table-cell table:style-name="ce3" office:value-type="float" office:value="1.275">
            <text:p>1.275</text:p>
          </table:table-cell>
          <table:table-cell table:style-name="ce3" office:value-type="float" office:value="0.542">
            <text:p>0.542</text:p>
          </table:table-cell>
          <table:table-cell table:style-name="ce3" office:value-type="float" office:value="2.259">
            <text:p>2.259</text:p>
          </table:table-cell>
          <table:table-cell table:style-name="ce3" office:value-type="float" office:value="0.706">
            <text:p>0.706</text:p>
          </table:table-cell>
          <table:table-cell table:style-name="ce3" office:value-type="float" office:value="0.734">
            <text:p>0.734</text:p>
          </table:table-cell>
          <table:table-cell table:style-name="ce3" office:value-type="float" office:value="0.414">
            <text:p>0.414</text:p>
          </table:table-cell>
          <table:table-cell table:style-name="ce3" table:formula="of:=([.B22]+[.D22]+[.F22]+[.H22])/10" office:value-type="float" office:value="0.5809">
            <text:p>0.58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2];&quot;/delay=&quot;;[.L22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108">
            <text:p>2.108</text:p>
          </table:table-cell>
          <table:table-cell table:style-name="ce3" office:value-type="float" office:value="1.807">
            <text:p>1.807</text:p>
          </table:table-cell>
          <table:table-cell table:style-name="ce3" office:value-type="float" office:value="1.646">
            <text:p>1.646</text:p>
          </table:table-cell>
          <table:table-cell table:style-name="ce3" office:value-type="float" office:value="0.775">
            <text:p>0.775</text:p>
          </table:table-cell>
          <table:table-cell table:style-name="ce3" office:value-type="float" office:value="2.659">
            <text:p>2.659</text:p>
          </table:table-cell>
          <table:table-cell table:style-name="ce3" office:value-type="float" office:value="1.072">
            <text:p>1.072</text:p>
          </table:table-cell>
          <table:table-cell table:style-name="ce3" office:value-type="float" office:value="1.072">
            <text:p>1.072</text:p>
          </table:table-cell>
          <table:table-cell table:style-name="ce3" office:value-type="float" office:value="0.694">
            <text:p>0.694</text:p>
          </table:table-cell>
          <table:table-cell table:style-name="ce3" table:formula="of:=([.B23]+[.D23]+[.F23]+[.H23])/10" office:value-type="float" office:value="0.7485">
            <text:p>0.74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3];&quot;/delay=&quot;;[.L23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816">
            <text:p>3.816</text:p>
          </table:table-cell>
          <table:table-cell table:style-name="ce3" office:value-type="float" office:value="3.058">
            <text:p>3.058</text:p>
          </table:table-cell>
          <table:table-cell table:style-name="ce3" office:value-type="float" office:value="2.642">
            <text:p>2.642</text:p>
          </table:table-cell>
          <table:table-cell table:style-name="ce3" office:value-type="float" office:value="1.438">
            <text:p>1.438</text:p>
          </table:table-cell>
          <table:table-cell table:style-name="ce3" office:value-type="float" office:value="4.427">
            <text:p>4.427</text:p>
          </table:table-cell>
          <table:table-cell table:style-name="ce3" office:value-type="float" office:value="2.204">
            <text:p>2.204</text:p>
          </table:table-cell>
          <table:table-cell table:style-name="ce3" office:value-type="float" office:value="2.148">
            <text:p>2.148</text:p>
          </table:table-cell>
          <table:table-cell table:style-name="ce3" office:value-type="float" office:value="1.485">
            <text:p>1.485</text:p>
          </table:table-cell>
          <table:table-cell table:style-name="ce3" table:formula="of:=([.B24]+[.D24]+[.F24]+[.H24])/10" office:value-type="float" office:value="1.3033">
            <text:p>1.30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4];&quot;/delay=&quot;;[.L24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8.17">
            <text:p>8.170</text:p>
          </table:table-cell>
          <table:table-cell table:style-name="ce3" office:value-type="float" office:value="5.115">
            <text:p>5.115</text:p>
          </table:table-cell>
          <table:table-cell table:style-name="ce3" office:value-type="float" office:value="5.06">
            <text:p>5.060</text:p>
          </table:table-cell>
          <table:table-cell table:style-name="ce3" office:value-type="float" office:value="2.339">
            <text:p>2.339</text:p>
          </table:table-cell>
          <table:table-cell table:style-name="ce3" office:value-type="float" office:value="8.397">
            <text:p>8.397</text:p>
          </table:table-cell>
          <table:table-cell table:style-name="ce3" office:value-type="float" office:value="3.359">
            <text:p>3.359</text:p>
          </table:table-cell>
          <table:table-cell table:style-name="ce3" office:value-type="float" office:value="4.816">
            <text:p>4.816</text:p>
          </table:table-cell>
          <table:table-cell table:style-name="ce3" office:value-type="float" office:value="2.533">
            <text:p>2.533</text:p>
          </table:table-cell>
          <table:table-cell table:style-name="ce3" table:formula="of:=([.B25]+[.D25]+[.F25]+[.H25])/10" office:value-type="float" office:value="2.6443">
            <text:p>2.6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5];&quot;/delay=&quot;;[.L25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23.726">
            <text:p>23.726</text:p>
          </table:table-cell>
          <table:table-cell table:style-name="ce3" office:value-type="float" office:value="10.555">
            <text:p>10.555</text:p>
          </table:table-cell>
          <table:table-cell table:style-name="ce3" office:value-type="float" office:value="8.165">
            <text:p>8.165</text:p>
          </table:table-cell>
          <table:table-cell table:style-name="ce3" office:value-type="float" office:value="2.731">
            <text:p>2.731</text:p>
          </table:table-cell>
          <table:table-cell table:style-name="ce3" office:value-type="float" office:value="13.579">
            <text:p>13.579</text:p>
          </table:table-cell>
          <table:table-cell table:style-name="ce3" office:value-type="float" office:value="3.938">
            <text:p>3.938</text:p>
          </table:table-cell>
          <table:table-cell table:style-name="ce3" office:value-type="float" office:value="8.705">
            <text:p>8.705</text:p>
          </table:table-cell>
          <table:table-cell table:style-name="ce3" office:value-type="float" office:value="3.08">
            <text:p>3.080</text:p>
          </table:table-cell>
          <table:table-cell table:style-name="ce3" table:formula="of:=([.B26]+[.D26]+[.F26]+[.H26])/10" office:value-type="float" office:value="5.4175">
            <text:p>5.41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6];&quot;/delay=&quot;;[.L26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3.246">
            <text:p>53.246</text:p>
          </table:table-cell>
          <table:table-cell table:style-name="ce3" office:value-type="float" office:value="11.82">
            <text:p>11.820</text:p>
          </table:table-cell>
          <table:table-cell table:style-name="ce3" office:value-type="float" office:value="8.837">
            <text:p>8.837</text:p>
          </table:table-cell>
          <table:table-cell table:style-name="ce3" office:value-type="float" office:value="2.848">
            <text:p>2.848</text:p>
          </table:table-cell>
          <table:table-cell table:style-name="ce3" office:value-type="float" office:value="14.763">
            <text:p>14.763</text:p>
          </table:table-cell>
          <table:table-cell table:style-name="ce3" office:value-type="float" office:value="3.945">
            <text:p>3.945</text:p>
          </table:table-cell>
          <table:table-cell table:style-name="ce3" office:value-type="float" office:value="9.54">
            <text:p>9.540</text:p>
          </table:table-cell>
          <table:table-cell table:style-name="ce3" office:value-type="float" office:value="3.113">
            <text:p>3.113</text:p>
          </table:table-cell>
          <table:table-cell table:style-name="ce3" table:formula="of:=([.B27]+[.D27]+[.F27]+[.H27])/10" office:value-type="float" office:value="8.6386">
            <text:p>8.639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7];&quot;/delay=&quot;;[.L27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84.829">
            <text:p>84.829</text:p>
          </table:table-cell>
          <table:table-cell table:style-name="ce3" office:value-type="float" office:value="11.561">
            <text:p>11.561</text:p>
          </table:table-cell>
          <table:table-cell table:style-name="ce3" office:value-type="float" office:value="8.941">
            <text:p>8.941</text:p>
          </table:table-cell>
          <table:table-cell table:style-name="ce3" office:value-type="float" office:value="2.944">
            <text:p>2.944</text:p>
          </table:table-cell>
          <table:table-cell table:style-name="ce3" office:value-type="float" office:value="15.006">
            <text:p>15.006</text:p>
          </table:table-cell>
          <table:table-cell table:style-name="ce3" office:value-type="float" office:value="4.11">
            <text:p>4.110</text:p>
          </table:table-cell>
          <table:table-cell table:style-name="ce3" office:value-type="float" office:value="9.748">
            <text:p>9.748</text:p>
          </table:table-cell>
          <table:table-cell table:style-name="ce3" office:value-type="float" office:value="3.153">
            <text:p>3.153</text:p>
          </table:table-cell>
          <table:table-cell table:style-name="ce3" table:formula="of:=([.B28]+[.D28]+[.F28]+[.H28])/10" office:value-type="float" office:value="11.8524">
            <text:p>11.85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8];&quot;/delay=&quot;;[.L28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18.394">
            <text:p>118.394</text:p>
          </table:table-cell>
          <table:table-cell table:style-name="ce3" office:value-type="float" office:value="12.905">
            <text:p>12.905</text:p>
          </table:table-cell>
          <table:table-cell table:style-name="ce3" office:value-type="float" office:value="8.985">
            <text:p>8.985</text:p>
          </table:table-cell>
          <table:table-cell table:style-name="ce3" office:value-type="float" office:value="2.91">
            <text:p>2.910</text:p>
          </table:table-cell>
          <table:table-cell table:style-name="ce3" office:value-type="float" office:value="15.169">
            <text:p>15.169</text:p>
          </table:table-cell>
          <table:table-cell table:style-name="ce3" office:value-type="float" office:value="4.093">
            <text:p>4.093</text:p>
          </table:table-cell>
          <table:table-cell table:style-name="ce3" office:value-type="float" office:value="9.864">
            <text:p>9.864</text:p>
          </table:table-cell>
          <table:table-cell table:style-name="ce3" office:value-type="float" office:value="3.18">
            <text:p>3.180</text:p>
          </table:table-cell>
          <table:table-cell table:style-name="ce3" table:formula="of:=([.B29]+[.D29]+[.F29]+[.H29])/10" office:value-type="float" office:value="15.2412">
            <text:p>15.24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9];&quot;/delay=&quot;;[.L29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50.057">
            <text:p>150.057</text:p>
          </table:table-cell>
          <table:table-cell table:style-name="ce3" office:value-type="float" office:value="15.526">
            <text:p>15.526</text:p>
          </table:table-cell>
          <table:table-cell table:style-name="ce3" office:value-type="float" office:value="8.999">
            <text:p>8.999</text:p>
          </table:table-cell>
          <table:table-cell table:style-name="ce3" office:value-type="float" office:value="2.899">
            <text:p>2.899</text:p>
          </table:table-cell>
          <table:table-cell table:style-name="ce3" office:value-type="float" office:value="15.106">
            <text:p>15.106</text:p>
          </table:table-cell>
          <table:table-cell table:style-name="ce3" office:value-type="float" office:value="3.953">
            <text:p>3.953</text:p>
          </table:table-cell>
          <table:table-cell table:style-name="ce3" office:value-type="float" office:value="9.797">
            <text:p>9.797</text:p>
          </table:table-cell>
          <table:table-cell table:style-name="ce3" office:value-type="float" office:value="3.127">
            <text:p>3.127</text:p>
          </table:table-cell>
          <table:table-cell table:style-name="ce3" table:formula="of:=([.B30]+[.D30]+[.F30]+[.H30])/10" office:value-type="float" office:value="18.3959">
            <text:p>18.396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0];&quot;/delay=&quot;;[.L30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80.934">
            <text:p>180.934</text:p>
          </table:table-cell>
          <table:table-cell table:style-name="ce3" office:value-type="float" office:value="19.086">
            <text:p>19.086</text:p>
          </table:table-cell>
          <table:table-cell table:style-name="ce3" office:value-type="float" office:value="9.004">
            <text:p>9.004</text:p>
          </table:table-cell>
          <table:table-cell table:style-name="ce3" office:value-type="float" office:value="2.876">
            <text:p>2.876</text:p>
          </table:table-cell>
          <table:table-cell table:style-name="ce3" office:value-type="float" office:value="15.131">
            <text:p>15.131</text:p>
          </table:table-cell>
          <table:table-cell table:style-name="ce3" office:value-type="float" office:value="3.924">
            <text:p>3.924</text:p>
          </table:table-cell>
          <table:table-cell table:style-name="ce3" office:value-type="float" office:value="9.798">
            <text:p>9.798</text:p>
          </table:table-cell>
          <table:table-cell table:style-name="ce3" office:value-type="float" office:value="3.064">
            <text:p>3.064</text:p>
          </table:table-cell>
          <table:table-cell table:style-name="ce3" table:formula="of:=([.B31]+[.D31]+[.F31]+[.H31])/10" office:value-type="float" office:value="21.4867">
            <text:p>21.48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1];&quot;/delay=&quot;;[.L31];&quot;ms&quot;)" office:value-type="string" office:string-value="Threads=1/delay=20ms">
            <text:p>Threads=1/delay=2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16">
            <text:p>1.516</text:p>
          </table:table-cell>
          <table:table-cell table:style-name="ce3" office:value-type="float" office:value="0.89">
            <text:p>0.890</text:p>
          </table:table-cell>
          <table:table-cell table:style-name="ce3" office:value-type="float" office:value="2.086">
            <text:p>2.086</text:p>
          </table:table-cell>
          <table:table-cell table:style-name="ce3" office:value-type="float" office:value="1.22">
            <text:p>1.220</text:p>
          </table:table-cell>
          <table:table-cell table:style-name="ce3" office:value-type="float" office:value="3.516">
            <text:p>3.516</text:p>
          </table:table-cell>
          <table:table-cell table:style-name="ce3" office:value-type="float" office:value="1.227">
            <text:p>1.227</text:p>
          </table:table-cell>
          <table:table-cell table:style-name="ce3" office:value-type="float" office:value="0.789">
            <text:p>0.789</text:p>
          </table:table-cell>
          <table:table-cell table:style-name="ce3" office:value-type="float" office:value="0.57">
            <text:p>0.570</text:p>
          </table:table-cell>
          <table:table-cell table:style-name="ce3" table:formula="of:=([.B32]+[.D32]+[.F32]+[.H32])/10" office:value-type="float" office:value="0.7907">
            <text:p>0.79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2];&quot;/delay=&quot;;[.L32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3.021">
            <text:p>3.021</text:p>
          </table:table-cell>
          <table:table-cell table:style-name="ce3" office:value-type="float" office:value="3.041">
            <text:p>3.041</text:p>
          </table:table-cell>
          <table:table-cell table:style-name="ce3" office:value-type="float" office:value="3.682">
            <text:p>3.682</text:p>
          </table:table-cell>
          <table:table-cell table:style-name="ce3" office:value-type="float" office:value="2.381">
            <text:p>2.381</text:p>
          </table:table-cell>
          <table:table-cell table:style-name="ce3" office:value-type="float" office:value="6.165">
            <text:p>6.165</text:p>
          </table:table-cell>
          <table:table-cell table:style-name="ce3" office:value-type="float" office:value="3.328">
            <text:p>3.328</text:p>
          </table:table-cell>
          <table:table-cell table:style-name="ce3" office:value-type="float" office:value="1.972">
            <text:p>1.972</text:p>
          </table:table-cell>
          <table:table-cell table:style-name="ce3" office:value-type="float" office:value="2.014">
            <text:p>2.014</text:p>
          </table:table-cell>
          <table:table-cell table:style-name="ce3" table:formula="of:=([.B33]+[.D33]+[.F33]+[.H33])/10" office:value-type="float" office:value="1.484">
            <text:p>1.48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3];&quot;/delay=&quot;;[.L33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9.036">
            <text:p>9.036</text:p>
          </table:table-cell>
          <table:table-cell table:style-name="ce3" office:value-type="float" office:value="7.185">
            <text:p>7.185</text:p>
          </table:table-cell>
          <table:table-cell table:style-name="ce3" office:value-type="float" office:value="8.663">
            <text:p>8.663</text:p>
          </table:table-cell>
          <table:table-cell table:style-name="ce3" office:value-type="float" office:value="5.106">
            <text:p>5.106</text:p>
          </table:table-cell>
          <table:table-cell table:style-name="ce3" office:value-type="float" office:value="13.177">
            <text:p>13.177</text:p>
          </table:table-cell>
          <table:table-cell table:style-name="ce3" office:value-type="float" office:value="6.911">
            <text:p>6.911</text:p>
          </table:table-cell>
          <table:table-cell table:style-name="ce3" office:value-type="float" office:value="6.856">
            <text:p>6.856</text:p>
          </table:table-cell>
          <table:table-cell table:style-name="ce3" office:value-type="float" office:value="5.57">
            <text:p>5.570</text:p>
          </table:table-cell>
          <table:table-cell table:style-name="ce3" table:formula="of:=([.B34]+[.D34]+[.F34]+[.H34])/10" office:value-type="float" office:value="3.7732">
            <text:p>3.77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4];&quot;/delay=&quot;;[.L34];&quot;ms&quot;)" office:value-type="string" office:string-value="Threads=2/delay=0ms">
            <text:p>Threads=2/delay=0ms</text:p>
          </table:table-cell>
          <table:table-cell/>
          <table:table-cell>
            <draw:frame table:end-cell-address="'open-close'.Y59" table:end-x="1.757cm" table:end-y="0.402cm" draw:z-index="2" draw:style-name="gr1" svg:width="22cm" svg:height="11.26cm" svg:x="0.08cm" svg:y="0.433cm">
              <draw:object draw:notify-on-update-of-ranges="'open-close'.A2:'open-close'.A11 'open-close'.N2:'open-close'.N2 'open-close'.D2:'open-close'.D11 'open-close'.N12:'open-close'.N12 'open-close'.D12:'open-close'.D21 'open-close'.N23:'open-close'.N23 'open-close'.D22:'open-close'.D31 'open-close'.N32:'open-close'.N32 'open-close'.D32:'open-close'.D41 'open-close'.N42:'open-close'.N42 'open-close'.D42:'open-close'.D51 'open-close'.N52:'open-close'.N52 'open-close'.D52:'open-close'.D61 'open-close'.N62:'open-close'.N62 'open-close'.D62:'open-close'.D71 'open-close'.N72:'open-close'.N72 'open-close'.D72:'open-close'.D81 'open-close'.N82:'open-close'.N82 'open-close'.D82:'open-close'.D9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18.971">
            <text:p>18.971</text:p>
          </table:table-cell>
          <table:table-cell table:style-name="ce3" office:value-type="float" office:value="12.295">
            <text:p>12.295</text:p>
          </table:table-cell>
          <table:table-cell table:style-name="ce3" office:value-type="float" office:value="14.322">
            <text:p>14.322</text:p>
          </table:table-cell>
          <table:table-cell table:style-name="ce3" office:value-type="float" office:value="5.054">
            <text:p>5.054</text:p>
          </table:table-cell>
          <table:table-cell table:style-name="ce3" office:value-type="float" office:value="20.313">
            <text:p>20.313</text:p>
          </table:table-cell>
          <table:table-cell table:style-name="ce3" office:value-type="float" office:value="6.556">
            <text:p>6.556</text:p>
          </table:table-cell>
          <table:table-cell table:style-name="ce3" office:value-type="float" office:value="13.133">
            <text:p>13.133</text:p>
          </table:table-cell>
          <table:table-cell table:style-name="ce3" office:value-type="float" office:value="6.051">
            <text:p>6.051</text:p>
          </table:table-cell>
          <table:table-cell table:style-name="ce3" table:formula="of:=([.B35]+[.D35]+[.F35]+[.H35])/10" office:value-type="float" office:value="6.6739">
            <text:p>6.67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5];&quot;/delay=&quot;;[.L35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7.743">
            <text:p>37.743</text:p>
          </table:table-cell>
          <table:table-cell table:style-name="ce3" office:value-type="float" office:value="22.835">
            <text:p>22.835</text:p>
          </table:table-cell>
          <table:table-cell table:style-name="ce3" office:value-type="float" office:value="18.942">
            <text:p>18.942</text:p>
          </table:table-cell>
          <table:table-cell table:style-name="ce3" office:value-type="float" office:value="5.37">
            <text:p>5.370</text:p>
          </table:table-cell>
          <table:table-cell table:style-name="ce3" office:value-type="float" office:value="26.269">
            <text:p>26.269</text:p>
          </table:table-cell>
          <table:table-cell table:style-name="ce3" office:value-type="float" office:value="7.085">
            <text:p>7.085</text:p>
          </table:table-cell>
          <table:table-cell table:style-name="ce3" office:value-type="float" office:value="18.786">
            <text:p>18.786</text:p>
          </table:table-cell>
          <table:table-cell table:style-name="ce3" office:value-type="float" office:value="5.985">
            <text:p>5.985</text:p>
          </table:table-cell>
          <table:table-cell table:style-name="ce3" table:formula="of:=([.B36]+[.D36]+[.F36]+[.H36])/10" office:value-type="float" office:value="10.174">
            <text:p>10.17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6];&quot;/delay=&quot;;[.L36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68.853">
            <text:p>68.853</text:p>
          </table:table-cell>
          <table:table-cell table:style-name="ce3" office:value-type="float" office:value="39.589">
            <text:p>39.589</text:p>
          </table:table-cell>
          <table:table-cell table:style-name="ce3" office:value-type="float" office:value="21.135">
            <text:p>21.135</text:p>
          </table:table-cell>
          <table:table-cell table:style-name="ce3" office:value-type="float" office:value="6.093">
            <text:p>6.093</text:p>
          </table:table-cell>
          <table:table-cell table:style-name="ce3" office:value-type="float" office:value="29.657">
            <text:p>29.657</text:p>
          </table:table-cell>
          <table:table-cell table:style-name="ce3" office:value-type="float" office:value="8.753">
            <text:p>8.753</text:p>
          </table:table-cell>
          <table:table-cell table:style-name="ce3" office:value-type="float" office:value="21.692">
            <text:p>21.692</text:p>
          </table:table-cell>
          <table:table-cell table:style-name="ce3" office:value-type="float" office:value="7.171">
            <text:p>7.171</text:p>
          </table:table-cell>
          <table:table-cell table:style-name="ce3" table:formula="of:=([.B37]+[.D37]+[.F37]+[.H37])/10" office:value-type="float" office:value="14.1337">
            <text:p>14.13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7];&quot;/delay=&quot;;[.L37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02.947">
            <text:p>102.947</text:p>
          </table:table-cell>
          <table:table-cell table:style-name="ce3" office:value-type="float" office:value="66.373">
            <text:p>66.373</text:p>
          </table:table-cell>
          <table:table-cell table:style-name="ce3" office:value-type="float" office:value="21.674">
            <text:p>21.674</text:p>
          </table:table-cell>
          <table:table-cell table:style-name="ce3" office:value-type="float" office:value="5.672">
            <text:p>5.672</text:p>
          </table:table-cell>
          <table:table-cell table:style-name="ce3" office:value-type="float" office:value="30.172">
            <text:p>30.172</text:p>
          </table:table-cell>
          <table:table-cell table:style-name="ce3" office:value-type="float" office:value="7.775">
            <text:p>7.775</text:p>
          </table:table-cell>
          <table:table-cell table:style-name="ce3" office:value-type="float" office:value="22.126">
            <text:p>22.126</text:p>
          </table:table-cell>
          <table:table-cell table:style-name="ce3" office:value-type="float" office:value="6.33">
            <text:p>6.330</text:p>
          </table:table-cell>
          <table:table-cell table:style-name="ce3" table:formula="of:=([.B38]+[.D38]+[.F38]+[.H38])/10" office:value-type="float" office:value="17.6919">
            <text:p>17.69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8];&quot;/delay=&quot;;[.L38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41.534">
            <text:p>141.534</text:p>
          </table:table-cell>
          <table:table-cell table:style-name="ce3" office:value-type="float" office:value="100.953">
            <text:p>100.953</text:p>
          </table:table-cell>
          <table:table-cell table:style-name="ce3" office:value-type="float" office:value="21.84">
            <text:p>21.840</text:p>
          </table:table-cell>
          <table:table-cell table:style-name="ce3" office:value-type="float" office:value="5.778">
            <text:p>5.778</text:p>
          </table:table-cell>
          <table:table-cell table:style-name="ce3" office:value-type="float" office:value="30.301">
            <text:p>30.301</text:p>
          </table:table-cell>
          <table:table-cell table:style-name="ce3" office:value-type="float" office:value="7.786">
            <text:p>7.786</text:p>
          </table:table-cell>
          <table:table-cell table:style-name="ce3" office:value-type="float" office:value="22.287">
            <text:p>22.287</text:p>
          </table:table-cell>
          <table:table-cell table:style-name="ce3" office:value-type="float" office:value="6.353">
            <text:p>6.353</text:p>
          </table:table-cell>
          <table:table-cell table:style-name="ce3" table:formula="of:=([.B39]+[.D39]+[.F39]+[.H39])/10" office:value-type="float" office:value="21.5962">
            <text:p>21.59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9];&quot;/delay=&quot;;[.L39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79.687">
            <text:p>179.687</text:p>
          </table:table-cell>
          <table:table-cell table:style-name="ce3" office:value-type="float" office:value="137.053">
            <text:p>137.053</text:p>
          </table:table-cell>
          <table:table-cell table:style-name="ce3" office:value-type="float" office:value="21.884">
            <text:p>21.884</text:p>
          </table:table-cell>
          <table:table-cell table:style-name="ce3" office:value-type="float" office:value="5.492">
            <text:p>5.492</text:p>
          </table:table-cell>
          <table:table-cell table:style-name="ce3" office:value-type="float" office:value="30.358">
            <text:p>30.358</text:p>
          </table:table-cell>
          <table:table-cell table:style-name="ce3" office:value-type="float" office:value="7.328">
            <text:p>7.328</text:p>
          </table:table-cell>
          <table:table-cell table:style-name="ce3" office:value-type="float" office:value="22.279">
            <text:p>22.279</text:p>
          </table:table-cell>
          <table:table-cell table:style-name="ce3" office:value-type="float" office:value="6.035">
            <text:p>6.035</text:p>
          </table:table-cell>
          <table:table-cell table:style-name="ce3" table:formula="of:=([.B40]+[.D40]+[.F40]+[.H40])/10" office:value-type="float" office:value="25.4208">
            <text:p>25.4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0];&quot;/delay=&quot;;[.L40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18.318">
            <text:p>218.318</text:p>
          </table:table-cell>
          <table:table-cell table:style-name="ce3" office:value-type="float" office:value="171.253">
            <text:p>171.253</text:p>
          </table:table-cell>
          <table:table-cell table:style-name="ce3" office:value-type="float" office:value="21.961">
            <text:p>21.961</text:p>
          </table:table-cell>
          <table:table-cell table:style-name="ce3" office:value-type="float" office:value="6.571">
            <text:p>6.571</text:p>
          </table:table-cell>
          <table:table-cell table:style-name="ce3" office:value-type="float" office:value="30.685">
            <text:p>30.685</text:p>
          </table:table-cell>
          <table:table-cell table:style-name="ce3" office:value-type="float" office:value="9.303">
            <text:p>9.303</text:p>
          </table:table-cell>
          <table:table-cell table:style-name="ce3" office:value-type="float" office:value="22.469">
            <text:p>22.469</text:p>
          </table:table-cell>
          <table:table-cell table:style-name="ce3" office:value-type="float" office:value="6.927">
            <text:p>6.927</text:p>
          </table:table-cell>
          <table:table-cell table:style-name="ce3" table:formula="of:=([.B41]+[.D41]+[.F41]+[.H41])/10" office:value-type="float" office:value="29.3433">
            <text:p>29.34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1];&quot;/delay=&quot;;[.L41];&quot;ms&quot;)" office:value-type="string" office:string-value="Threads=2/delay=0ms">
            <text:p>Threads=2/delay=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453">
            <text:p>1.453</text:p>
          </table:table-cell>
          <table:table-cell table:style-name="ce3" office:value-type="float" office:value="0.843">
            <text:p>0.843</text:p>
          </table:table-cell>
          <table:table-cell table:style-name="ce3" office:value-type="float" office:value="1.277">
            <text:p>1.277</text:p>
          </table:table-cell>
          <table:table-cell table:style-name="ce3" office:value-type="float" office:value="0.6">
            <text:p>0.600</text:p>
          </table:table-cell>
          <table:table-cell table:style-name="ce3" office:value-type="float" office:value="2.348">
            <text:p>2.348</text:p>
          </table:table-cell>
          <table:table-cell table:style-name="ce3" office:value-type="float" office:value="0.718">
            <text:p>0.718</text:p>
          </table:table-cell>
          <table:table-cell table:style-name="ce3" office:value-type="float" office:value="0.696">
            <text:p>0.696</text:p>
          </table:table-cell>
          <table:table-cell table:style-name="ce3" office:value-type="float" office:value="0.362">
            <text:p>0.362</text:p>
          </table:table-cell>
          <table:table-cell table:style-name="ce3" table:formula="of:=([.B42]+[.D42]+[.F42]+[.H42])/10" office:value-type="float" office:value="0.5774">
            <text:p>0.57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2];&quot;/delay=&quot;;[.L42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042">
            <text:p>2.042</text:p>
          </table:table-cell>
          <table:table-cell table:style-name="ce3" office:value-type="float" office:value="1.825">
            <text:p>1.825</text:p>
          </table:table-cell>
          <table:table-cell table:style-name="ce3" office:value-type="float" office:value="1.891">
            <text:p>1.891</text:p>
          </table:table-cell>
          <table:table-cell table:style-name="ce3" office:value-type="float" office:value="1.38">
            <text:p>1.380</text:p>
          </table:table-cell>
          <table:table-cell table:style-name="ce3" office:value-type="float" office:value="2.932">
            <text:p>2.932</text:p>
          </table:table-cell>
          <table:table-cell table:style-name="ce3" office:value-type="float" office:value="1.574">
            <text:p>1.574</text:p>
          </table:table-cell>
          <table:table-cell table:style-name="ce3" office:value-type="float" office:value="1.136">
            <text:p>1.136</text:p>
          </table:table-cell>
          <table:table-cell table:style-name="ce3" office:value-type="float" office:value="1.024">
            <text:p>1.024</text:p>
          </table:table-cell>
          <table:table-cell table:style-name="ce3" table:formula="of:=([.B43]+[.D43]+[.F43]+[.H43])/10" office:value-type="float" office:value="0.8001">
            <text:p>0.80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3];&quot;/delay=&quot;;[.L43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801">
            <text:p>3.801</text:p>
          </table:table-cell>
          <table:table-cell table:style-name="ce3" office:value-type="float" office:value="3.876">
            <text:p>3.876</text:p>
          </table:table-cell>
          <table:table-cell table:style-name="ce3" office:value-type="float" office:value="3.19">
            <text:p>3.190</text:p>
          </table:table-cell>
          <table:table-cell table:style-name="ce3" office:value-type="float" office:value="2.751">
            <text:p>2.751</text:p>
          </table:table-cell>
          <table:table-cell table:style-name="ce3" office:value-type="float" office:value="4.781">
            <text:p>4.781</text:p>
          </table:table-cell>
          <table:table-cell table:style-name="ce3" office:value-type="float" office:value="3.463">
            <text:p>3.463</text:p>
          </table:table-cell>
          <table:table-cell table:style-name="ce3" office:value-type="float" office:value="2.348">
            <text:p>2.348</text:p>
          </table:table-cell>
          <table:table-cell table:style-name="ce3" office:value-type="float" office:value="2.598">
            <text:p>2.598</text:p>
          </table:table-cell>
          <table:table-cell table:style-name="ce3" table:formula="of:=([.B44]+[.D44]+[.F44]+[.H44])/10" office:value-type="float" office:value="1.412">
            <text:p>1.4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4];&quot;/delay=&quot;;[.L44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8.96">
            <text:p>8.960</text:p>
          </table:table-cell>
          <table:table-cell table:style-name="ce3" office:value-type="float" office:value="7.96">
            <text:p>7.960</text:p>
          </table:table-cell>
          <table:table-cell table:style-name="ce3" office:value-type="float" office:value="5.407">
            <text:p>5.407</text:p>
          </table:table-cell>
          <table:table-cell table:style-name="ce3" office:value-type="float" office:value="4.649">
            <text:p>4.649</text:p>
          </table:table-cell>
          <table:table-cell table:style-name="ce3" office:value-type="float" office:value="9.05">
            <text:p>9.050</text:p>
          </table:table-cell>
          <table:table-cell table:style-name="ce3" office:value-type="float" office:value="5.853">
            <text:p>5.853</text:p>
          </table:table-cell>
          <table:table-cell table:style-name="ce3" office:value-type="float" office:value="4.793">
            <text:p>4.793</text:p>
          </table:table-cell>
          <table:table-cell table:style-name="ce3" office:value-type="float" office:value="4.883">
            <text:p>4.883</text:p>
          </table:table-cell>
          <table:table-cell table:style-name="ce3" table:formula="of:=([.B45]+[.D45]+[.F45]+[.H45])/10" office:value-type="float" office:value="2.821">
            <text:p>2.82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5];&quot;/delay=&quot;;[.L45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7.173">
            <text:p>17.173</text:p>
          </table:table-cell>
          <table:table-cell table:style-name="ce3" office:value-type="float" office:value="10.943">
            <text:p>10.943</text:p>
          </table:table-cell>
          <table:table-cell table:style-name="ce3" office:value-type="float" office:value="9.971">
            <text:p>9.971</text:p>
          </table:table-cell>
          <table:table-cell table:style-name="ce3" office:value-type="float" office:value="7.3">
            <text:p>7.300</text:p>
          </table:table-cell>
          <table:table-cell table:style-name="ce3" office:value-type="float" office:value="15.017">
            <text:p>15.017</text:p>
          </table:table-cell>
          <table:table-cell table:style-name="ce3" office:value-type="float" office:value="7.882">
            <text:p>7.882</text:p>
          </table:table-cell>
          <table:table-cell table:style-name="ce3" office:value-type="float" office:value="9.42">
            <text:p>9.420</text:p>
          </table:table-cell>
          <table:table-cell table:style-name="ce3" office:value-type="float" office:value="7.224">
            <text:p>7.224</text:p>
          </table:table-cell>
          <table:table-cell table:style-name="ce3" table:formula="of:=([.B46]+[.D46]+[.F46]+[.H46])/10" office:value-type="float" office:value="5.1581">
            <text:p>5.1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6];&quot;/delay=&quot;;[.L46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33.209">
            <text:p>33.209</text:p>
          </table:table-cell>
          <table:table-cell table:style-name="ce3" office:value-type="float" office:value="19.856">
            <text:p>19.856</text:p>
          </table:table-cell>
          <table:table-cell table:style-name="ce3" office:value-type="float" office:value="13.684">
            <text:p>13.684</text:p>
          </table:table-cell>
          <table:table-cell table:style-name="ce3" office:value-type="float" office:value="8.106">
            <text:p>8.106</text:p>
          </table:table-cell>
          <table:table-cell table:style-name="ce3" office:value-type="float" office:value="21.049">
            <text:p>21.049</text:p>
          </table:table-cell>
          <table:table-cell table:style-name="ce3" office:value-type="float" office:value="9.897">
            <text:p>9.897</text:p>
          </table:table-cell>
          <table:table-cell table:style-name="ce3" office:value-type="float" office:value="14.353">
            <text:p>14.353</text:p>
          </table:table-cell>
          <table:table-cell table:style-name="ce3" office:value-type="float" office:value="8.752">
            <text:p>8.752</text:p>
          </table:table-cell>
          <table:table-cell table:style-name="ce3" table:formula="of:=([.B47]+[.D47]+[.F47]+[.H47])/10" office:value-type="float" office:value="8.2295">
            <text:p>8.2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7];&quot;/delay=&quot;;[.L47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56.365">
            <text:p>56.365</text:p>
          </table:table-cell>
          <table:table-cell table:style-name="ce3" office:value-type="float" office:value="29.82">
            <text:p>29.820</text:p>
          </table:table-cell>
          <table:table-cell table:style-name="ce3" office:value-type="float" office:value="16.054">
            <text:p>16.054</text:p>
          </table:table-cell>
          <table:table-cell table:style-name="ce3" office:value-type="float" office:value="8.509">
            <text:p>8.509</text:p>
          </table:table-cell>
          <table:table-cell table:style-name="ce3" office:value-type="float" office:value="24.673">
            <text:p>24.673</text:p>
          </table:table-cell>
          <table:table-cell table:style-name="ce3" office:value-type="float" office:value="9.641">
            <text:p>9.641</text:p>
          </table:table-cell>
          <table:table-cell table:style-name="ce3" office:value-type="float" office:value="16.737">
            <text:p>16.737</text:p>
          </table:table-cell>
          <table:table-cell table:style-name="ce3" office:value-type="float" office:value="8.525">
            <text:p>8.525</text:p>
          </table:table-cell>
          <table:table-cell table:style-name="ce3" table:formula="of:=([.B48]+[.D48]+[.F48]+[.H48])/10" office:value-type="float" office:value="11.3829">
            <text:p>11.38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8];&quot;/delay=&quot;;[.L48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81.756">
            <text:p>81.756</text:p>
          </table:table-cell>
          <table:table-cell table:style-name="ce3" office:value-type="float" office:value="41.399">
            <text:p>41.399</text:p>
          </table:table-cell>
          <table:table-cell table:style-name="ce3" office:value-type="float" office:value="16.995">
            <text:p>16.995</text:p>
          </table:table-cell>
          <table:table-cell table:style-name="ce3" office:value-type="float" office:value="8.753">
            <text:p>8.753</text:p>
          </table:table-cell>
          <table:table-cell table:style-name="ce3" office:value-type="float" office:value="26.353">
            <text:p>26.353</text:p>
          </table:table-cell>
          <table:table-cell table:style-name="ce3" office:value-type="float" office:value="10.021">
            <text:p>10.021</text:p>
          </table:table-cell>
          <table:table-cell table:style-name="ce3" office:value-type="float" office:value="18.186">
            <text:p>18.186</text:p>
          </table:table-cell>
          <table:table-cell table:style-name="ce3" office:value-type="float" office:value="8.689">
            <text:p>8.689</text:p>
          </table:table-cell>
          <table:table-cell table:style-name="ce3" table:formula="of:=([.B49]+[.D49]+[.F49]+[.H49])/10" office:value-type="float" office:value="14.329">
            <text:p>14.32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9];&quot;/delay=&quot;;[.L49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11.324">
            <text:p>111.324</text:p>
          </table:table-cell>
          <table:table-cell table:style-name="ce3" office:value-type="float" office:value="60.539">
            <text:p>60.539</text:p>
          </table:table-cell>
          <table:table-cell table:style-name="ce3" office:value-type="float" office:value="17.554">
            <text:p>17.554</text:p>
          </table:table-cell>
          <table:table-cell table:style-name="ce3" office:value-type="float" office:value="8.917">
            <text:p>8.917</text:p>
          </table:table-cell>
          <table:table-cell table:style-name="ce3" office:value-type="float" office:value="27.502">
            <text:p>27.502</text:p>
          </table:table-cell>
          <table:table-cell table:style-name="ce3" office:value-type="float" office:value="11.058">
            <text:p>11.058</text:p>
          </table:table-cell>
          <table:table-cell table:style-name="ce3" office:value-type="float" office:value="18.888">
            <text:p>18.888</text:p>
          </table:table-cell>
          <table:table-cell table:style-name="ce3" office:value-type="float" office:value="9.269">
            <text:p>9.269</text:p>
          </table:table-cell>
          <table:table-cell table:style-name="ce3" table:formula="of:=([.B50]+[.D50]+[.F50]+[.H50])/10" office:value-type="float" office:value="17.5268">
            <text:p>17.52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0];&quot;/delay=&quot;;[.L50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40.997">
            <text:p>140.997</text:p>
          </table:table-cell>
          <table:table-cell table:style-name="ce3" office:value-type="float" office:value="77.883">
            <text:p>77.883</text:p>
          </table:table-cell>
          <table:table-cell table:style-name="ce3" office:value-type="float" office:value="18.279">
            <text:p>18.279</text:p>
          </table:table-cell>
          <table:table-cell table:style-name="ce3" office:value-type="float" office:value="11.95">
            <text:p>11.950</text:p>
          </table:table-cell>
          <table:table-cell table:style-name="ce3" office:value-type="float" office:value="27.417">
            <text:p>27.417</text:p>
          </table:table-cell>
          <table:table-cell table:style-name="ce3" office:value-type="float" office:value="10.945">
            <text:p>10.945</text:p>
          </table:table-cell>
          <table:table-cell table:style-name="ce3" office:value-type="float" office:value="19.048">
            <text:p>19.048</text:p>
          </table:table-cell>
          <table:table-cell table:style-name="ce3" office:value-type="float" office:value="9.588">
            <text:p>9.588</text:p>
          </table:table-cell>
          <table:table-cell table:style-name="ce3" table:formula="of:=([.B51]+[.D51]+[.F51]+[.H51])/10" office:value-type="float" office:value="20.5741">
            <text:p>20.57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1];&quot;/delay=&quot;;[.L51];&quot;ms&quot;)" office:value-type="string" office:string-value="Threads=2/delay=10ms">
            <text:p>Threads=2/delay=1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46">
            <text:p>1.460</text:p>
          </table:table-cell>
          <table:table-cell table:style-name="ce3" office:value-type="float" office:value="0.886">
            <text:p>0.886</text:p>
          </table:table-cell>
          <table:table-cell table:style-name="ce3" office:value-type="float" office:value="1.205">
            <text:p>1.205</text:p>
          </table:table-cell>
          <table:table-cell table:style-name="ce3" office:value-type="float" office:value="0.441">
            <text:p>0.441</text:p>
          </table:table-cell>
          <table:table-cell table:style-name="ce3" office:value-type="float" office:value="2.272">
            <text:p>2.272</text:p>
          </table:table-cell>
          <table:table-cell table:style-name="ce3" office:value-type="float" office:value="0.782">
            <text:p>0.782</text:p>
          </table:table-cell>
          <table:table-cell table:style-name="ce3" office:value-type="float" office:value="0.679">
            <text:p>0.679</text:p>
          </table:table-cell>
          <table:table-cell table:style-name="ce3" office:value-type="float" office:value="0.361">
            <text:p>0.361</text:p>
          </table:table-cell>
          <table:table-cell table:style-name="ce3" table:formula="of:=([.B52]+[.D52]+[.F52]+[.H52])/10" office:value-type="float" office:value="0.5616">
            <text:p>0.56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2];&quot;/delay=&quot;;[.L52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.969">
            <text:p>1.969</text:p>
          </table:table-cell>
          <table:table-cell table:style-name="ce3" office:value-type="float" office:value="1.816">
            <text:p>1.816</text:p>
          </table:table-cell>
          <table:table-cell table:style-name="ce3" office:value-type="float" office:value="1.693">
            <text:p>1.693</text:p>
          </table:table-cell>
          <table:table-cell table:style-name="ce3" office:value-type="float" office:value="1.071">
            <text:p>1.071</text:p>
          </table:table-cell>
          <table:table-cell table:style-name="ce3" office:value-type="float" office:value="2.739">
            <text:p>2.739</text:p>
          </table:table-cell>
          <table:table-cell table:style-name="ce3" office:value-type="float" office:value="1.351">
            <text:p>1.351</text:p>
          </table:table-cell>
          <table:table-cell table:style-name="ce3" office:value-type="float" office:value="1.067">
            <text:p>1.067</text:p>
          </table:table-cell>
          <table:table-cell table:style-name="ce3" office:value-type="float" office:value="0.876">
            <text:p>0.876</text:p>
          </table:table-cell>
          <table:table-cell table:style-name="ce3" table:formula="of:=([.B53]+[.D53]+[.F53]+[.H53])/10" office:value-type="float" office:value="0.7468">
            <text:p>0.74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3];&quot;/delay=&quot;;[.L53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246">
            <text:p>3.246</text:p>
          </table:table-cell>
          <table:table-cell table:style-name="ce3" office:value-type="float" office:value="3.366">
            <text:p>3.366</text:p>
          </table:table-cell>
          <table:table-cell table:style-name="ce3" office:value-type="float" office:value="2.795">
            <text:p>2.795</text:p>
          </table:table-cell>
          <table:table-cell table:style-name="ce3" office:value-type="float" office:value="2.471">
            <text:p>2.471</text:p>
          </table:table-cell>
          <table:table-cell table:style-name="ce3" office:value-type="float" office:value="4.277">
            <text:p>4.277</text:p>
          </table:table-cell>
          <table:table-cell table:style-name="ce3" office:value-type="float" office:value="2.922">
            <text:p>2.922</text:p>
          </table:table-cell>
          <table:table-cell table:style-name="ce3" office:value-type="float" office:value="1.976">
            <text:p>1.976</text:p>
          </table:table-cell>
          <table:table-cell table:style-name="ce3" office:value-type="float" office:value="1.987">
            <text:p>1.987</text:p>
          </table:table-cell>
          <table:table-cell table:style-name="ce3" table:formula="of:=([.B54]+[.D54]+[.F54]+[.H54])/10" office:value-type="float" office:value="1.2294">
            <text:p>1.22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4];&quot;/delay=&quot;;[.L54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6.92">
            <text:p>6.920</text:p>
          </table:table-cell>
          <table:table-cell table:style-name="ce3" office:value-type="float" office:value="6.619">
            <text:p>6.619</text:p>
          </table:table-cell>
          <table:table-cell table:style-name="ce3" office:value-type="float" office:value="5.058">
            <text:p>5.058</text:p>
          </table:table-cell>
          <table:table-cell table:style-name="ce3" office:value-type="float" office:value="4.75">
            <text:p>4.750</text:p>
          </table:table-cell>
          <table:table-cell table:style-name="ce3" office:value-type="float" office:value="7.802">
            <text:p>7.802</text:p>
          </table:table-cell>
          <table:table-cell table:style-name="ce3" office:value-type="float" office:value="5.328">
            <text:p>5.328</text:p>
          </table:table-cell>
          <table:table-cell table:style-name="ce3" office:value-type="float" office:value="3.826">
            <text:p>3.826</text:p>
          </table:table-cell>
          <table:table-cell table:style-name="ce3" office:value-type="float" office:value="3.942">
            <text:p>3.942</text:p>
          </table:table-cell>
          <table:table-cell table:style-name="ce3" table:formula="of:=([.B55]+[.D55]+[.F55]+[.H55])/10" office:value-type="float" office:value="2.3606">
            <text:p>2.36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5];&quot;/delay=&quot;;[.L55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6.024">
            <text:p>16.024</text:p>
          </table:table-cell>
          <table:table-cell table:style-name="ce3" office:value-type="float" office:value="10.568">
            <text:p>10.568</text:p>
          </table:table-cell>
          <table:table-cell table:style-name="ce3" office:value-type="float" office:value="8.956">
            <text:p>8.956</text:p>
          </table:table-cell>
          <table:table-cell table:style-name="ce3" office:value-type="float" office:value="7.22">
            <text:p>7.220</text:p>
          </table:table-cell>
          <table:table-cell table:style-name="ce3" office:value-type="float" office:value="13.948">
            <text:p>13.948</text:p>
          </table:table-cell>
          <table:table-cell table:style-name="ce3" office:value-type="float" office:value="7.704">
            <text:p>7.704</text:p>
          </table:table-cell>
          <table:table-cell table:style-name="ce3" office:value-type="float" office:value="8.192">
            <text:p>8.192</text:p>
          </table:table-cell>
          <table:table-cell table:style-name="ce3" office:value-type="float" office:value="7.403">
            <text:p>7.403</text:p>
          </table:table-cell>
          <table:table-cell table:style-name="ce3" table:formula="of:=([.B56]+[.D56]+[.F56]+[.H56])/10" office:value-type="float" office:value="4.712">
            <text:p>4.7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6];&quot;/delay=&quot;;[.L56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29.697">
            <text:p>29.697</text:p>
          </table:table-cell>
          <table:table-cell table:style-name="ce3" office:value-type="float" office:value="18.009">
            <text:p>18.009</text:p>
          </table:table-cell>
          <table:table-cell table:style-name="ce3" office:value-type="float" office:value="12.791">
            <text:p>12.791</text:p>
          </table:table-cell>
          <table:table-cell table:style-name="ce3" office:value-type="float" office:value="8.949">
            <text:p>8.949</text:p>
          </table:table-cell>
          <table:table-cell table:style-name="ce3" office:value-type="float" office:value="19.938">
            <text:p>19.938</text:p>
          </table:table-cell>
          <table:table-cell table:style-name="ce3" office:value-type="float" office:value="9.514">
            <text:p>9.514</text:p>
          </table:table-cell>
          <table:table-cell table:style-name="ce3" office:value-type="float" office:value="12.413">
            <text:p>12.413</text:p>
          </table:table-cell>
          <table:table-cell table:style-name="ce3" office:value-type="float" office:value="9.064">
            <text:p>9.064</text:p>
          </table:table-cell>
          <table:table-cell table:style-name="ce3" table:formula="of:=([.B57]+[.D57]+[.F57]+[.H57])/10" office:value-type="float" office:value="7.4839">
            <text:p>7.48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7];&quot;/delay=&quot;;[.L57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50.853">
            <text:p>50.853</text:p>
          </table:table-cell>
          <table:table-cell table:style-name="ce3" office:value-type="float" office:value="28.464">
            <text:p>28.464</text:p>
          </table:table-cell>
          <table:table-cell table:style-name="ce3" office:value-type="float" office:value="14.832">
            <text:p>14.832</text:p>
          </table:table-cell>
          <table:table-cell table:style-name="ce3" office:value-type="float" office:value="9.636">
            <text:p>9.636</text:p>
          </table:table-cell>
          <table:table-cell table:style-name="ce3" office:value-type="float" office:value="23.224">
            <text:p>23.224</text:p>
          </table:table-cell>
          <table:table-cell table:style-name="ce3" office:value-type="float" office:value="10.317">
            <text:p>10.317</text:p>
          </table:table-cell>
          <table:table-cell table:style-name="ce3" office:value-type="float" office:value="15.537">
            <text:p>15.537</text:p>
          </table:table-cell>
          <table:table-cell table:style-name="ce3" office:value-type="float" office:value="10.034">
            <text:p>10.034</text:p>
          </table:table-cell>
          <table:table-cell table:style-name="ce3" table:formula="of:=([.B58]+[.D58]+[.F58]+[.H58])/10" office:value-type="float" office:value="10.4446">
            <text:p>10.44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8];&quot;/delay=&quot;;[.L58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75.784">
            <text:p>75.784</text:p>
          </table:table-cell>
          <table:table-cell table:style-name="ce3" office:value-type="float" office:value="38.953">
            <text:p>38.953</text:p>
          </table:table-cell>
          <table:table-cell table:style-name="ce3" office:value-type="float" office:value="16.103">
            <text:p>16.103</text:p>
          </table:table-cell>
          <table:table-cell table:style-name="ce3" office:value-type="float" office:value="9.969">
            <text:p>9.969</text:p>
          </table:table-cell>
          <table:table-cell table:style-name="ce3" office:value-type="float" office:value="25.254">
            <text:p>25.254</text:p>
          </table:table-cell>
          <table:table-cell table:style-name="ce3" office:value-type="float" office:value="10.339">
            <text:p>10.339</text:p>
          </table:table-cell>
          <table:table-cell table:style-name="ce3" office:value-type="float" office:value="17.227">
            <text:p>17.227</text:p>
          </table:table-cell>
          <table:table-cell table:style-name="ce3" office:value-type="float" office:value="10.33">
            <text:p>10.330</text:p>
          </table:table-cell>
          <table:table-cell table:style-name="ce3" table:formula="of:=([.B59]+[.D59]+[.F59]+[.H59])/10" office:value-type="float" office:value="13.4368">
            <text:p>13.43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9];&quot;/delay=&quot;;[.L59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02.021">
            <text:p>102.021</text:p>
          </table:table-cell>
          <table:table-cell table:style-name="ce3" office:value-type="float" office:value="49.998">
            <text:p>49.998</text:p>
          </table:table-cell>
          <table:table-cell table:style-name="ce3" office:value-type="float" office:value="16.903">
            <text:p>16.903</text:p>
          </table:table-cell>
          <table:table-cell table:style-name="ce3" office:value-type="float" office:value="10.006">
            <text:p>10.006</text:p>
          </table:table-cell>
          <table:table-cell table:style-name="ce3" office:value-type="float" office:value="26.531">
            <text:p>26.531</text:p>
          </table:table-cell>
          <table:table-cell table:style-name="ce3" office:value-type="float" office:value="10.673">
            <text:p>10.673</text:p>
          </table:table-cell>
          <table:table-cell table:style-name="ce3" office:value-type="float" office:value="18.517">
            <text:p>18.517</text:p>
          </table:table-cell>
          <table:table-cell table:style-name="ce3" office:value-type="float" office:value="10.403">
            <text:p>10.403</text:p>
          </table:table-cell>
          <table:table-cell table:style-name="ce3" table:formula="of:=([.B60]+[.D60]+[.F60]+[.H60])/10" office:value-type="float" office:value="16.3972">
            <text:p>16.39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0];&quot;/delay=&quot;;[.L60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31.602">
            <text:p>131.602</text:p>
          </table:table-cell>
          <table:table-cell table:style-name="ce3" office:value-type="float" office:value="68.097">
            <text:p>68.097</text:p>
          </table:table-cell>
          <table:table-cell table:style-name="ce3" office:value-type="float" office:value="16.955">
            <text:p>16.955</text:p>
          </table:table-cell>
          <table:table-cell table:style-name="ce3" office:value-type="float" office:value="9.85">
            <text:p>9.850</text:p>
          </table:table-cell>
          <table:table-cell table:style-name="ce3" office:value-type="float" office:value="26.24">
            <text:p>26.240</text:p>
          </table:table-cell>
          <table:table-cell table:style-name="ce3" office:value-type="float" office:value="10.39">
            <text:p>10.390</text:p>
          </table:table-cell>
          <table:table-cell table:style-name="ce3" office:value-type="float" office:value="18.258">
            <text:p>18.258</text:p>
          </table:table-cell>
          <table:table-cell table:style-name="ce3" office:value-type="float" office:value="10.153">
            <text:p>10.153</text:p>
          </table:table-cell>
          <table:table-cell table:style-name="ce3" table:formula="of:=([.B61]+[.D61]+[.F61]+[.H61])/10" office:value-type="float" office:value="19.3055">
            <text:p>19.30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1];&quot;/delay=&quot;;[.L61];&quot;ms&quot;)" office:value-type="string" office:string-value="Threads=2/delay=20ms">
            <text:p>Threads=2/delay=2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29">
            <text:p>1.529</text:p>
          </table:table-cell>
          <table:table-cell table:style-name="ce3" office:value-type="float" office:value="1.139">
            <text:p>1.139</text:p>
          </table:table-cell>
          <table:table-cell table:style-name="ce3" office:value-type="float" office:value="1.981">
            <text:p>1.981</text:p>
          </table:table-cell>
          <table:table-cell table:style-name="ce3" office:value-type="float" office:value="0.896">
            <text:p>0.896</text:p>
          </table:table-cell>
          <table:table-cell table:style-name="ce3" office:value-type="float" office:value="3.572">
            <text:p>3.572</text:p>
          </table:table-cell>
          <table:table-cell table:style-name="ce3" office:value-type="float" office:value="1.831">
            <text:p>1.831</text:p>
          </table:table-cell>
          <table:table-cell table:style-name="ce3" office:value-type="float" office:value="0.777">
            <text:p>0.777</text:p>
          </table:table-cell>
          <table:table-cell table:style-name="ce3" office:value-type="float" office:value="0.556">
            <text:p>0.556</text:p>
          </table:table-cell>
          <table:table-cell table:style-name="ce3" table:formula="of:=([.B62]+[.D62]+[.F62]+[.H62])/10" office:value-type="float" office:value="0.7859">
            <text:p>0.78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2];&quot;/delay=&quot;;[.L62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579">
            <text:p>2.579</text:p>
          </table:table-cell>
          <table:table-cell table:style-name="ce3" office:value-type="float" office:value="2.914">
            <text:p>2.914</text:p>
          </table:table-cell>
          <table:table-cell table:style-name="ce3" office:value-type="float" office:value="3.55">
            <text:p>3.550</text:p>
          </table:table-cell>
          <table:table-cell table:style-name="ce3" office:value-type="float" office:value="2.909">
            <text:p>2.909</text:p>
          </table:table-cell>
          <table:table-cell table:style-name="ce3" office:value-type="float" office:value="6.074">
            <text:p>6.074</text:p>
          </table:table-cell>
          <table:table-cell table:style-name="ce3" office:value-type="float" office:value="4.49">
            <text:p>4.490</text:p>
          </table:table-cell>
          <table:table-cell table:style-name="ce3" office:value-type="float" office:value="1.727">
            <text:p>1.727</text:p>
          </table:table-cell>
          <table:table-cell table:style-name="ce3" office:value-type="float" office:value="2.236">
            <text:p>2.236</text:p>
          </table:table-cell>
          <table:table-cell table:style-name="ce3" table:formula="of:=([.B63]+[.D63]+[.F63]+[.H63])/10" office:value-type="float" office:value="1.393">
            <text:p>1.39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3];&quot;/delay=&quot;;[.L63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6.916">
            <text:p>6.916</text:p>
          </table:table-cell>
          <table:table-cell table:style-name="ce3" office:value-type="float" office:value="7.333">
            <text:p>7.333</text:p>
          </table:table-cell>
          <table:table-cell table:style-name="ce3" office:value-type="float" office:value="8.711">
            <text:p>8.711</text:p>
          </table:table-cell>
          <table:table-cell table:style-name="ce3" office:value-type="float" office:value="6.077">
            <text:p>6.077</text:p>
          </table:table-cell>
          <table:table-cell table:style-name="ce3" office:value-type="float" office:value="12.353">
            <text:p>12.353</text:p>
          </table:table-cell>
          <table:table-cell table:style-name="ce3" office:value-type="float" office:value="8.567">
            <text:p>8.567</text:p>
          </table:table-cell>
          <table:table-cell table:style-name="ce3" office:value-type="float" office:value="5.104">
            <text:p>5.104</text:p>
          </table:table-cell>
          <table:table-cell table:style-name="ce3" office:value-type="float" office:value="4.887">
            <text:p>4.887</text:p>
          </table:table-cell>
          <table:table-cell table:style-name="ce3" table:formula="of:=([.B64]+[.D64]+[.F64]+[.H64])/10" office:value-type="float" office:value="3.3084">
            <text:p>3.30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4];&quot;/delay=&quot;;[.L64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16.732">
            <text:p>16.732</text:p>
          </table:table-cell>
          <table:table-cell table:style-name="ce3" office:value-type="float" office:value="11.642">
            <text:p>11.642</text:p>
          </table:table-cell>
          <table:table-cell table:style-name="ce3" office:value-type="float" office:value="16.728">
            <text:p>16.728</text:p>
          </table:table-cell>
          <table:table-cell table:style-name="ce3" office:value-type="float" office:value="6.365">
            <text:p>6.365</text:p>
          </table:table-cell>
          <table:table-cell table:style-name="ce3" office:value-type="float" office:value="21.707">
            <text:p>21.707</text:p>
          </table:table-cell>
          <table:table-cell table:style-name="ce3" office:value-type="float" office:value="8.202">
            <text:p>8.202</text:p>
          </table:table-cell>
          <table:table-cell table:style-name="ce3" office:value-type="float" office:value="12.644">
            <text:p>12.644</text:p>
          </table:table-cell>
          <table:table-cell table:style-name="ce3" office:value-type="float" office:value="7.223">
            <text:p>7.223</text:p>
          </table:table-cell>
          <table:table-cell table:style-name="ce3" table:formula="of:=([.B65]+[.D65]+[.F65]+[.H65])/10" office:value-type="float" office:value="6.7811">
            <text:p>6.78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5];&quot;/delay=&quot;;[.L65];&quot;ms&quot;)" office:value-type="string" office:string-value="Threads=3/delay=0ms">
            <text:p>Threads=3/delay=0ms</text:p>
          </table:table-cell>
          <table:table-cell/>
          <table:table-cell>
            <draw:frame table:end-cell-address="'open-close'.Y90" table:end-x="1.757cm" table:end-y="0.403cm" draw:z-index="3" draw:style-name="gr1" svg:width="22cm" svg:height="11.26cm" svg:x="0.08cm" svg:y="0.433cm">
              <draw:object draw:notify-on-update-of-ranges="'open-close'.A2:'open-close'.A11 'open-close'.N2:'open-close'.N2 'open-close'.F2:'open-close'.F11 'open-close'.N12:'open-close'.N12 'open-close'.F12:'open-close'.F21 'open-close'.N23:'open-close'.N23 'open-close'.F22:'open-close'.F31 'open-close'.N32:'open-close'.N32 'open-close'.F32:'open-close'.F41 'open-close'.N42:'open-close'.N42 'open-close'.F42:'open-close'.F51 'open-close'.N52:'open-close'.N52 'open-close'.F52:'open-close'.F61 'open-close'.N62:'open-close'.N62 'open-close'.F62:'open-close'.F71 'open-close'.N72:'open-close'.N72 'open-close'.F72:'open-close'.F81 'open-close'.N82:'open-close'.N82 'open-close'.F82:'open-close'.F9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1.623">
            <text:p>31.623</text:p>
          </table:table-cell>
          <table:table-cell table:style-name="ce3" office:value-type="float" office:value="22.23">
            <text:p>22.230</text:p>
          </table:table-cell>
          <table:table-cell table:style-name="ce3" office:value-type="float" office:value="22.33">
            <text:p>22.330</text:p>
          </table:table-cell>
          <table:table-cell table:style-name="ce3" office:value-type="float" office:value="7.947">
            <text:p>7.947</text:p>
          </table:table-cell>
          <table:table-cell table:style-name="ce3" office:value-type="float" office:value="29.43">
            <text:p>29.430</text:p>
          </table:table-cell>
          <table:table-cell table:style-name="ce3" office:value-type="float" office:value="10.616">
            <text:p>10.616</text:p>
          </table:table-cell>
          <table:table-cell table:style-name="ce3" office:value-type="float" office:value="19.668">
            <text:p>19.668</text:p>
          </table:table-cell>
          <table:table-cell table:style-name="ce3" office:value-type="float" office:value="8.898">
            <text:p>8.898</text:p>
          </table:table-cell>
          <table:table-cell table:style-name="ce3" table:formula="of:=([.B66]+[.D66]+[.F66]+[.H66])/10" office:value-type="float" office:value="10.3051">
            <text:p>10.30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6];&quot;/delay=&quot;;[.L66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1.353">
            <text:p>51.353</text:p>
          </table:table-cell>
          <table:table-cell table:style-name="ce3" office:value-type="float" office:value="34.647">
            <text:p>34.647</text:p>
          </table:table-cell>
          <table:table-cell table:style-name="ce3" office:value-type="float" office:value="26.271">
            <text:p>26.271</text:p>
          </table:table-cell>
          <table:table-cell table:style-name="ce3" office:value-type="float" office:value="7.605">
            <text:p>7.605</text:p>
          </table:table-cell>
          <table:table-cell table:style-name="ce3" office:value-type="float" office:value="34.902">
            <text:p>34.902</text:p>
          </table:table-cell>
          <table:table-cell table:style-name="ce3" office:value-type="float" office:value="9.693">
            <text:p>9.693</text:p>
          </table:table-cell>
          <table:table-cell table:style-name="ce3" office:value-type="float" office:value="24.731">
            <text:p>24.731</text:p>
          </table:table-cell>
          <table:table-cell table:style-name="ce3" office:value-type="float" office:value="8.865">
            <text:p>8.865</text:p>
          </table:table-cell>
          <table:table-cell table:style-name="ce3" table:formula="of:=([.B67]+[.D67]+[.F67]+[.H67])/10" office:value-type="float" office:value="13.7257">
            <text:p>13.7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7];&quot;/delay=&quot;;[.L67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76.517">
            <text:p>76.517</text:p>
          </table:table-cell>
          <table:table-cell table:style-name="ce3" office:value-type="float" office:value="53.361">
            <text:p>53.361</text:p>
          </table:table-cell>
          <table:table-cell table:style-name="ce3" office:value-type="float" office:value="28.855">
            <text:p>28.855</text:p>
          </table:table-cell>
          <table:table-cell table:style-name="ce3" office:value-type="float" office:value="7.994">
            <text:p>7.994</text:p>
          </table:table-cell>
          <table:table-cell table:style-name="ce3" office:value-type="float" office:value="38.8">
            <text:p>38.800</text:p>
          </table:table-cell>
          <table:table-cell table:style-name="ce3" office:value-type="float" office:value="10.171">
            <text:p>10.171</text:p>
          </table:table-cell>
          <table:table-cell table:style-name="ce3" office:value-type="float" office:value="28.579">
            <text:p>28.579</text:p>
          </table:table-cell>
          <table:table-cell table:style-name="ce3" office:value-type="float" office:value="9.19">
            <text:p>9.190</text:p>
          </table:table-cell>
          <table:table-cell table:style-name="ce3" table:formula="of:=([.B68]+[.D68]+[.F68]+[.H68])/10" office:value-type="float" office:value="17.2751">
            <text:p>17.27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8];&quot;/delay=&quot;;[.L68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04.95">
            <text:p>104.950</text:p>
          </table:table-cell>
          <table:table-cell table:style-name="ce3" office:value-type="float" office:value="67.557">
            <text:p>67.557</text:p>
          </table:table-cell>
          <table:table-cell table:style-name="ce3" office:value-type="float" office:value="30.762">
            <text:p>30.762</text:p>
          </table:table-cell>
          <table:table-cell table:style-name="ce3" office:value-type="float" office:value="7.351">
            <text:p>7.351</text:p>
          </table:table-cell>
          <table:table-cell table:style-name="ce3" office:value-type="float" office:value="41.382">
            <text:p>41.382</text:p>
          </table:table-cell>
          <table:table-cell table:style-name="ce3" office:value-type="float" office:value="10.014">
            <text:p>10.014</text:p>
          </table:table-cell>
          <table:table-cell table:style-name="ce3" office:value-type="float" office:value="31.106">
            <text:p>31.106</text:p>
          </table:table-cell>
          <table:table-cell table:style-name="ce3" office:value-type="float" office:value="8.472">
            <text:p>8.472</text:p>
          </table:table-cell>
          <table:table-cell table:style-name="ce3" table:formula="of:=([.B69]+[.D69]+[.F69]+[.H69])/10" office:value-type="float" office:value="20.82">
            <text:p>20.8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9];&quot;/delay=&quot;;[.L69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37.921">
            <text:p>137.921</text:p>
          </table:table-cell>
          <table:table-cell table:style-name="ce3" office:value-type="float" office:value="88.772">
            <text:p>88.772</text:p>
          </table:table-cell>
          <table:table-cell table:style-name="ce3" office:value-type="float" office:value="31.518">
            <text:p>31.518</text:p>
          </table:table-cell>
          <table:table-cell table:style-name="ce3" office:value-type="float" office:value="8.745">
            <text:p>8.745</text:p>
          </table:table-cell>
          <table:table-cell table:style-name="ce3" office:value-type="float" office:value="42.868">
            <text:p>42.868</text:p>
          </table:table-cell>
          <table:table-cell table:style-name="ce3" office:value-type="float" office:value="12.033">
            <text:p>12.033</text:p>
          </table:table-cell>
          <table:table-cell table:style-name="ce3" office:value-type="float" office:value="32.166">
            <text:p>32.166</text:p>
          </table:table-cell>
          <table:table-cell table:style-name="ce3" office:value-type="float" office:value="9.631">
            <text:p>9.631</text:p>
          </table:table-cell>
          <table:table-cell table:style-name="ce3" table:formula="of:=([.B70]+[.D70]+[.F70]+[.H70])/10" office:value-type="float" office:value="24.4473">
            <text:p>24.44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0];&quot;/delay=&quot;;[.L70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71.643">
            <text:p>171.643</text:p>
          </table:table-cell>
          <table:table-cell table:style-name="ce3" office:value-type="float" office:value="101.184">
            <text:p>101.184</text:p>
          </table:table-cell>
          <table:table-cell table:style-name="ce3" office:value-type="float" office:value="32.356">
            <text:p>32.356</text:p>
          </table:table-cell>
          <table:table-cell table:style-name="ce3" office:value-type="float" office:value="7.054">
            <text:p>7.054</text:p>
          </table:table-cell>
          <table:table-cell table:style-name="ce3" office:value-type="float" office:value="43.503">
            <text:p>43.503</text:p>
          </table:table-cell>
          <table:table-cell table:style-name="ce3" office:value-type="float" office:value="9.26">
            <text:p>9.260</text:p>
          </table:table-cell>
          <table:table-cell table:style-name="ce3" office:value-type="float" office:value="33.143">
            <text:p>33.143</text:p>
          </table:table-cell>
          <table:table-cell table:style-name="ce3" office:value-type="float" office:value="7.713">
            <text:p>7.713</text:p>
          </table:table-cell>
          <table:table-cell table:style-name="ce3" table:formula="of:=([.B71]+[.D71]+[.F71]+[.H71])/10" office:value-type="float" office:value="28.0645">
            <text:p>28.06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1];&quot;/delay=&quot;;[.L71];&quot;ms&quot;)" office:value-type="string" office:string-value="Threads=3/delay=0ms">
            <text:p>Threads=3/delay=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536">
            <text:p>1.536</text:p>
          </table:table-cell>
          <table:table-cell table:style-name="ce3" office:value-type="float" office:value="0.975">
            <text:p>0.975</text:p>
          </table:table-cell>
          <table:table-cell table:style-name="ce3" office:value-type="float" office:value="1.278">
            <text:p>1.278</text:p>
          </table:table-cell>
          <table:table-cell table:style-name="ce3" office:value-type="float" office:value="0.746">
            <text:p>0.746</text:p>
          </table:table-cell>
          <table:table-cell table:style-name="ce3" office:value-type="float" office:value="2.484">
            <text:p>2.484</text:p>
          </table:table-cell>
          <table:table-cell table:style-name="ce3" office:value-type="float" office:value="1.035">
            <text:p>1.035</text:p>
          </table:table-cell>
          <table:table-cell table:style-name="ce3" office:value-type="float" office:value="0.69">
            <text:p>0.690</text:p>
          </table:table-cell>
          <table:table-cell table:style-name="ce3" office:value-type="float" office:value="0.442">
            <text:p>0.442</text:p>
          </table:table-cell>
          <table:table-cell table:style-name="ce3" table:formula="of:=([.B72]+[.D72]+[.F72]+[.H72])/10" office:value-type="float" office:value="0.5988">
            <text:p>0.59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2];&quot;/delay=&quot;;[.L72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.083">
            <text:p>2.083</text:p>
          </table:table-cell>
          <table:table-cell table:style-name="ce3" office:value-type="float" office:value="2.112">
            <text:p>2.112</text:p>
          </table:table-cell>
          <table:table-cell table:style-name="ce3" office:value-type="float" office:value="1.873">
            <text:p>1.873</text:p>
          </table:table-cell>
          <table:table-cell table:style-name="ce3" office:value-type="float" office:value="1.641">
            <text:p>1.641</text:p>
          </table:table-cell>
          <table:table-cell table:style-name="ce3" office:value-type="float" office:value="3.01">
            <text:p>3.010</text:p>
          </table:table-cell>
          <table:table-cell table:style-name="ce3" office:value-type="float" office:value="1.898">
            <text:p>1.898</text:p>
          </table:table-cell>
          <table:table-cell table:style-name="ce3" office:value-type="float" office:value="1.143">
            <text:p>1.143</text:p>
          </table:table-cell>
          <table:table-cell table:style-name="ce3" office:value-type="float" office:value="1.285">
            <text:p>1.285</text:p>
          </table:table-cell>
          <table:table-cell table:style-name="ce3" table:formula="of:=([.B73]+[.D73]+[.F73]+[.H73])/10" office:value-type="float" office:value="0.8109">
            <text:p>0.81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3];&quot;/delay=&quot;;[.L73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518">
            <text:p>3.518</text:p>
          </table:table-cell>
          <table:table-cell table:style-name="ce3" office:value-type="float" office:value="3.922">
            <text:p>3.922</text:p>
          </table:table-cell>
          <table:table-cell table:style-name="ce3" office:value-type="float" office:value="3.391">
            <text:p>3.391</text:p>
          </table:table-cell>
          <table:table-cell table:style-name="ce3" office:value-type="float" office:value="3.48">
            <text:p>3.480</text:p>
          </table:table-cell>
          <table:table-cell table:style-name="ce3" office:value-type="float" office:value="4.852">
            <text:p>4.852</text:p>
          </table:table-cell>
          <table:table-cell table:style-name="ce3" office:value-type="float" office:value="3.67">
            <text:p>3.670</text:p>
          </table:table-cell>
          <table:table-cell table:style-name="ce3" office:value-type="float" office:value="2.395">
            <text:p>2.395</text:p>
          </table:table-cell>
          <table:table-cell table:style-name="ce3" office:value-type="float" office:value="2.998">
            <text:p>2.998</text:p>
          </table:table-cell>
          <table:table-cell table:style-name="ce3" table:formula="of:=([.B74]+[.D74]+[.F74]+[.H74])/10" office:value-type="float" office:value="1.4156">
            <text:p>1.4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4];&quot;/delay=&quot;;[.L74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7.953">
            <text:p>7.953</text:p>
          </table:table-cell>
          <table:table-cell table:style-name="ce3" office:value-type="float" office:value="7.43">
            <text:p>7.430</text:p>
          </table:table-cell>
          <table:table-cell table:style-name="ce3" office:value-type="float" office:value="6.596">
            <text:p>6.596</text:p>
          </table:table-cell>
          <table:table-cell table:style-name="ce3" office:value-type="float" office:value="6.178">
            <text:p>6.178</text:p>
          </table:table-cell>
          <table:table-cell table:style-name="ce3" office:value-type="float" office:value="8.935">
            <text:p>8.935</text:p>
          </table:table-cell>
          <table:table-cell table:style-name="ce3" office:value-type="float" office:value="6.214">
            <text:p>6.214</text:p>
          </table:table-cell>
          <table:table-cell table:style-name="ce3" office:value-type="float" office:value="5.166">
            <text:p>5.166</text:p>
          </table:table-cell>
          <table:table-cell table:style-name="ce3" office:value-type="float" office:value="5.555">
            <text:p>5.555</text:p>
          </table:table-cell>
          <table:table-cell table:style-name="ce3" table:formula="of:=([.B75]+[.D75]+[.F75]+[.H75])/10" office:value-type="float" office:value="2.865">
            <text:p>2.86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5];&quot;/delay=&quot;;[.L75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6.438">
            <text:p>16.438</text:p>
          </table:table-cell>
          <table:table-cell table:style-name="ce3" office:value-type="float" office:value="12.949">
            <text:p>12.949</text:p>
          </table:table-cell>
          <table:table-cell table:style-name="ce3" office:value-type="float" office:value="10.941">
            <text:p>10.941</text:p>
          </table:table-cell>
          <table:table-cell table:style-name="ce3" office:value-type="float" office:value="9.545">
            <text:p>9.545</text:p>
          </table:table-cell>
          <table:table-cell table:style-name="ce3" office:value-type="float" office:value="15.256">
            <text:p>15.256</text:p>
          </table:table-cell>
          <table:table-cell table:style-name="ce3" office:value-type="float" office:value="9.681">
            <text:p>9.681</text:p>
          </table:table-cell>
          <table:table-cell table:style-name="ce3" office:value-type="float" office:value="9.714">
            <text:p>9.714</text:p>
          </table:table-cell>
          <table:table-cell table:style-name="ce3" office:value-type="float" office:value="9.21">
            <text:p>9.210</text:p>
          </table:table-cell>
          <table:table-cell table:style-name="ce3" table:formula="of:=([.B76]+[.D76]+[.F76]+[.H76])/10" office:value-type="float" office:value="5.2349">
            <text:p>5.23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6];&quot;/delay=&quot;;[.L76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27.259">
            <text:p>27.259</text:p>
          </table:table-cell>
          <table:table-cell table:style-name="ce3" office:value-type="float" office:value="19.086">
            <text:p>19.086</text:p>
          </table:table-cell>
          <table:table-cell table:style-name="ce3" office:value-type="float" office:value="15.411">
            <text:p>15.411</text:p>
          </table:table-cell>
          <table:table-cell table:style-name="ce3" office:value-type="float" office:value="11.298">
            <text:p>11.298</text:p>
          </table:table-cell>
          <table:table-cell table:style-name="ce3" office:value-type="float" office:value="21.926">
            <text:p>21.926</text:p>
          </table:table-cell>
          <table:table-cell table:style-name="ce3" office:value-type="float" office:value="12.397">
            <text:p>12.397</text:p>
          </table:table-cell>
          <table:table-cell table:style-name="ce3" office:value-type="float" office:value="14.815">
            <text:p>14.815</text:p>
          </table:table-cell>
          <table:table-cell table:style-name="ce3" office:value-type="float" office:value="11.175">
            <text:p>11.175</text:p>
          </table:table-cell>
          <table:table-cell table:style-name="ce3" table:formula="of:=([.B77]+[.D77]+[.F77]+[.H77])/10" office:value-type="float" office:value="7.9411">
            <text:p>7.94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7];&quot;/delay=&quot;;[.L77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43.371">
            <text:p>43.371</text:p>
          </table:table-cell>
          <table:table-cell table:style-name="ce3" office:value-type="float" office:value="28.593">
            <text:p>28.593</text:p>
          </table:table-cell>
          <table:table-cell table:style-name="ce3" office:value-type="float" office:value="19.308">
            <text:p>19.308</text:p>
          </table:table-cell>
          <table:table-cell table:style-name="ce3" office:value-type="float" office:value="11.818">
            <text:p>11.818</text:p>
          </table:table-cell>
          <table:table-cell table:style-name="ce3" office:value-type="float" office:value="27.76">
            <text:p>27.760</text:p>
          </table:table-cell>
          <table:table-cell table:style-name="ce3" office:value-type="float" office:value="13.846">
            <text:p>13.846</text:p>
          </table:table-cell>
          <table:table-cell table:style-name="ce3" office:value-type="float" office:value="19.192">
            <text:p>19.192</text:p>
          </table:table-cell>
          <table:table-cell table:style-name="ce3" office:value-type="float" office:value="12.564">
            <text:p>12.564</text:p>
          </table:table-cell>
          <table:table-cell table:style-name="ce3" table:formula="of:=([.B78]+[.D78]+[.F78]+[.H78])/10" office:value-type="float" office:value="10.9631">
            <text:p>10.96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8];&quot;/delay=&quot;;[.L78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3.032">
            <text:p>63.032</text:p>
          </table:table-cell>
          <table:table-cell table:style-name="ce3" office:value-type="float" office:value="40.649">
            <text:p>40.649</text:p>
          </table:table-cell>
          <table:table-cell table:style-name="ce3" office:value-type="float" office:value="21.869">
            <text:p>21.869</text:p>
          </table:table-cell>
          <table:table-cell table:style-name="ce3" office:value-type="float" office:value="12.303">
            <text:p>12.303</text:p>
          </table:table-cell>
          <table:table-cell table:style-name="ce3" office:value-type="float" office:value="31.868">
            <text:p>31.868</text:p>
          </table:table-cell>
          <table:table-cell table:style-name="ce3" office:value-type="float" office:value="13.985">
            <text:p>13.985</text:p>
          </table:table-cell>
          <table:table-cell table:style-name="ce3" office:value-type="float" office:value="22.291">
            <text:p>22.291</text:p>
          </table:table-cell>
          <table:table-cell table:style-name="ce3" office:value-type="float" office:value="12.479">
            <text:p>12.479</text:p>
          </table:table-cell>
          <table:table-cell table:style-name="ce3" table:formula="of:=([.B79]+[.D79]+[.F79]+[.H79])/10" office:value-type="float" office:value="13.906">
            <text:p>13.90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9];&quot;/delay=&quot;;[.L79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85.631">
            <text:p>85.631</text:p>
          </table:table-cell>
          <table:table-cell table:style-name="ce3" office:value-type="float" office:value="55.432">
            <text:p>55.432</text:p>
          </table:table-cell>
          <table:table-cell table:style-name="ce3" office:value-type="float" office:value="23.763">
            <text:p>23.763</text:p>
          </table:table-cell>
          <table:table-cell table:style-name="ce3" office:value-type="float" office:value="12.634">
            <text:p>12.634</text:p>
          </table:table-cell>
          <table:table-cell table:style-name="ce3" office:value-type="float" office:value="35.065">
            <text:p>35.065</text:p>
          </table:table-cell>
          <table:table-cell table:style-name="ce3" office:value-type="float" office:value="14.78">
            <text:p>14.780</text:p>
          </table:table-cell>
          <table:table-cell table:style-name="ce3" office:value-type="float" office:value="24.321">
            <text:p>24.321</text:p>
          </table:table-cell>
          <table:table-cell table:style-name="ce3" office:value-type="float" office:value="12.782">
            <text:p>12.782</text:p>
          </table:table-cell>
          <table:table-cell table:style-name="ce3" table:formula="of:=([.B80]+[.D80]+[.F80]+[.H80])/10" office:value-type="float" office:value="16.878">
            <text:p>16.87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0];&quot;/delay=&quot;;[.L80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12.68">
            <text:p>112.680</text:p>
          </table:table-cell>
          <table:table-cell table:style-name="ce3" office:value-type="float" office:value="73.325">
            <text:p>73.325</text:p>
          </table:table-cell>
          <table:table-cell table:style-name="ce3" office:value-type="float" office:value="25.017">
            <text:p>25.017</text:p>
          </table:table-cell>
          <table:table-cell table:style-name="ce3" office:value-type="float" office:value="12.692">
            <text:p>12.692</text:p>
          </table:table-cell>
          <table:table-cell table:style-name="ce3" office:value-type="float" office:value="37.311">
            <text:p>37.311</text:p>
          </table:table-cell>
          <table:table-cell table:style-name="ce3" office:value-type="float" office:value="14.718">
            <text:p>14.718</text:p>
          </table:table-cell>
          <table:table-cell table:style-name="ce3" office:value-type="float" office:value="25.999">
            <text:p>25.999</text:p>
          </table:table-cell>
          <table:table-cell table:style-name="ce3" office:value-type="float" office:value="12.941">
            <text:p>12.941</text:p>
          </table:table-cell>
          <table:table-cell table:style-name="ce3" table:formula="of:=([.B81]+[.D81]+[.F81]+[.H81])/10" office:value-type="float" office:value="20.1007">
            <text:p>20.10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1];&quot;/delay=&quot;;[.L81];&quot;ms&quot;)" office:value-type="string" office:string-value="Threads=3/delay=10ms">
            <text:p>Threads=3/delay=10ms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1.499">
            <text:p>1.499</text:p>
          </table:table-cell>
          <table:table-cell table:style-name="ce3" office:value-type="float" office:value="0.911">
            <text:p>0.911</text:p>
          </table:table-cell>
          <table:table-cell table:style-name="ce3" office:value-type="float" office:value="1.195">
            <text:p>1.195</text:p>
          </table:table-cell>
          <table:table-cell table:style-name="ce3" office:value-type="float" office:value="0.493">
            <text:p>0.493</text:p>
          </table:table-cell>
          <table:table-cell table:style-name="ce3" office:value-type="float" office:value="2.322">
            <text:p>2.322</text:p>
          </table:table-cell>
          <table:table-cell table:style-name="ce3" office:value-type="float" office:value="0.821">
            <text:p>0.821</text:p>
          </table:table-cell>
          <table:table-cell table:style-name="ce3" office:value-type="float" office:value="0.675">
            <text:p>0.675</text:p>
          </table:table-cell>
          <table:table-cell table:style-name="ce3" office:value-type="float" office:value="0.386">
            <text:p>0.386</text:p>
          </table:table-cell>
          <table:table-cell table:style-name="ce3" table:formula="of:=([.B82]+[.D82]+[.F82]+[.H82])/10" office:value-type="float" office:value="0.5691">
            <text:p>0.56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2];&quot;/delay=&quot;;[.L82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.953">
            <text:p>1.953</text:p>
          </table:table-cell>
          <table:table-cell table:style-name="ce3" office:value-type="float" office:value="1.769">
            <text:p>1.769</text:p>
          </table:table-cell>
          <table:table-cell table:style-name="ce3" office:value-type="float" office:value="1.711">
            <text:p>1.711</text:p>
          </table:table-cell>
          <table:table-cell table:style-name="ce3" office:value-type="float" office:value="1.432">
            <text:p>1.432</text:p>
          </table:table-cell>
          <table:table-cell table:style-name="ce3" office:value-type="float" office:value="2.825">
            <text:p>2.825</text:p>
          </table:table-cell>
          <table:table-cell table:style-name="ce3" office:value-type="float" office:value="1.714">
            <text:p>1.714</text:p>
          </table:table-cell>
          <table:table-cell table:style-name="ce3" office:value-type="float" office:value="1.056">
            <text:p>1.056</text:p>
          </table:table-cell>
          <table:table-cell table:style-name="ce3" office:value-type="float" office:value="1.057">
            <text:p>1.057</text:p>
          </table:table-cell>
          <table:table-cell table:style-name="ce3" table:formula="of:=([.B83]+[.D83]+[.F83]+[.H83])/10" office:value-type="float" office:value="0.7545">
            <text:p>0.75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3];&quot;/delay=&quot;;[.L83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.147">
            <text:p>3.147</text:p>
          </table:table-cell>
          <table:table-cell table:style-name="ce3" office:value-type="float" office:value="3.698">
            <text:p>3.698</text:p>
          </table:table-cell>
          <table:table-cell table:style-name="ce3" office:value-type="float" office:value="2.98">
            <text:p>2.980</text:p>
          </table:table-cell>
          <table:table-cell table:style-name="ce3" office:value-type="float" office:value="3.05">
            <text:p>3.050</text:p>
          </table:table-cell>
          <table:table-cell table:style-name="ce3" office:value-type="float" office:value="4.262">
            <text:p>4.262</text:p>
          </table:table-cell>
          <table:table-cell table:style-name="ce3" office:value-type="float" office:value="3.189">
            <text:p>3.189</text:p>
          </table:table-cell>
          <table:table-cell table:style-name="ce3" office:value-type="float" office:value="2.008">
            <text:p>2.008</text:p>
          </table:table-cell>
          <table:table-cell table:style-name="ce3" office:value-type="float" office:value="2.435">
            <text:p>2.435</text:p>
          </table:table-cell>
          <table:table-cell table:style-name="ce3" table:formula="of:=([.B84]+[.D84]+[.F84]+[.H84])/10" office:value-type="float" office:value="1.2397">
            <text:p>1.24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4];&quot;/delay=&quot;;[.L84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6.604">
            <text:p>6.604</text:p>
          </table:table-cell>
          <table:table-cell table:style-name="ce3" office:value-type="float" office:value="6.787">
            <text:p>6.787</text:p>
          </table:table-cell>
          <table:table-cell table:style-name="ce3" office:value-type="float" office:value="6.015">
            <text:p>6.015</text:p>
          </table:table-cell>
          <table:table-cell table:style-name="ce3" office:value-type="float" office:value="5.636">
            <text:p>5.636</text:p>
          </table:table-cell>
          <table:table-cell table:style-name="ce3" office:value-type="float" office:value="7.977">
            <text:p>7.977</text:p>
          </table:table-cell>
          <table:table-cell table:style-name="ce3" office:value-type="float" office:value="5.658">
            <text:p>5.658</text:p>
          </table:table-cell>
          <table:table-cell table:style-name="ce3" office:value-type="float" office:value="4.547">
            <text:p>4.547</text:p>
          </table:table-cell>
          <table:table-cell table:style-name="ce3" office:value-type="float" office:value="4.782">
            <text:p>4.782</text:p>
          </table:table-cell>
          <table:table-cell table:style-name="ce3" table:formula="of:=([.B85]+[.D85]+[.F85]+[.H85])/10" office:value-type="float" office:value="2.5143">
            <text:p>2.5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5];&quot;/delay=&quot;;[.L85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15.169">
            <text:p>15.169</text:p>
          </table:table-cell>
          <table:table-cell table:style-name="ce3" office:value-type="float" office:value="12.609">
            <text:p>12.609</text:p>
          </table:table-cell>
          <table:table-cell table:style-name="ce3" office:value-type="float" office:value="10.275">
            <text:p>10.275</text:p>
          </table:table-cell>
          <table:table-cell table:style-name="ce3" office:value-type="float" office:value="8.936">
            <text:p>8.936</text:p>
          </table:table-cell>
          <table:table-cell table:style-name="ce3" office:value-type="float" office:value="14.34">
            <text:p>14.340</text:p>
          </table:table-cell>
          <table:table-cell table:style-name="ce3" office:value-type="float" office:value="9.339">
            <text:p>9.339</text:p>
          </table:table-cell>
          <table:table-cell table:style-name="ce3" office:value-type="float" office:value="8.557">
            <text:p>8.557</text:p>
          </table:table-cell>
          <table:table-cell table:style-name="ce3" office:value-type="float" office:value="8.47">
            <text:p>8.470</text:p>
          </table:table-cell>
          <table:table-cell table:style-name="ce3" table:formula="of:=([.B86]+[.D86]+[.F86]+[.H86])/10" office:value-type="float" office:value="4.8341">
            <text:p>4.83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6];&quot;/delay=&quot;;[.L86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26.121">
            <text:p>26.121</text:p>
          </table:table-cell>
          <table:table-cell table:style-name="ce3" office:value-type="float" office:value="18.134">
            <text:p>18.134</text:p>
          </table:table-cell>
          <table:table-cell table:style-name="ce3" office:value-type="float" office:value="14.813">
            <text:p>14.813</text:p>
          </table:table-cell>
          <table:table-cell table:style-name="ce3" office:value-type="float" office:value="10.867">
            <text:p>10.867</text:p>
          </table:table-cell>
          <table:table-cell table:style-name="ce3" office:value-type="float" office:value="20.655">
            <text:p>20.655</text:p>
          </table:table-cell>
          <table:table-cell table:style-name="ce3" office:value-type="float" office:value="11.171">
            <text:p>11.171</text:p>
          </table:table-cell>
          <table:table-cell table:style-name="ce3" office:value-type="float" office:value="13.256">
            <text:p>13.256</text:p>
          </table:table-cell>
          <table:table-cell table:style-name="ce3" office:value-type="float" office:value="10.644">
            <text:p>10.644</text:p>
          </table:table-cell>
          <table:table-cell table:style-name="ce3" table:formula="of:=([.B87]+[.D87]+[.F87]+[.H87])/10" office:value-type="float" office:value="7.4845">
            <text:p>7.48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7];&quot;/delay=&quot;;[.L87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40.298">
            <text:p>40.298</text:p>
          </table:table-cell>
          <table:table-cell table:style-name="ce3" office:value-type="float" office:value="26.135">
            <text:p>26.135</text:p>
          </table:table-cell>
          <table:table-cell table:style-name="ce3" office:value-type="float" office:value="18.623">
            <text:p>18.623</text:p>
          </table:table-cell>
          <table:table-cell table:style-name="ce3" office:value-type="float" office:value="11.522">
            <text:p>11.522</text:p>
          </table:table-cell>
          <table:table-cell table:style-name="ce3" office:value-type="float" office:value="26.833">
            <text:p>26.833</text:p>
          </table:table-cell>
          <table:table-cell table:style-name="ce3" office:value-type="float" office:value="13.36">
            <text:p>13.360</text:p>
          </table:table-cell>
          <table:table-cell table:style-name="ce3" office:value-type="float" office:value="18.764">
            <text:p>18.764</text:p>
          </table:table-cell>
          <table:table-cell table:style-name="ce3" office:value-type="float" office:value="12.299">
            <text:p>12.299</text:p>
          </table:table-cell>
          <table:table-cell table:style-name="ce3" table:formula="of:=([.B88]+[.D88]+[.F88]+[.H88])/10" office:value-type="float" office:value="10.4518">
            <text:p>10.45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8];&quot;/delay=&quot;;[.L88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0.049">
            <text:p>60.049</text:p>
          </table:table-cell>
          <table:table-cell table:style-name="ce3" office:value-type="float" office:value="38.589">
            <text:p>38.589</text:p>
          </table:table-cell>
          <table:table-cell table:style-name="ce3" office:value-type="float" office:value="21.112">
            <text:p>21.112</text:p>
          </table:table-cell>
          <table:table-cell table:style-name="ce3" office:value-type="float" office:value="12.492">
            <text:p>12.492</text:p>
          </table:table-cell>
          <table:table-cell table:style-name="ce3" office:value-type="float" office:value="31.491">
            <text:p>31.491</text:p>
          </table:table-cell>
          <table:table-cell table:style-name="ce3" office:value-type="float" office:value="15.182">
            <text:p>15.182</text:p>
          </table:table-cell>
          <table:table-cell table:style-name="ce3" office:value-type="float" office:value="22.025">
            <text:p>22.025</text:p>
          </table:table-cell>
          <table:table-cell table:style-name="ce3" office:value-type="float" office:value="13.738">
            <text:p>13.738</text:p>
          </table:table-cell>
          <table:table-cell table:style-name="ce3" table:formula="of:=([.B89]+[.D89]+[.F89]+[.H89])/10" office:value-type="float" office:value="13.4677">
            <text:p>13.46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9];&quot;/delay=&quot;;[.L89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82.779">
            <text:p>82.779</text:p>
          </table:table-cell>
          <table:table-cell table:style-name="ce3" office:value-type="float" office:value="55.082">
            <text:p>55.082</text:p>
          </table:table-cell>
          <table:table-cell table:style-name="ce3" office:value-type="float" office:value="23.008">
            <text:p>23.008</text:p>
          </table:table-cell>
          <table:table-cell table:style-name="ce3" office:value-type="float" office:value="12.671">
            <text:p>12.671</text:p>
          </table:table-cell>
          <table:table-cell table:style-name="ce3" office:value-type="float" office:value="34.148">
            <text:p>34.148</text:p>
          </table:table-cell>
          <table:table-cell table:style-name="ce3" office:value-type="float" office:value="15.564">
            <text:p>15.564</text:p>
          </table:table-cell>
          <table:table-cell table:style-name="ce3" office:value-type="float" office:value="24.207">
            <text:p>24.207</text:p>
          </table:table-cell>
          <table:table-cell table:style-name="ce3" office:value-type="float" office:value="13.866">
            <text:p>13.866</text:p>
          </table:table-cell>
          <table:table-cell table:style-name="ce3" table:formula="of:=([.B90]+[.D90]+[.F90]+[.H90])/10" office:value-type="float" office:value="16.4142">
            <text:p>16.41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0];&quot;/delay=&quot;;[.L90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07.249">
            <text:p>107.249</text:p>
          </table:table-cell>
          <table:table-cell table:style-name="ce3" office:value-type="float" office:value="70.657">
            <text:p>70.657</text:p>
          </table:table-cell>
          <table:table-cell table:style-name="ce3" office:value-type="float" office:value="24.357">
            <text:p>24.357</text:p>
          </table:table-cell>
          <table:table-cell table:style-name="ce3" office:value-type="float" office:value="12.869">
            <text:p>12.869</text:p>
          </table:table-cell>
          <table:table-cell table:style-name="ce3" office:value-type="float" office:value="36.527">
            <text:p>36.527</text:p>
          </table:table-cell>
          <table:table-cell table:style-name="ce3" office:value-type="float" office:value="15.114">
            <text:p>15.114</text:p>
          </table:table-cell>
          <table:table-cell table:style-name="ce3" office:value-type="float" office:value="25.805">
            <text:p>25.805</text:p>
          </table:table-cell>
          <table:table-cell table:style-name="ce3" office:value-type="float" office:value="13.335">
            <text:p>13.335</text:p>
          </table:table-cell>
          <table:table-cell table:style-name="ce3" table:formula="of:=([.B91]+[.D91]+[.F91]+[.H91])/10" office:value-type="float" office:value="19.3938">
            <text:p>19.3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1];&quot;/delay=&quot;;[.L91];&quot;ms&quot;)" office:value-type="string" office:string-value="Threads=3/delay=20ms">
            <text:p>Threads=3/delay=20ms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'open-close'.Y121" table:end-x="1.757cm" table:end-y="0.402cm" draw:z-index="4" draw:style-name="gr1" svg:width="22cm" svg:height="11.26cm" svg:x="0.08cm" svg:y="0.433cm">
              <draw:object draw:notify-on-update-of-ranges="'open-close'.A2:'open-close'.A11 'open-close'.N2:'open-close'.N2 'open-close'.H2:'open-close'.H11 'open-close'.N12:'open-close'.N12 'open-close'.H12:'open-close'.H21 'open-close'.N23:'open-close'.N23 'open-close'.H22:'open-close'.H31 'open-close'.N32:'open-close'.N32 'open-close'.H32:'open-close'.H41 'open-close'.N42:'open-close'.N42 'open-close'.H42:'open-close'.H51 'open-close'.N52:'open-close'.N52 'open-close'.H52:'open-close'.H61 'open-close'.N62:'open-close'.N62 'open-close'.H62:'open-close'.H71 'open-close'.N72:'open-close'.N72 'open-close'.H72:'open-close'.H81 'open-close'.N82:'open-close'.N82 'open-close'.H82:'open-close'.H9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'open-close'.Y152" table:end-x="1.757cm" table:end-y="0.402cm" draw:z-index="5" draw:style-name="gr1" svg:width="22cm" svg:height="11.26cm" svg:x="0.08cm" svg:y="0.433cm">
              <draw:object draw:notify-on-update-of-ranges="'open-close'.A2:'open-close'.A11 'open-close'.N2:'open-close'.N2 'open-close'.J2:'open-close'.J11 'open-close'.N12:'open-close'.N12 'open-close'.J12:'open-close'.J21 'open-close'.N23:'open-close'.N23 'open-close'.J22:'open-close'.J31 'open-close'.N32:'open-close'.N32 'open-close'.J32:'open-close'.J41 'open-close'.N42:'open-close'.N42 'open-close'.J42:'open-close'.J51 'open-close'.N52:'open-close'.N52 'open-close'.J52:'open-close'.J61 'open-close'.N62:'open-close'.N62 'open-close'.J62:'open-close'.J71 'open-close'.N72:'open-close'.N72 'open-close'.J72:'open-close'.J81 'open-close'.N82:'open-close'.N82 'open-close'.J82:'open-close'.J9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65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 open-close" table:style-name="ta1" table:print="false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8" table:default-cell-style-name="ce1"/>
        <table:table-column table:style-name="co11" table:number-columns-repeated="2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1009" table:default-cell-style-name="ce1"/>
        <table:table-row table:style-name="ro1">
          <table:table-cell office:value-type="string">
            <text:p>Clients</text:p>
          </table:table-cell>
          <table:table-cell table:style-name="ce2" office:value-type="string">
            <text:p>Open_avg</text:p>
          </table:table-cell>
          <table:table-cell table:style-name="ce2" office:value-type="string">
            <text:p>Open_std</text:p>
          </table:table-cell>
          <table:table-cell table:style-name="ce2" office:value-type="string">
            <text:p>Begin_avg</text:p>
          </table:table-cell>
          <table:table-cell table:style-name="ce2" office:value-type="string">
            <text:p>Begin_std</text:p>
          </table:table-cell>
          <table:table-cell table:style-name="ce2" office:value-type="string">
            <text:p>Commit_avg</text:p>
          </table:table-cell>
          <table:table-cell table:style-name="ce2" office:value-type="string">
            <text:p>Commit_std</text:p>
          </table:table-cell>
          <table:table-cell table:style-name="ce2" office:value-type="string">
            <text:p>Close_avg</text:p>
          </table:table-cell>
          <table:table-cell table:style-name="ce2" office:value-type="string">
            <text:p>Close_std</text:p>
          </table:table-cell>
          <table:table-cell table:style-name="ce2" office:value-type="string">
            <text:p>Tot_avg</text:p>
          </table:table-cell>
          <table:table-cell office:value-type="string">
            <text:p>Server_threads</text:p>
          </table:table-cell>
          <table:table-cell office:value-type="string">
            <text:p>min_e</text:p>
          </table:table-cell>
          <table:table-cell office:value-type="string">
            <text:p>max_e</text:p>
          </table:table-cell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537">
            <text:p>8.537</text:p>
          </table:table-cell>
          <table:table-cell table:style-name="ce3" office:value-type="float" office:value="5.071">
            <text:p>5.071</text:p>
          </table:table-cell>
          <table:table-cell table:style-name="ce3" office:value-type="float" office:value="2.225">
            <text:p>2.225</text:p>
          </table:table-cell>
          <table:table-cell table:style-name="ce3" office:value-type="float" office:value="0.725">
            <text:p>0.725</text:p>
          </table:table-cell>
          <table:table-cell table:style-name="ce3" office:value-type="float" office:value="4.014">
            <text:p>4.014</text:p>
          </table:table-cell>
          <table:table-cell table:style-name="ce3" office:value-type="float" office:value="0.979">
            <text:p>0.979</text:p>
          </table:table-cell>
          <table:table-cell table:style-name="ce3" office:value-type="float" office:value="0.572">
            <text:p>0.572</text:p>
          </table:table-cell>
          <table:table-cell table:style-name="ce3" office:value-type="float" office:value="0.117">
            <text:p>0.117</text:p>
          </table:table-cell>
          <table:table-cell table:style-name="ce3" table:formula="of:=([.B2]+([.D2]+[.F2])*100+[.H2])/1000" office:value-type="float" office:value="0.633009">
            <text:p>0.6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2];&quot;/delay=&quot;;[.L2];&quot;ms&quot;)" office:value-type="string" office:string-value="Threads=1/delay=0ms">
            <text:p>Threads=1/delay=0ms</text:p>
          </table:table-cell>
          <table:table-cell/>
          <table:table-cell>
            <draw:frame table:end-cell-address="'no open-close'.Y26" table:end-x="1.711cm" table:end-y="0.423cm" draw:z-index="0" draw:style-name="gr1" svg:width="22cm" svg:height="11.26cm" svg:x="0.034cm" svg:y="0.002cm">
              <draw:object draw:notify-on-update-of-ranges="'no open-close'.A2:'no open-close'.A11 'no open-close'.N2:'no open-close'.N2 'no open-close'.B2:'no open-close'.B11 'no open-close'.N12:'no open-close'.N12 'no open-close'.B12:'no open-close'.B21 'no open-close'.N23:'no open-close'.N23 'no open-close'.B22:'no open-close'.B31 'no open-close'.N32:'no open-close'.N32 'no open-close'.B32:'no open-close'.B41 'no open-close'.N42:'no open-close'.N42 'no open-close'.B42:'no open-close'.B51 'no open-close'.N52:'no open-close'.N52 'no open-close'.B52:'no open-close'.B61 'no open-close'.N62:'no open-close'.N62 'no open-close'.B62:'no open-close'.B71 'no open-close'.N72:'no open-close'.N72 'no open-close'.B72:'no open-close'.B81 'no open-close'.N82:'no open-close'.N82 'no open-close'.B82:'no open-close'.B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23.602">
            <text:p>23.602</text:p>
          </table:table-cell>
          <table:table-cell table:style-name="ce3" office:value-type="float" office:value="14.348">
            <text:p>14.348</text:p>
          </table:table-cell>
          <table:table-cell table:style-name="ce3" office:value-type="float" office:value="3.761">
            <text:p>3.761</text:p>
          </table:table-cell>
          <table:table-cell table:style-name="ce3" office:value-type="float" office:value="1.381">
            <text:p>1.381</text:p>
          </table:table-cell>
          <table:table-cell table:style-name="ce3" office:value-type="float" office:value="7.145">
            <text:p>7.145</text:p>
          </table:table-cell>
          <table:table-cell table:style-name="ce3" office:value-type="float" office:value="2.377">
            <text:p>2.377</text:p>
          </table:table-cell>
          <table:table-cell table:style-name="ce3" office:value-type="float" office:value="1.827">
            <text:p>1.827</text:p>
          </table:table-cell>
          <table:table-cell table:style-name="ce3" office:value-type="float" office:value="2.155">
            <text:p>2.155</text:p>
          </table:table-cell>
          <table:table-cell table:style-name="ce3" table:formula="of:=([.B3]+([.D3]+[.F3])*100+[.H3])/1000" office:value-type="float" office:value="1.116029">
            <text:p>1.1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];&quot;/delay=&quot;;[.L3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35.765">
            <text:p>35.765</text:p>
          </table:table-cell>
          <table:table-cell table:style-name="ce3" office:value-type="float" office:value="21.906">
            <text:p>21.906</text:p>
          </table:table-cell>
          <table:table-cell table:style-name="ce3" office:value-type="float" office:value="6.833">
            <text:p>6.833</text:p>
          </table:table-cell>
          <table:table-cell table:style-name="ce3" office:value-type="float" office:value="2.124">
            <text:p>2.124</text:p>
          </table:table-cell>
          <table:table-cell table:style-name="ce3" office:value-type="float" office:value="13.133">
            <text:p>13.133</text:p>
          </table:table-cell>
          <table:table-cell table:style-name="ce3" office:value-type="float" office:value="3.523">
            <text:p>3.523</text:p>
          </table:table-cell>
          <table:table-cell table:style-name="ce3" office:value-type="float" office:value="3.156">
            <text:p>3.156</text:p>
          </table:table-cell>
          <table:table-cell table:style-name="ce3" office:value-type="float" office:value="3.236">
            <text:p>3.236</text:p>
          </table:table-cell>
          <table:table-cell table:style-name="ce3" table:formula="of:=([.B4]+([.D4]+[.F4])*100+[.H4])/1000" office:value-type="float" office:value="2.035521">
            <text:p>2.0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];&quot;/delay=&quot;;[.L4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48.597">
            <text:p>48.597</text:p>
          </table:table-cell>
          <table:table-cell table:style-name="ce3" office:value-type="float" office:value="29.507">
            <text:p>29.507</text:p>
          </table:table-cell>
          <table:table-cell table:style-name="ce3" office:value-type="float" office:value="12.509">
            <text:p>12.509</text:p>
          </table:table-cell>
          <table:table-cell table:style-name="ce3" office:value-type="float" office:value="2.712">
            <text:p>2.712</text:p>
          </table:table-cell>
          <table:table-cell table:style-name="ce3" office:value-type="float" office:value="21.243">
            <text:p>21.243</text:p>
          </table:table-cell>
          <table:table-cell table:style-name="ce3" office:value-type="float" office:value="3.894">
            <text:p>3.894</text:p>
          </table:table-cell>
          <table:table-cell table:style-name="ce3" office:value-type="float" office:value="6.187">
            <text:p>6.187</text:p>
          </table:table-cell>
          <table:table-cell table:style-name="ce3" office:value-type="float" office:value="5.197">
            <text:p>5.197</text:p>
          </table:table-cell>
          <table:table-cell table:style-name="ce3" table:formula="of:=([.B5]+([.D5]+[.F5])*100+[.H5])/1000" office:value-type="float" office:value="3.429984">
            <text:p>3.43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5];&quot;/delay=&quot;;[.L5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67.24">
            <text:p>67.240</text:p>
          </table:table-cell>
          <table:table-cell table:style-name="ce3" office:value-type="float" office:value="44.794">
            <text:p>44.794</text:p>
          </table:table-cell>
          <table:table-cell table:style-name="ce3" office:value-type="float" office:value="17.485">
            <text:p>17.485</text:p>
          </table:table-cell>
          <table:table-cell table:style-name="ce3" office:value-type="float" office:value="3.224">
            <text:p>3.224</text:p>
          </table:table-cell>
          <table:table-cell table:style-name="ce3" office:value-type="float" office:value="27.769">
            <text:p>27.769</text:p>
          </table:table-cell>
          <table:table-cell table:style-name="ce3" office:value-type="float" office:value="4.642">
            <text:p>4.642</text:p>
          </table:table-cell>
          <table:table-cell table:style-name="ce3" office:value-type="float" office:value="10.093">
            <text:p>10.093</text:p>
          </table:table-cell>
          <table:table-cell table:style-name="ce3" office:value-type="float" office:value="7.339">
            <text:p>7.339</text:p>
          </table:table-cell>
          <table:table-cell table:style-name="ce3" table:formula="of:=([.B6]+([.D6]+[.F6])*100+[.H6])/1000" office:value-type="float" office:value="4.602733">
            <text:p>4.60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];&quot;/delay=&quot;;[.L6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91.141">
            <text:p>91.141</text:p>
          </table:table-cell>
          <table:table-cell table:style-name="ce3" office:value-type="float" office:value="67.217">
            <text:p>67.217</text:p>
          </table:table-cell>
          <table:table-cell table:style-name="ce3" office:value-type="float" office:value="23.25">
            <text:p>23.250</text:p>
          </table:table-cell>
          <table:table-cell table:style-name="ce3" office:value-type="float" office:value="4.361">
            <text:p>4.361</text:p>
          </table:table-cell>
          <table:table-cell table:style-name="ce3" office:value-type="float" office:value="35.12">
            <text:p>35.120</text:p>
          </table:table-cell>
          <table:table-cell table:style-name="ce3" office:value-type="float" office:value="6.337">
            <text:p>6.337</text:p>
          </table:table-cell>
          <table:table-cell table:style-name="ce3" office:value-type="float" office:value="12.375">
            <text:p>12.375</text:p>
          </table:table-cell>
          <table:table-cell table:style-name="ce3" office:value-type="float" office:value="9.234">
            <text:p>9.234</text:p>
          </table:table-cell>
          <table:table-cell table:style-name="ce3" table:formula="of:=([.B7]+([.D7]+[.F7])*100+[.H7])/1000" office:value-type="float" office:value="5.940516">
            <text:p>5.94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];&quot;/delay=&quot;;[.L7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37.666">
            <text:p>137.666</text:p>
          </table:table-cell>
          <table:table-cell table:style-name="ce3" office:value-type="float" office:value="112.799">
            <text:p>112.799</text:p>
          </table:table-cell>
          <table:table-cell table:style-name="ce3" office:value-type="float" office:value="28.954">
            <text:p>28.954</text:p>
          </table:table-cell>
          <table:table-cell table:style-name="ce3" office:value-type="float" office:value="4.142">
            <text:p>4.142</text:p>
          </table:table-cell>
          <table:table-cell table:style-name="ce3" office:value-type="float" office:value="42.536">
            <text:p>42.536</text:p>
          </table:table-cell>
          <table:table-cell table:style-name="ce3" office:value-type="float" office:value="6.606">
            <text:p>6.606</text:p>
          </table:table-cell>
          <table:table-cell table:style-name="ce3" office:value-type="float" office:value="15.485">
            <text:p>15.485</text:p>
          </table:table-cell>
          <table:table-cell table:style-name="ce3" office:value-type="float" office:value="11.615">
            <text:p>11.615</text:p>
          </table:table-cell>
          <table:table-cell table:style-name="ce3" table:formula="of:=([.B8]+([.D8]+[.F8])*100+[.H8])/1000" office:value-type="float" office:value="7.302151">
            <text:p>7.30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8];&quot;/delay=&quot;;[.L8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65.663">
            <text:p>165.663</text:p>
          </table:table-cell>
          <table:table-cell table:style-name="ce3" office:value-type="float" office:value="141.395">
            <text:p>141.395</text:p>
          </table:table-cell>
          <table:table-cell table:style-name="ce3" office:value-type="float" office:value="34.604">
            <text:p>34.604</text:p>
          </table:table-cell>
          <table:table-cell table:style-name="ce3" office:value-type="float" office:value="4.653">
            <text:p>4.653</text:p>
          </table:table-cell>
          <table:table-cell table:style-name="ce3" office:value-type="float" office:value="50.185">
            <text:p>50.185</text:p>
          </table:table-cell>
          <table:table-cell table:style-name="ce3" office:value-type="float" office:value="7.451">
            <text:p>7.451</text:p>
          </table:table-cell>
          <table:table-cell table:style-name="ce3" office:value-type="float" office:value="18.538">
            <text:p>18.538</text:p>
          </table:table-cell>
          <table:table-cell table:style-name="ce3" office:value-type="float" office:value="12.803">
            <text:p>12.803</text:p>
          </table:table-cell>
          <table:table-cell table:style-name="ce3" table:formula="of:=([.B9]+([.D9]+[.F9])*100+[.H9])/1000" office:value-type="float" office:value="8.663101">
            <text:p>8.66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9];&quot;/delay=&quot;;[.L9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215.81">
            <text:p>215.810</text:p>
          </table:table-cell>
          <table:table-cell table:style-name="ce3" office:value-type="float" office:value="188.833">
            <text:p>188.833</text:p>
          </table:table-cell>
          <table:table-cell table:style-name="ce3" office:value-type="float" office:value="41.447">
            <text:p>41.447</text:p>
          </table:table-cell>
          <table:table-cell table:style-name="ce3" office:value-type="float" office:value="5.889">
            <text:p>5.889</text:p>
          </table:table-cell>
          <table:table-cell table:style-name="ce3" office:value-type="float" office:value="58.975">
            <text:p>58.975</text:p>
          </table:table-cell>
          <table:table-cell table:style-name="ce3" office:value-type="float" office:value="9.331">
            <text:p>9.331</text:p>
          </table:table-cell>
          <table:table-cell table:style-name="ce3" office:value-type="float" office:value="21.015">
            <text:p>21.015</text:p>
          </table:table-cell>
          <table:table-cell table:style-name="ce3" office:value-type="float" office:value="14.642">
            <text:p>14.642</text:p>
          </table:table-cell>
          <table:table-cell table:style-name="ce3" table:formula="of:=([.B10]+([.D10]+[.F10])*100+[.H10])/1000" office:value-type="float" office:value="10.279025">
            <text:p>10.27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0];&quot;/delay=&quot;;[.L10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75.74">
            <text:p>275.740</text:p>
          </table:table-cell>
          <table:table-cell table:style-name="ce3" office:value-type="float" office:value="245.302">
            <text:p>245.302</text:p>
          </table:table-cell>
          <table:table-cell table:style-name="ce3" office:value-type="float" office:value="48.671">
            <text:p>48.671</text:p>
          </table:table-cell>
          <table:table-cell table:style-name="ce3" office:value-type="float" office:value="6.943">
            <text:p>6.943</text:p>
          </table:table-cell>
          <table:table-cell table:style-name="ce3" office:value-type="float" office:value="68.552">
            <text:p>68.552</text:p>
          </table:table-cell>
          <table:table-cell table:style-name="ce3" office:value-type="float" office:value="10.996">
            <text:p>10.996</text:p>
          </table:table-cell>
          <table:table-cell table:style-name="ce3" office:value-type="float" office:value="24.42">
            <text:p>24.420</text:p>
          </table:table-cell>
          <table:table-cell table:style-name="ce3" office:value-type="float" office:value="17.348">
            <text:p>17.348</text:p>
          </table:table-cell>
          <table:table-cell table:style-name="ce3" table:formula="of:=([.B11]+([.D11]+[.F11])*100+[.H11])/1000" office:value-type="float" office:value="12.02246">
            <text:p>12.02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11];&quot;/delay=&quot;;[.L11];&quot;ms&quot;)" office:value-type="string" office:string-value="Threads=1/delay=0ms">
            <text:p>Threads=1/delay=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035">
            <text:p>8.035</text:p>
          </table:table-cell>
          <table:table-cell table:style-name="ce3" office:value-type="float" office:value="3.869">
            <text:p>3.869</text:p>
          </table:table-cell>
          <table:table-cell table:style-name="ce3" office:value-type="float" office:value="1.365">
            <text:p>1.365</text:p>
          </table:table-cell>
          <table:table-cell table:style-name="ce3" office:value-type="float" office:value="0.521">
            <text:p>0.521</text:p>
          </table:table-cell>
          <table:table-cell table:style-name="ce3" office:value-type="float" office:value="2.338">
            <text:p>2.338</text:p>
          </table:table-cell>
          <table:table-cell table:style-name="ce3" office:value-type="float" office:value="0.703">
            <text:p>0.703</text:p>
          </table:table-cell>
          <table:table-cell table:style-name="ce3" office:value-type="float" office:value="0.731">
            <text:p>0.731</text:p>
          </table:table-cell>
          <table:table-cell table:style-name="ce3" office:value-type="float" office:value="0.268">
            <text:p>0.268</text:p>
          </table:table-cell>
          <table:table-cell table:style-name="ce3" table:formula="of:=([.B12]+([.D12]+[.F12])*100+[.H12])/1000" office:value-type="float" office:value="0.379066">
            <text:p>0.37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2];&quot;/delay=&quot;;[.L12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5.803">
            <text:p>15.803</text:p>
          </table:table-cell>
          <table:table-cell table:style-name="ce3" office:value-type="float" office:value="8.081">
            <text:p>8.081</text:p>
          </table:table-cell>
          <table:table-cell table:style-name="ce3" office:value-type="float" office:value="1.667">
            <text:p>1.667</text:p>
          </table:table-cell>
          <table:table-cell table:style-name="ce3" office:value-type="float" office:value="0.837">
            <text:p>0.837</text:p>
          </table:table-cell>
          <table:table-cell table:style-name="ce3" office:value-type="float" office:value="2.558">
            <text:p>2.558</text:p>
          </table:table-cell>
          <table:table-cell table:style-name="ce3" office:value-type="float" office:value="1.007">
            <text:p>1.007</text:p>
          </table:table-cell>
          <table:table-cell table:style-name="ce3" office:value-type="float" office:value="0.644">
            <text:p>0.644</text:p>
          </table:table-cell>
          <table:table-cell table:style-name="ce3" office:value-type="float" office:value="0.187">
            <text:p>0.187</text:p>
          </table:table-cell>
          <table:table-cell table:style-name="ce3" table:formula="of:=([.B13]+([.D13]+[.F13])*100+[.H13])/1000" office:value-type="float" office:value="0.438947">
            <text:p>0.43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3];&quot;/delay=&quot;;[.L13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4.358">
            <text:p>24.358</text:p>
          </table:table-cell>
          <table:table-cell table:style-name="ce3" office:value-type="float" office:value="13.173">
            <text:p>13.173</text:p>
          </table:table-cell>
          <table:table-cell table:style-name="ce3" office:value-type="float" office:value="2.131">
            <text:p>2.131</text:p>
          </table:table-cell>
          <table:table-cell table:style-name="ce3" office:value-type="float" office:value="1.265">
            <text:p>1.265</text:p>
          </table:table-cell>
          <table:table-cell table:style-name="ce3" office:value-type="float" office:value="3.199">
            <text:p>3.199</text:p>
          </table:table-cell>
          <table:table-cell table:style-name="ce3" office:value-type="float" office:value="1.518">
            <text:p>1.518</text:p>
          </table:table-cell>
          <table:table-cell table:style-name="ce3" office:value-type="float" office:value="0.793">
            <text:p>0.793</text:p>
          </table:table-cell>
          <table:table-cell table:style-name="ce3" office:value-type="float" office:value="0.573">
            <text:p>0.573</text:p>
          </table:table-cell>
          <table:table-cell table:style-name="ce3" table:formula="of:=([.B14]+([.D14]+[.F14])*100+[.H14])/1000" office:value-type="float" office:value="0.558151">
            <text:p>0.55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4];&quot;/delay=&quot;;[.L14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1.894">
            <text:p>31.894</text:p>
          </table:table-cell>
          <table:table-cell table:style-name="ce3" office:value-type="float" office:value="17.522">
            <text:p>17.522</text:p>
          </table:table-cell>
          <table:table-cell table:style-name="ce3" office:value-type="float" office:value="3.406">
            <text:p>3.406</text:p>
          </table:table-cell>
          <table:table-cell table:style-name="ce3" office:value-type="float" office:value="1.963">
            <text:p>1.963</text:p>
          </table:table-cell>
          <table:table-cell table:style-name="ce3" office:value-type="float" office:value="4.672">
            <text:p>4.672</text:p>
          </table:table-cell>
          <table:table-cell table:style-name="ce3" office:value-type="float" office:value="2.468">
            <text:p>2.468</text:p>
          </table:table-cell>
          <table:table-cell table:style-name="ce3" office:value-type="float" office:value="1.08">
            <text:p>1.080</text:p>
          </table:table-cell>
          <table:table-cell table:style-name="ce3" office:value-type="float" office:value="0.804">
            <text:p>0.804</text:p>
          </table:table-cell>
          <table:table-cell table:style-name="ce3" table:formula="of:=([.B15]+([.D15]+[.F15])*100+[.H15])/1000" office:value-type="float" office:value="0.840774">
            <text:p>0.84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5];&quot;/delay=&quot;;[.L15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41.448">
            <text:p>41.448</text:p>
          </table:table-cell>
          <table:table-cell table:style-name="ce3" office:value-type="float" office:value="22.519">
            <text:p>22.519</text:p>
          </table:table-cell>
          <table:table-cell table:style-name="ce3" office:value-type="float" office:value="5.092">
            <text:p>5.092</text:p>
          </table:table-cell>
          <table:table-cell table:style-name="ce3" office:value-type="float" office:value="2.381">
            <text:p>2.381</text:p>
          </table:table-cell>
          <table:table-cell table:style-name="ce3" office:value-type="float" office:value="7.505">
            <text:p>7.505</text:p>
          </table:table-cell>
          <table:table-cell table:style-name="ce3" office:value-type="float" office:value="3.916">
            <text:p>3.916</text:p>
          </table:table-cell>
          <table:table-cell table:style-name="ce3" office:value-type="float" office:value="1.433">
            <text:p>1.433</text:p>
          </table:table-cell>
          <table:table-cell table:style-name="ce3" office:value-type="float" office:value="1.808">
            <text:p>1.808</text:p>
          </table:table-cell>
          <table:table-cell table:style-name="ce3" table:formula="of:=([.B16]+([.D16]+[.F16])*100+[.H16])/1000" office:value-type="float" office:value="1.302581">
            <text:p>1.30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6];&quot;/delay=&quot;;[.L16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4.542">
            <text:p>54.542</text:p>
          </table:table-cell>
          <table:table-cell table:style-name="ce3" office:value-type="float" office:value="30.564">
            <text:p>30.564</text:p>
          </table:table-cell>
          <table:table-cell table:style-name="ce3" office:value-type="float" office:value="8.169">
            <text:p>8.169</text:p>
          </table:table-cell>
          <table:table-cell table:style-name="ce3" office:value-type="float" office:value="3.06">
            <text:p>3.060</text:p>
          </table:table-cell>
          <table:table-cell table:style-name="ce3" office:value-type="float" office:value="13.842">
            <text:p>13.842</text:p>
          </table:table-cell>
          <table:table-cell table:style-name="ce3" office:value-type="float" office:value="5.362">
            <text:p>5.362</text:p>
          </table:table-cell>
          <table:table-cell table:style-name="ce3" office:value-type="float" office:value="2.734">
            <text:p>2.734</text:p>
          </table:table-cell>
          <table:table-cell table:style-name="ce3" office:value-type="float" office:value="3.243">
            <text:p>3.243</text:p>
          </table:table-cell>
          <table:table-cell table:style-name="ce3" table:formula="of:=([.B17]+([.D17]+[.F17])*100+[.H17])/1000" office:value-type="float" office:value="2.258376">
            <text:p>2.25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7];&quot;/delay=&quot;;[.L17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3.928">
            <text:p>63.928</text:p>
          </table:table-cell>
          <table:table-cell table:style-name="ce3" office:value-type="float" office:value="38.71">
            <text:p>38.710</text:p>
          </table:table-cell>
          <table:table-cell table:style-name="ce3" office:value-type="float" office:value="15.886">
            <text:p>15.886</text:p>
          </table:table-cell>
          <table:table-cell table:style-name="ce3" office:value-type="float" office:value="4.777">
            <text:p>4.777</text:p>
          </table:table-cell>
          <table:table-cell table:style-name="ce3" office:value-type="float" office:value="25.907">
            <text:p>25.907</text:p>
          </table:table-cell>
          <table:table-cell table:style-name="ce3" office:value-type="float" office:value="6.897">
            <text:p>6.897</text:p>
          </table:table-cell>
          <table:table-cell table:style-name="ce3" office:value-type="float" office:value="5.068">
            <text:p>5.068</text:p>
          </table:table-cell>
          <table:table-cell table:style-name="ce3" office:value-type="float" office:value="5.336">
            <text:p>5.336</text:p>
          </table:table-cell>
          <table:table-cell table:style-name="ce3" table:formula="of:=([.B18]+([.D18]+[.F18])*100+[.H18])/1000" office:value-type="float" office:value="4.248296">
            <text:p>4.24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8];&quot;/delay=&quot;;[.L18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83.141">
            <text:p>83.141</text:p>
          </table:table-cell>
          <table:table-cell table:style-name="ce3" office:value-type="float" office:value="59.99">
            <text:p>59.990</text:p>
          </table:table-cell>
          <table:table-cell table:style-name="ce3" office:value-type="float" office:value="24.63">
            <text:p>24.630</text:p>
          </table:table-cell>
          <table:table-cell table:style-name="ce3" office:value-type="float" office:value="4.951">
            <text:p>4.951</text:p>
          </table:table-cell>
          <table:table-cell table:style-name="ce3" office:value-type="float" office:value="36.884">
            <text:p>36.884</text:p>
          </table:table-cell>
          <table:table-cell table:style-name="ce3" office:value-type="float" office:value="7.261">
            <text:p>7.261</text:p>
          </table:table-cell>
          <table:table-cell table:style-name="ce3" office:value-type="float" office:value="8.329">
            <text:p>8.329</text:p>
          </table:table-cell>
          <table:table-cell table:style-name="ce3" office:value-type="float" office:value="9.428">
            <text:p>9.428</text:p>
          </table:table-cell>
          <table:table-cell table:style-name="ce3" table:formula="of:=([.B19]+([.D19]+[.F19])*100+[.H19])/1000" office:value-type="float" office:value="6.24287">
            <text:p>6.2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19];&quot;/delay=&quot;;[.L19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15.541">
            <text:p>115.541</text:p>
          </table:table-cell>
          <table:table-cell table:style-name="ce3" office:value-type="float" office:value="99.929">
            <text:p>99.929</text:p>
          </table:table-cell>
          <table:table-cell table:style-name="ce3" office:value-type="float" office:value="33.267">
            <text:p>33.267</text:p>
          </table:table-cell>
          <table:table-cell table:style-name="ce3" office:value-type="float" office:value="7.146">
            <text:p>7.146</text:p>
          </table:table-cell>
          <table:table-cell table:style-name="ce3" office:value-type="float" office:value="48.456">
            <text:p>48.456</text:p>
          </table:table-cell>
          <table:table-cell table:style-name="ce3" office:value-type="float" office:value="10.461">
            <text:p>10.461</text:p>
          </table:table-cell>
          <table:table-cell table:style-name="ce3" office:value-type="float" office:value="11.516">
            <text:p>11.516</text:p>
          </table:table-cell>
          <table:table-cell table:style-name="ce3" office:value-type="float" office:value="12.945">
            <text:p>12.945</text:p>
          </table:table-cell>
          <table:table-cell table:style-name="ce3" table:formula="of:=([.B20]+([.D20]+[.F20])*100+[.H20])/1000" office:value-type="float" office:value="8.299357">
            <text:p>8.29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0];&quot;/delay=&quot;;[.L20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39.436">
            <text:p>139.436</text:p>
          </table:table-cell>
          <table:table-cell table:style-name="ce3" office:value-type="float" office:value="128.126">
            <text:p>128.126</text:p>
          </table:table-cell>
          <table:table-cell table:style-name="ce3" office:value-type="float" office:value="46.992">
            <text:p>46.992</text:p>
          </table:table-cell>
          <table:table-cell table:style-name="ce3" office:value-type="float" office:value="8.581">
            <text:p>8.581</text:p>
          </table:table-cell>
          <table:table-cell table:style-name="ce3" office:value-type="float" office:value="66.511">
            <text:p>66.511</text:p>
          </table:table-cell>
          <table:table-cell table:style-name="ce3" office:value-type="float" office:value="12.786">
            <text:p>12.786</text:p>
          </table:table-cell>
          <table:table-cell table:style-name="ce3" office:value-type="float" office:value="14.97">
            <text:p>14.970</text:p>
          </table:table-cell>
          <table:table-cell table:style-name="ce3" office:value-type="float" office:value="17.135">
            <text:p>17.135</text:p>
          </table:table-cell>
          <table:table-cell table:style-name="ce3" table:formula="of:=([.B21]+([.D21]+[.F21])*100+[.H21])/1000" office:value-type="float" office:value="11.504706">
            <text:p>11.50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21];&quot;/delay=&quot;;[.L21];&quot;ms&quot;)" office:value-type="string" office:string-value="Threads=1/delay=10ms">
            <text:p>Threads=1/delay=1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7.705">
            <text:p>7.705</text:p>
          </table:table-cell>
          <table:table-cell table:style-name="ce3" office:value-type="float" office:value="3.3">
            <text:p>3.300</text:p>
          </table:table-cell>
          <table:table-cell table:style-name="ce3" office:value-type="float" office:value="1.347">
            <text:p>1.347</text:p>
          </table:table-cell>
          <table:table-cell table:style-name="ce3" office:value-type="float" office:value="0.565">
            <text:p>0.565</text:p>
          </table:table-cell>
          <table:table-cell table:style-name="ce3" office:value-type="float" office:value="2.182">
            <text:p>2.182</text:p>
          </table:table-cell>
          <table:table-cell table:style-name="ce3" office:value-type="float" office:value="0.68">
            <text:p>0.680</text:p>
          </table:table-cell>
          <table:table-cell table:style-name="ce3" office:value-type="float" office:value="0.564">
            <text:p>0.564</text:p>
          </table:table-cell>
          <table:table-cell table:style-name="ce3" office:value-type="float" office:value="0.082">
            <text:p>0.082</text:p>
          </table:table-cell>
          <table:table-cell table:style-name="ce3" table:formula="of:=([.B22]+([.D22]+[.F22])*100+[.H22])/1000" office:value-type="float" office:value="0.361169">
            <text:p>0.36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2];&quot;/delay=&quot;;[.L22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4.843">
            <text:p>14.843</text:p>
          </table:table-cell>
          <table:table-cell table:style-name="ce3" office:value-type="float" office:value="8.343">
            <text:p>8.343</text:p>
          </table:table-cell>
          <table:table-cell table:style-name="ce3" office:value-type="float" office:value="1.531">
            <text:p>1.531</text:p>
          </table:table-cell>
          <table:table-cell table:style-name="ce3" office:value-type="float" office:value="0.803">
            <text:p>0.803</text:p>
          </table:table-cell>
          <table:table-cell table:style-name="ce3" office:value-type="float" office:value="2.433">
            <text:p>2.433</text:p>
          </table:table-cell>
          <table:table-cell table:style-name="ce3" office:value-type="float" office:value="1.016">
            <text:p>1.016</text:p>
          </table:table-cell>
          <table:table-cell table:style-name="ce3" office:value-type="float" office:value="0.903">
            <text:p>0.903</text:p>
          </table:table-cell>
          <table:table-cell table:style-name="ce3" office:value-type="float" office:value="0.572">
            <text:p>0.572</text:p>
          </table:table-cell>
          <table:table-cell table:style-name="ce3" table:formula="of:=([.B23]+([.D23]+[.F23])*100+[.H23])/1000" office:value-type="float" office:value="0.412146">
            <text:p>0.4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3];&quot;/delay=&quot;;[.L23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3.579">
            <text:p>23.579</text:p>
          </table:table-cell>
          <table:table-cell table:style-name="ce3" office:value-type="float" office:value="12.643">
            <text:p>12.643</text:p>
          </table:table-cell>
          <table:table-cell table:style-name="ce3" office:value-type="float" office:value="1.944">
            <text:p>1.944</text:p>
          </table:table-cell>
          <table:table-cell table:style-name="ce3" office:value-type="float" office:value="1.122">
            <text:p>1.122</text:p>
          </table:table-cell>
          <table:table-cell table:style-name="ce3" office:value-type="float" office:value="2.924">
            <text:p>2.924</text:p>
          </table:table-cell>
          <table:table-cell table:style-name="ce3" office:value-type="float" office:value="1.419">
            <text:p>1.419</text:p>
          </table:table-cell>
          <table:table-cell table:style-name="ce3" office:value-type="float" office:value="0.966">
            <text:p>0.966</text:p>
          </table:table-cell>
          <table:table-cell table:style-name="ce3" office:value-type="float" office:value="0.722">
            <text:p>0.722</text:p>
          </table:table-cell>
          <table:table-cell table:style-name="ce3" table:formula="of:=([.B24]+([.D24]+[.F24])*100+[.H24])/1000" office:value-type="float" office:value="0.511345">
            <text:p>0.5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4];&quot;/delay=&quot;;[.L24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174">
            <text:p>30.174</text:p>
          </table:table-cell>
          <table:table-cell table:style-name="ce3" office:value-type="float" office:value="17.088">
            <text:p>17.088</text:p>
          </table:table-cell>
          <table:table-cell table:style-name="ce3" office:value-type="float" office:value="2.499">
            <text:p>2.499</text:p>
          </table:table-cell>
          <table:table-cell table:style-name="ce3" office:value-type="float" office:value="1.484">
            <text:p>1.484</text:p>
          </table:table-cell>
          <table:table-cell table:style-name="ce3" office:value-type="float" office:value="3.872">
            <text:p>3.872</text:p>
          </table:table-cell>
          <table:table-cell table:style-name="ce3" office:value-type="float" office:value="2.073">
            <text:p>2.073</text:p>
          </table:table-cell>
          <table:table-cell table:style-name="ce3" office:value-type="float" office:value="1.03">
            <text:p>1.030</text:p>
          </table:table-cell>
          <table:table-cell table:style-name="ce3" office:value-type="float" office:value="0.712">
            <text:p>0.712</text:p>
          </table:table-cell>
          <table:table-cell table:style-name="ce3" table:formula="of:=([.B25]+([.D25]+[.F25])*100+[.H25])/1000" office:value-type="float" office:value="0.668304">
            <text:p>0.668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5];&quot;/delay=&quot;;[.L25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40.472">
            <text:p>40.472</text:p>
          </table:table-cell>
          <table:table-cell table:style-name="ce3" office:value-type="float" office:value="21.241">
            <text:p>21.241</text:p>
          </table:table-cell>
          <table:table-cell table:style-name="ce3" office:value-type="float" office:value="3.307">
            <text:p>3.307</text:p>
          </table:table-cell>
          <table:table-cell table:style-name="ce3" office:value-type="float" office:value="1.779">
            <text:p>1.779</text:p>
          </table:table-cell>
          <table:table-cell table:style-name="ce3" office:value-type="float" office:value="5.384">
            <text:p>5.384</text:p>
          </table:table-cell>
          <table:table-cell table:style-name="ce3" office:value-type="float" office:value="2.743">
            <text:p>2.743</text:p>
          </table:table-cell>
          <table:table-cell table:style-name="ce3" office:value-type="float" office:value="1.305">
            <text:p>1.305</text:p>
          </table:table-cell>
          <table:table-cell table:style-name="ce3" office:value-type="float" office:value="0.923">
            <text:p>0.923</text:p>
          </table:table-cell>
          <table:table-cell table:style-name="ce3" table:formula="of:=([.B26]+([.D26]+[.F26])*100+[.H26])/1000" office:value-type="float" office:value="0.910877">
            <text:p>0.91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6];&quot;/delay=&quot;;[.L26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49.512">
            <text:p>49.512</text:p>
          </table:table-cell>
          <table:table-cell table:style-name="ce3" office:value-type="float" office:value="26.164">
            <text:p>26.164</text:p>
          </table:table-cell>
          <table:table-cell table:style-name="ce3" office:value-type="float" office:value="5.454">
            <text:p>5.454</text:p>
          </table:table-cell>
          <table:table-cell table:style-name="ce3" office:value-type="float" office:value="2.986">
            <text:p>2.986</text:p>
          </table:table-cell>
          <table:table-cell table:style-name="ce3" office:value-type="float" office:value="9.259">
            <text:p>9.259</text:p>
          </table:table-cell>
          <table:table-cell table:style-name="ce3" office:value-type="float" office:value="4.497">
            <text:p>4.497</text:p>
          </table:table-cell>
          <table:table-cell table:style-name="ce3" office:value-type="float" office:value="1.636">
            <text:p>1.636</text:p>
          </table:table-cell>
          <table:table-cell table:style-name="ce3" office:value-type="float" office:value="1.862">
            <text:p>1.862</text:p>
          </table:table-cell>
          <table:table-cell table:style-name="ce3" table:formula="of:=([.B27]+([.D27]+[.F27])*100+[.H27])/1000" office:value-type="float" office:value="1.522448">
            <text:p>1.52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7];&quot;/delay=&quot;;[.L27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0.718">
            <text:p>60.718</text:p>
          </table:table-cell>
          <table:table-cell table:style-name="ce3" office:value-type="float" office:value="34.748">
            <text:p>34.748</text:p>
          </table:table-cell>
          <table:table-cell table:style-name="ce3" office:value-type="float" office:value="10.059">
            <text:p>10.059</text:p>
          </table:table-cell>
          <table:table-cell table:style-name="ce3" office:value-type="float" office:value="4.159">
            <text:p>4.159</text:p>
          </table:table-cell>
          <table:table-cell table:style-name="ce3" office:value-type="float" office:value="17.045">
            <text:p>17.045</text:p>
          </table:table-cell>
          <table:table-cell table:style-name="ce3" office:value-type="float" office:value="6.084">
            <text:p>6.084</text:p>
          </table:table-cell>
          <table:table-cell table:style-name="ce3" office:value-type="float" office:value="3.32">
            <text:p>3.320</text:p>
          </table:table-cell>
          <table:table-cell table:style-name="ce3" office:value-type="float" office:value="4.987">
            <text:p>4.987</text:p>
          </table:table-cell>
          <table:table-cell table:style-name="ce3" table:formula="of:=([.B28]+([.D28]+[.F28])*100+[.H28])/1000" office:value-type="float" office:value="2.774438">
            <text:p>2.77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8];&quot;/delay=&quot;;[.L28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72.763">
            <text:p>72.763</text:p>
          </table:table-cell>
          <table:table-cell table:style-name="ce3" office:value-type="float" office:value="48.456">
            <text:p>48.456</text:p>
          </table:table-cell>
          <table:table-cell table:style-name="ce3" office:value-type="float" office:value="17.089">
            <text:p>17.089</text:p>
          </table:table-cell>
          <table:table-cell table:style-name="ce3" office:value-type="float" office:value="5.088">
            <text:p>5.088</text:p>
          </table:table-cell>
          <table:table-cell table:style-name="ce3" office:value-type="float" office:value="27.668">
            <text:p>27.668</text:p>
          </table:table-cell>
          <table:table-cell table:style-name="ce3" office:value-type="float" office:value="7.562">
            <text:p>7.562</text:p>
          </table:table-cell>
          <table:table-cell table:style-name="ce3" office:value-type="float" office:value="5.215">
            <text:p>5.215</text:p>
          </table:table-cell>
          <table:table-cell table:style-name="ce3" office:value-type="float" office:value="6.488">
            <text:p>6.488</text:p>
          </table:table-cell>
          <table:table-cell table:style-name="ce3" table:formula="of:=([.B29]+([.D29]+[.F29])*100+[.H29])/1000" office:value-type="float" office:value="4.553678">
            <text:p>4.55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29];&quot;/delay=&quot;;[.L29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92.903">
            <text:p>92.903</text:p>
          </table:table-cell>
          <table:table-cell table:style-name="ce3" office:value-type="float" office:value="73.954">
            <text:p>73.954</text:p>
          </table:table-cell>
          <table:table-cell table:style-name="ce3" office:value-type="float" office:value="24.941">
            <text:p>24.941</text:p>
          </table:table-cell>
          <table:table-cell table:style-name="ce3" office:value-type="float" office:value="5.69">
            <text:p>5.690</text:p>
          </table:table-cell>
          <table:table-cell table:style-name="ce3" office:value-type="float" office:value="38.498">
            <text:p>38.498</text:p>
          </table:table-cell>
          <table:table-cell table:style-name="ce3" office:value-type="float" office:value="8.943">
            <text:p>8.943</text:p>
          </table:table-cell>
          <table:table-cell table:style-name="ce3" office:value-type="float" office:value="7.605">
            <text:p>7.605</text:p>
          </table:table-cell>
          <table:table-cell table:style-name="ce3" office:value-type="float" office:value="8.765">
            <text:p>8.765</text:p>
          </table:table-cell>
          <table:table-cell table:style-name="ce3" table:formula="of:=([.B30]+([.D30]+[.F30])*100+[.H30])/1000" office:value-type="float" office:value="6.444408">
            <text:p>6.4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0];&quot;/delay=&quot;;[.L30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22.694">
            <text:p>122.694</text:p>
          </table:table-cell>
          <table:table-cell table:style-name="ce3" office:value-type="float" office:value="107.427">
            <text:p>107.427</text:p>
          </table:table-cell>
          <table:table-cell table:style-name="ce3" office:value-type="float" office:value="35.495">
            <text:p>35.495</text:p>
          </table:table-cell>
          <table:table-cell table:style-name="ce3" office:value-type="float" office:value="7.434">
            <text:p>7.434</text:p>
          </table:table-cell>
          <table:table-cell table:style-name="ce3" office:value-type="float" office:value="51.708">
            <text:p>51.708</text:p>
          </table:table-cell>
          <table:table-cell table:style-name="ce3" office:value-type="float" office:value="10.906">
            <text:p>10.906</text:p>
          </table:table-cell>
          <table:table-cell table:style-name="ce3" office:value-type="float" office:value="11.801">
            <text:p>11.801</text:p>
          </table:table-cell>
          <table:table-cell table:style-name="ce3" office:value-type="float" office:value="13.39">
            <text:p>13.390</text:p>
          </table:table-cell>
          <table:table-cell table:style-name="ce3" table:formula="of:=([.B31]+([.D31]+[.F31])*100+[.H31])/1000" office:value-type="float" office:value="8.854795">
            <text:p>8.85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31];&quot;/delay=&quot;;[.L31];&quot;ms&quot;)" office:value-type="string" office:string-value="Threads=1/delay=20ms">
            <text:p>Threads=1/delay=2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6.376">
            <text:p>6.376</text:p>
          </table:table-cell>
          <table:table-cell table:style-name="ce3" office:value-type="float" office:value="2.469">
            <text:p>2.469</text:p>
          </table:table-cell>
          <table:table-cell table:style-name="ce3" office:value-type="float" office:value="1.878">
            <text:p>1.878</text:p>
          </table:table-cell>
          <table:table-cell table:style-name="ce3" office:value-type="float" office:value="0.907">
            <text:p>0.907</text:p>
          </table:table-cell>
          <table:table-cell table:style-name="ce3" office:value-type="float" office:value="3.259">
            <text:p>3.259</text:p>
          </table:table-cell>
          <table:table-cell table:style-name="ce3" office:value-type="float" office:value="1.791">
            <text:p>1.791</text:p>
          </table:table-cell>
          <table:table-cell table:style-name="ce3" office:value-type="float" office:value="0.773">
            <text:p>0.773</text:p>
          </table:table-cell>
          <table:table-cell table:style-name="ce3" office:value-type="float" office:value="0.367">
            <text:p>0.367</text:p>
          </table:table-cell>
          <table:table-cell table:style-name="ce3" table:formula="of:=([.B32]+([.D32]+[.F32])*100+[.H32])/1000" office:value-type="float" office:value="0.520849">
            <text:p>0.52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2];&quot;/delay=&quot;;[.L32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6.261">
            <text:p>16.261</text:p>
          </table:table-cell>
          <table:table-cell table:style-name="ce3" office:value-type="float" office:value="8.881">
            <text:p>8.881</text:p>
          </table:table-cell>
          <table:table-cell table:style-name="ce3" office:value-type="float" office:value="2.714">
            <text:p>2.714</text:p>
          </table:table-cell>
          <table:table-cell table:style-name="ce3" office:value-type="float" office:value="1.404">
            <text:p>1.404</text:p>
          </table:table-cell>
          <table:table-cell table:style-name="ce3" office:value-type="float" office:value="5.016">
            <text:p>5.016</text:p>
          </table:table-cell>
          <table:table-cell table:style-name="ce3" office:value-type="float" office:value="2.57">
            <text:p>2.570</text:p>
          </table:table-cell>
          <table:table-cell table:style-name="ce3" office:value-type="float" office:value="1.005">
            <text:p>1.005</text:p>
          </table:table-cell>
          <table:table-cell table:style-name="ce3" office:value-type="float" office:value="0.746">
            <text:p>0.746</text:p>
          </table:table-cell>
          <table:table-cell table:style-name="ce3" table:formula="of:=([.B33]+([.D33]+[.F33])*100+[.H33])/1000" office:value-type="float" office:value="0.790266">
            <text:p>0.79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3];&quot;/delay=&quot;;[.L33];&quot;ms&quot;)" office:value-type="string" office:string-value="Threads=2/delay=0ms">
            <text:p>Threads=2/delay=0ms</text:p>
          </table:table-cell>
          <table:table-cell/>
          <table:table-cell>
            <draw:frame table:end-cell-address="'no open-close'.Y57" table:end-x="1.711cm" table:end-y="0.422cm" draw:z-index="1" draw:style-name="gr1" svg:width="22cm" svg:height="11.26cm" svg:x="0.034cm" svg:y="0.001cm">
              <draw:object draw:notify-on-update-of-ranges="'no open-close'.A2:'no open-close'.A11 'no open-close'.N2:'no open-close'.N2 'no open-close'.D2:'no open-close'.D11 'no open-close'.N12:'no open-close'.N12 'no open-close'.D12:'no open-close'.D21 'no open-close'.N23:'no open-close'.N23 'no open-close'.D22:'no open-close'.D31 'no open-close'.N32:'no open-close'.N32 'no open-close'.D32:'no open-close'.D41 'no open-close'.N42:'no open-close'.N42 'no open-close'.D42:'no open-close'.D51 'no open-close'.N52:'no open-close'.N52 'no open-close'.D52:'no open-close'.D61 'no open-close'.N62:'no open-close'.N62 'no open-close'.D62:'no open-close'.D71 'no open-close'.N72:'no open-close'.N72 'no open-close'.D72:'no open-close'.D81 'no open-close'.N82:'no open-close'.N82 'no open-close'.D82:'no open-close'.D9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8.655">
            <text:p>28.655</text:p>
          </table:table-cell>
          <table:table-cell table:style-name="ce3" office:value-type="float" office:value="18.371">
            <text:p>18.371</text:p>
          </table:table-cell>
          <table:table-cell table:style-name="ce3" office:value-type="float" office:value="4.678">
            <text:p>4.678</text:p>
          </table:table-cell>
          <table:table-cell table:style-name="ce3" office:value-type="float" office:value="3.13">
            <text:p>3.130</text:p>
          </table:table-cell>
          <table:table-cell table:style-name="ce3" office:value-type="float" office:value="8.613">
            <text:p>8.613</text:p>
          </table:table-cell>
          <table:table-cell table:style-name="ce3" office:value-type="float" office:value="5.132">
            <text:p>5.132</text:p>
          </table:table-cell>
          <table:table-cell table:style-name="ce3" office:value-type="float" office:value="1.153">
            <text:p>1.153</text:p>
          </table:table-cell>
          <table:table-cell table:style-name="ce3" office:value-type="float" office:value="0.866">
            <text:p>0.866</text:p>
          </table:table-cell>
          <table:table-cell table:style-name="ce3" table:formula="of:=([.B34]+([.D34]+[.F34])*100+[.H34])/1000" office:value-type="float" office:value="1.358908">
            <text:p>1.35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4];&quot;/delay=&quot;;[.L34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41.93">
            <text:p>41.930</text:p>
          </table:table-cell>
          <table:table-cell table:style-name="ce3" office:value-type="float" office:value="27.45">
            <text:p>27.450</text:p>
          </table:table-cell>
          <table:table-cell table:style-name="ce3" office:value-type="float" office:value="8.203">
            <text:p>8.203</text:p>
          </table:table-cell>
          <table:table-cell table:style-name="ce3" office:value-type="float" office:value="6.628">
            <text:p>6.628</text:p>
          </table:table-cell>
          <table:table-cell table:style-name="ce3" office:value-type="float" office:value="14.692">
            <text:p>14.692</text:p>
          </table:table-cell>
          <table:table-cell table:style-name="ce3" office:value-type="float" office:value="10.159">
            <text:p>10.159</text:p>
          </table:table-cell>
          <table:table-cell table:style-name="ce3" office:value-type="float" office:value="1.9">
            <text:p>1.900</text:p>
          </table:table-cell>
          <table:table-cell table:style-name="ce3" office:value-type="float" office:value="1.93">
            <text:p>1.930</text:p>
          </table:table-cell>
          <table:table-cell table:style-name="ce3" table:formula="of:=([.B35]+([.D35]+[.F35])*100+[.H35])/1000" office:value-type="float" office:value="2.33333">
            <text:p>2.33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5];&quot;/delay=&quot;;[.L35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50.3">
            <text:p>50.300</text:p>
          </table:table-cell>
          <table:table-cell table:style-name="ce3" office:value-type="float" office:value="31.526">
            <text:p>31.526</text:p>
          </table:table-cell>
          <table:table-cell table:style-name="ce3" office:value-type="float" office:value="11.527">
            <text:p>11.527</text:p>
          </table:table-cell>
          <table:table-cell table:style-name="ce3" office:value-type="float" office:value="5.715">
            <text:p>5.715</text:p>
          </table:table-cell>
          <table:table-cell table:style-name="ce3" office:value-type="float" office:value="20.524">
            <text:p>20.524</text:p>
          </table:table-cell>
          <table:table-cell table:style-name="ce3" office:value-type="float" office:value="13.755">
            <text:p>13.755</text:p>
          </table:table-cell>
          <table:table-cell table:style-name="ce3" office:value-type="float" office:value="2.876">
            <text:p>2.876</text:p>
          </table:table-cell>
          <table:table-cell table:style-name="ce3" office:value-type="float" office:value="3.766">
            <text:p>3.766</text:p>
          </table:table-cell>
          <table:table-cell table:style-name="ce3" table:formula="of:=([.B36]+([.D36]+[.F36])*100+[.H36])/1000" office:value-type="float" office:value="3.258276">
            <text:p>3.25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6];&quot;/delay=&quot;;[.L36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82.169">
            <text:p>82.169</text:p>
          </table:table-cell>
          <table:table-cell table:style-name="ce3" office:value-type="float" office:value="57.901">
            <text:p>57.901</text:p>
          </table:table-cell>
          <table:table-cell table:style-name="ce3" office:value-type="float" office:value="21.279">
            <text:p>21.279</text:p>
          </table:table-cell>
          <table:table-cell table:style-name="ce3" office:value-type="float" office:value="4.425">
            <text:p>4.425</text:p>
          </table:table-cell>
          <table:table-cell table:style-name="ce3" office:value-type="float" office:value="32.757">
            <text:p>32.757</text:p>
          </table:table-cell>
          <table:table-cell table:style-name="ce3" office:value-type="float" office:value="6.614">
            <text:p>6.614</text:p>
          </table:table-cell>
          <table:table-cell table:style-name="ce3" office:value-type="float" office:value="12.504">
            <text:p>12.504</text:p>
          </table:table-cell>
          <table:table-cell table:style-name="ce3" office:value-type="float" office:value="9.053">
            <text:p>9.053</text:p>
          </table:table-cell>
          <table:table-cell table:style-name="ce3" table:formula="of:=([.B37]+([.D37]+[.F37])*100+[.H37])/1000" office:value-type="float" office:value="5.498273">
            <text:p>5.49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7];&quot;/delay=&quot;;[.L37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15.243">
            <text:p>115.243</text:p>
          </table:table-cell>
          <table:table-cell table:style-name="ce3" office:value-type="float" office:value="94.869">
            <text:p>94.869</text:p>
          </table:table-cell>
          <table:table-cell table:style-name="ce3" office:value-type="float" office:value="28.222">
            <text:p>28.222</text:p>
          </table:table-cell>
          <table:table-cell table:style-name="ce3" office:value-type="float" office:value="5.053">
            <text:p>5.053</text:p>
          </table:table-cell>
          <table:table-cell table:style-name="ce3" office:value-type="float" office:value="41.716">
            <text:p>41.716</text:p>
          </table:table-cell>
          <table:table-cell table:style-name="ce3" office:value-type="float" office:value="7.657">
            <text:p>7.657</text:p>
          </table:table-cell>
          <table:table-cell table:style-name="ce3" office:value-type="float" office:value="15.422">
            <text:p>15.422</text:p>
          </table:table-cell>
          <table:table-cell table:style-name="ce3" office:value-type="float" office:value="10.543">
            <text:p>10.543</text:p>
          </table:table-cell>
          <table:table-cell table:style-name="ce3" table:formula="of:=([.B38]+([.D38]+[.F38])*100+[.H38])/1000" office:value-type="float" office:value="7.124465">
            <text:p>7.12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8];&quot;/delay=&quot;;[.L38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206.913">
            <text:p>206.913</text:p>
          </table:table-cell>
          <table:table-cell table:style-name="ce3" office:value-type="float" office:value="172.478">
            <text:p>172.478</text:p>
          </table:table-cell>
          <table:table-cell table:style-name="ce3" office:value-type="float" office:value="28.851">
            <text:p>28.851</text:p>
          </table:table-cell>
          <table:table-cell table:style-name="ce3" office:value-type="float" office:value="13.78">
            <text:p>13.780</text:p>
          </table:table-cell>
          <table:table-cell table:style-name="ce3" office:value-type="float" office:value="42.03">
            <text:p>42.030</text:p>
          </table:table-cell>
          <table:table-cell table:style-name="ce3" office:value-type="float" office:value="18.138">
            <text:p>18.138</text:p>
          </table:table-cell>
          <table:table-cell table:style-name="ce3" office:value-type="float" office:value="10.64">
            <text:p>10.640</text:p>
          </table:table-cell>
          <table:table-cell table:style-name="ce3" office:value-type="float" office:value="9.564">
            <text:p>9.564</text:p>
          </table:table-cell>
          <table:table-cell table:style-name="ce3" table:formula="of:=([.B39]+([.D39]+[.F39])*100+[.H39])/1000" office:value-type="float" office:value="7.305653">
            <text:p>7.30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39];&quot;/delay=&quot;;[.L39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82.002">
            <text:p>182.002</text:p>
          </table:table-cell>
          <table:table-cell table:style-name="ce3" office:value-type="float" office:value="147.874">
            <text:p>147.874</text:p>
          </table:table-cell>
          <table:table-cell table:style-name="ce3" office:value-type="float" office:value="37.965">
            <text:p>37.965</text:p>
          </table:table-cell>
          <table:table-cell table:style-name="ce3" office:value-type="float" office:value="13.058">
            <text:p>13.058</text:p>
          </table:table-cell>
          <table:table-cell table:style-name="ce3" office:value-type="float" office:value="53.49">
            <text:p>53.490</text:p>
          </table:table-cell>
          <table:table-cell table:style-name="ce3" office:value-type="float" office:value="17.01">
            <text:p>17.010</text:p>
          </table:table-cell>
          <table:table-cell table:style-name="ce3" office:value-type="float" office:value="10.659">
            <text:p>10.659</text:p>
          </table:table-cell>
          <table:table-cell table:style-name="ce3" office:value-type="float" office:value="8.978">
            <text:p>8.978</text:p>
          </table:table-cell>
          <table:table-cell table:style-name="ce3" table:formula="of:=([.B40]+([.D40]+[.F40])*100+[.H40])/1000" office:value-type="float" office:value="9.338161">
            <text:p>9.33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0];&quot;/delay=&quot;;[.L40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57.425">
            <text:p>257.425</text:p>
          </table:table-cell>
          <table:table-cell table:style-name="ce3" office:value-type="float" office:value="236.374">
            <text:p>236.374</text:p>
          </table:table-cell>
          <table:table-cell table:style-name="ce3" office:value-type="float" office:value="50.418">
            <text:p>50.418</text:p>
          </table:table-cell>
          <table:table-cell table:style-name="ce3" office:value-type="float" office:value="10.866">
            <text:p>10.866</text:p>
          </table:table-cell>
          <table:table-cell table:style-name="ce3" office:value-type="float" office:value="70.721">
            <text:p>70.721</text:p>
          </table:table-cell>
          <table:table-cell table:style-name="ce3" office:value-type="float" office:value="15.793">
            <text:p>15.793</text:p>
          </table:table-cell>
          <table:table-cell table:style-name="ce3" office:value-type="float" office:value="25.385">
            <text:p>25.385</text:p>
          </table:table-cell>
          <table:table-cell table:style-name="ce3" office:value-type="float" office:value="17.442">
            <text:p>17.442</text:p>
          </table:table-cell>
          <table:table-cell table:style-name="ce3" table:formula="of:=([.B41]+([.D41]+[.F41])*100+[.H41])/1000" office:value-type="float" office:value="12.39671">
            <text:p>12.39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41];&quot;/delay=&quot;;[.L41];&quot;ms&quot;)" office:value-type="string" office:string-value="Threads=2/delay=0ms">
            <text:p>Threads=2/delay=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261">
            <text:p>8.261</text:p>
          </table:table-cell>
          <table:table-cell table:style-name="ce3" office:value-type="float" office:value="4.268">
            <text:p>4.268</text:p>
          </table:table-cell>
          <table:table-cell table:style-name="ce3" office:value-type="float" office:value="1.298">
            <text:p>1.298</text:p>
          </table:table-cell>
          <table:table-cell table:style-name="ce3" office:value-type="float" office:value="0.708">
            <text:p>0.708</text:p>
          </table:table-cell>
          <table:table-cell table:style-name="ce3" office:value-type="float" office:value="2.305">
            <text:p>2.305</text:p>
          </table:table-cell>
          <table:table-cell table:style-name="ce3" office:value-type="float" office:value="0.764">
            <text:p>0.764</text:p>
          </table:table-cell>
          <table:table-cell table:style-name="ce3" office:value-type="float" office:value="1.047">
            <text:p>1.047</text:p>
          </table:table-cell>
          <table:table-cell table:style-name="ce3" office:value-type="float" office:value="0.892">
            <text:p>0.892</text:p>
          </table:table-cell>
          <table:table-cell table:style-name="ce3" table:formula="of:=([.B42]+([.D42]+[.F42])*100+[.H42])/1000" office:value-type="float" office:value="0.369608">
            <text:p>0.37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2];&quot;/delay=&quot;;[.L42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5.552">
            <text:p>15.552</text:p>
          </table:table-cell>
          <table:table-cell table:style-name="ce3" office:value-type="float" office:value="7.665">
            <text:p>7.665</text:p>
          </table:table-cell>
          <table:table-cell table:style-name="ce3" office:value-type="float" office:value="1.525">
            <text:p>1.525</text:p>
          </table:table-cell>
          <table:table-cell table:style-name="ce3" office:value-type="float" office:value="0.906">
            <text:p>0.906</text:p>
          </table:table-cell>
          <table:table-cell table:style-name="ce3" office:value-type="float" office:value="2.478">
            <text:p>2.478</text:p>
          </table:table-cell>
          <table:table-cell table:style-name="ce3" office:value-type="float" office:value="0.976">
            <text:p>0.976</text:p>
          </table:table-cell>
          <table:table-cell table:style-name="ce3" office:value-type="float" office:value="0.656">
            <text:p>0.656</text:p>
          </table:table-cell>
          <table:table-cell table:style-name="ce3" office:value-type="float" office:value="0.295">
            <text:p>0.295</text:p>
          </table:table-cell>
          <table:table-cell table:style-name="ce3" table:formula="of:=([.B43]+([.D43]+[.F43])*100+[.H43])/1000" office:value-type="float" office:value="0.416508">
            <text:p>0.41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3];&quot;/delay=&quot;;[.L43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3.833">
            <text:p>23.833</text:p>
          </table:table-cell>
          <table:table-cell table:style-name="ce3" office:value-type="float" office:value="13.272">
            <text:p>13.272</text:p>
          </table:table-cell>
          <table:table-cell table:style-name="ce3" office:value-type="float" office:value="1.879">
            <text:p>1.879</text:p>
          </table:table-cell>
          <table:table-cell table:style-name="ce3" office:value-type="float" office:value="1.25">
            <text:p>1.250</text:p>
          </table:table-cell>
          <table:table-cell table:style-name="ce3" office:value-type="float" office:value="3.013">
            <text:p>3.013</text:p>
          </table:table-cell>
          <table:table-cell table:style-name="ce3" office:value-type="float" office:value="1.678">
            <text:p>1.678</text:p>
          </table:table-cell>
          <table:table-cell table:style-name="ce3" office:value-type="float" office:value="0.815">
            <text:p>0.815</text:p>
          </table:table-cell>
          <table:table-cell table:style-name="ce3" office:value-type="float" office:value="0.557">
            <text:p>0.557</text:p>
          </table:table-cell>
          <table:table-cell table:style-name="ce3" table:formula="of:=([.B44]+([.D44]+[.F44])*100+[.H44])/1000" office:value-type="float" office:value="0.513848">
            <text:p>0.514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4];&quot;/delay=&quot;;[.L44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236">
            <text:p>30.236</text:p>
          </table:table-cell>
          <table:table-cell table:style-name="ce3" office:value-type="float" office:value="17.212">
            <text:p>17.212</text:p>
          </table:table-cell>
          <table:table-cell table:style-name="ce3" office:value-type="float" office:value="2.772">
            <text:p>2.772</text:p>
          </table:table-cell>
          <table:table-cell table:style-name="ce3" office:value-type="float" office:value="2.416">
            <text:p>2.416</text:p>
          </table:table-cell>
          <table:table-cell table:style-name="ce3" office:value-type="float" office:value="4.296">
            <text:p>4.296</text:p>
          </table:table-cell>
          <table:table-cell table:style-name="ce3" office:value-type="float" office:value="3.362">
            <text:p>3.362</text:p>
          </table:table-cell>
          <table:table-cell table:style-name="ce3" office:value-type="float" office:value="0.797">
            <text:p>0.797</text:p>
          </table:table-cell>
          <table:table-cell table:style-name="ce3" office:value-type="float" office:value="0.626">
            <text:p>0.626</text:p>
          </table:table-cell>
          <table:table-cell table:style-name="ce3" table:formula="of:=([.B45]+([.D45]+[.F45])*100+[.H45])/1000" office:value-type="float" office:value="0.737833">
            <text:p>0.73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5];&quot;/delay=&quot;;[.L45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9.008">
            <text:p>39.008</text:p>
          </table:table-cell>
          <table:table-cell table:style-name="ce3" office:value-type="float" office:value="20.655">
            <text:p>20.655</text:p>
          </table:table-cell>
          <table:table-cell table:style-name="ce3" office:value-type="float" office:value="4.384">
            <text:p>4.384</text:p>
          </table:table-cell>
          <table:table-cell table:style-name="ce3" office:value-type="float" office:value="3.993">
            <text:p>3.993</text:p>
          </table:table-cell>
          <table:table-cell table:style-name="ce3" office:value-type="float" office:value="6.085">
            <text:p>6.085</text:p>
          </table:table-cell>
          <table:table-cell table:style-name="ce3" office:value-type="float" office:value="4.804">
            <text:p>4.804</text:p>
          </table:table-cell>
          <table:table-cell table:style-name="ce3" office:value-type="float" office:value="1.246">
            <text:p>1.246</text:p>
          </table:table-cell>
          <table:table-cell table:style-name="ce3" office:value-type="float" office:value="1.391">
            <text:p>1.391</text:p>
          </table:table-cell>
          <table:table-cell table:style-name="ce3" table:formula="of:=([.B46]+([.D46]+[.F46])*100+[.H46])/1000" office:value-type="float" office:value="1.087154">
            <text:p>1.08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6];&quot;/delay=&quot;;[.L46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0.299">
            <text:p>50.299</text:p>
          </table:table-cell>
          <table:table-cell table:style-name="ce3" office:value-type="float" office:value="28.748">
            <text:p>28.748</text:p>
          </table:table-cell>
          <table:table-cell table:style-name="ce3" office:value-type="float" office:value="7.97">
            <text:p>7.970</text:p>
          </table:table-cell>
          <table:table-cell table:style-name="ce3" office:value-type="float" office:value="3.785">
            <text:p>3.785</text:p>
          </table:table-cell>
          <table:table-cell table:style-name="ce3" office:value-type="float" office:value="13.56">
            <text:p>13.560</text:p>
          </table:table-cell>
          <table:table-cell table:style-name="ce3" office:value-type="float" office:value="6.419">
            <text:p>6.419</text:p>
          </table:table-cell>
          <table:table-cell table:style-name="ce3" office:value-type="float" office:value="1.957">
            <text:p>1.957</text:p>
          </table:table-cell>
          <table:table-cell table:style-name="ce3" office:value-type="float" office:value="2.164">
            <text:p>2.164</text:p>
          </table:table-cell>
          <table:table-cell table:style-name="ce3" table:formula="of:=([.B47]+([.D47]+[.F47])*100+[.H47])/1000" office:value-type="float" office:value="2.205256">
            <text:p>2.20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7];&quot;/delay=&quot;;[.L47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1.104">
            <text:p>61.104</text:p>
          </table:table-cell>
          <table:table-cell table:style-name="ce3" office:value-type="float" office:value="36.77">
            <text:p>36.770</text:p>
          </table:table-cell>
          <table:table-cell table:style-name="ce3" office:value-type="float" office:value="16.073">
            <text:p>16.073</text:p>
          </table:table-cell>
          <table:table-cell table:style-name="ce3" office:value-type="float" office:value="8.134">
            <text:p>8.134</text:p>
          </table:table-cell>
          <table:table-cell table:style-name="ce3" office:value-type="float" office:value="25.47">
            <text:p>25.470</text:p>
          </table:table-cell>
          <table:table-cell table:style-name="ce3" office:value-type="float" office:value="11.898">
            <text:p>11.898</text:p>
          </table:table-cell>
          <table:table-cell table:style-name="ce3" office:value-type="float" office:value="3.808">
            <text:p>3.808</text:p>
          </table:table-cell>
          <table:table-cell table:style-name="ce3" office:value-type="float" office:value="5.49">
            <text:p>5.490</text:p>
          </table:table-cell>
          <table:table-cell table:style-name="ce3" table:formula="of:=([.B48]+([.D48]+[.F48])*100+[.H48])/1000" office:value-type="float" office:value="4.219212">
            <text:p>4.219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8];&quot;/delay=&quot;;[.L48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4.787">
            <text:p>64.787</text:p>
          </table:table-cell>
          <table:table-cell table:style-name="ce3" office:value-type="float" office:value="38.751">
            <text:p>38.751</text:p>
          </table:table-cell>
          <table:table-cell table:style-name="ce3" office:value-type="float" office:value="16.399">
            <text:p>16.399</text:p>
          </table:table-cell>
          <table:table-cell table:style-name="ce3" office:value-type="float" office:value="12.314">
            <text:p>12.314</text:p>
          </table:table-cell>
          <table:table-cell table:style-name="ce3" office:value-type="float" office:value="22.665">
            <text:p>22.665</text:p>
          </table:table-cell>
          <table:table-cell table:style-name="ce3" office:value-type="float" office:value="17.063">
            <text:p>17.063</text:p>
          </table:table-cell>
          <table:table-cell table:style-name="ce3" office:value-type="float" office:value="1.962">
            <text:p>1.962</text:p>
          </table:table-cell>
          <table:table-cell table:style-name="ce3" office:value-type="float" office:value="2.957">
            <text:p>2.957</text:p>
          </table:table-cell>
          <table:table-cell table:style-name="ce3" table:formula="of:=([.B49]+([.D49]+[.F49])*100+[.H49])/1000" office:value-type="float" office:value="3.973149">
            <text:p>3.97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49];&quot;/delay=&quot;;[.L49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84.123">
            <text:p>84.123</text:p>
          </table:table-cell>
          <table:table-cell table:style-name="ce3" office:value-type="float" office:value="58.956">
            <text:p>58.956</text:p>
          </table:table-cell>
          <table:table-cell table:style-name="ce3" office:value-type="float" office:value="22.722">
            <text:p>22.722</text:p>
          </table:table-cell>
          <table:table-cell table:style-name="ce3" office:value-type="float" office:value="19.807">
            <text:p>19.807</text:p>
          </table:table-cell>
          <table:table-cell table:style-name="ce3" office:value-type="float" office:value="30.393">
            <text:p>30.393</text:p>
          </table:table-cell>
          <table:table-cell table:style-name="ce3" office:value-type="float" office:value="26.638">
            <text:p>26.638</text:p>
          </table:table-cell>
          <table:table-cell table:style-name="ce3" office:value-type="float" office:value="2.035">
            <text:p>2.035</text:p>
          </table:table-cell>
          <table:table-cell table:style-name="ce3" office:value-type="float" office:value="3.153">
            <text:p>3.153</text:p>
          </table:table-cell>
          <table:table-cell table:style-name="ce3" table:formula="of:=([.B50]+([.D50]+[.F50])*100+[.H50])/1000" office:value-type="float" office:value="5.397658">
            <text:p>5.39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0];&quot;/delay=&quot;;[.L50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50.114">
            <text:p>150.114</text:p>
          </table:table-cell>
          <table:table-cell table:style-name="ce3" office:value-type="float" office:value="150.365">
            <text:p>150.365</text:p>
          </table:table-cell>
          <table:table-cell table:style-name="ce3" office:value-type="float" office:value="49.507">
            <text:p>49.507</text:p>
          </table:table-cell>
          <table:table-cell table:style-name="ce3" office:value-type="float" office:value="11.26">
            <text:p>11.260</text:p>
          </table:table-cell>
          <table:table-cell table:style-name="ce3" office:value-type="float" office:value="69.47">
            <text:p>69.470</text:p>
          </table:table-cell>
          <table:table-cell table:style-name="ce3" office:value-type="float" office:value="16.54">
            <text:p>16.540</text:p>
          </table:table-cell>
          <table:table-cell table:style-name="ce3" office:value-type="float" office:value="15.243">
            <text:p>15.243</text:p>
          </table:table-cell>
          <table:table-cell table:style-name="ce3" office:value-type="float" office:value="16.25">
            <text:p>16.250</text:p>
          </table:table-cell>
          <table:table-cell table:style-name="ce3" table:formula="of:=([.B51]+([.D51]+[.F51])*100+[.H51])/1000" office:value-type="float" office:value="12.063057">
            <text:p>12.063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51];&quot;/delay=&quot;;[.L51];&quot;ms&quot;)" office:value-type="string" office:string-value="Threads=2/delay=10ms">
            <text:p>Threads=2/delay=1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045">
            <text:p>8.045</text:p>
          </table:table-cell>
          <table:table-cell table:style-name="ce3" office:value-type="float" office:value="4.009">
            <text:p>4.009</text:p>
          </table:table-cell>
          <table:table-cell table:style-name="ce3" office:value-type="float" office:value="1.259">
            <text:p>1.259</text:p>
          </table:table-cell>
          <table:table-cell table:style-name="ce3" office:value-type="float" office:value="0.545">
            <text:p>0.545</text:p>
          </table:table-cell>
          <table:table-cell table:style-name="ce3" office:value-type="float" office:value="2.238">
            <text:p>2.238</text:p>
          </table:table-cell>
          <table:table-cell table:style-name="ce3" office:value-type="float" office:value="0.767">
            <text:p>0.767</text:p>
          </table:table-cell>
          <table:table-cell table:style-name="ce3" office:value-type="float" office:value="0.517">
            <text:p>0.517</text:p>
          </table:table-cell>
          <table:table-cell table:style-name="ce3" office:value-type="float" office:value="0.066">
            <text:p>0.066</text:p>
          </table:table-cell>
          <table:table-cell table:style-name="ce3" table:formula="of:=([.B52]+([.D52]+[.F52])*100+[.H52])/1000" office:value-type="float" office:value="0.358262">
            <text:p>0.358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2];&quot;/delay=&quot;;[.L52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5.737">
            <text:p>15.737</text:p>
          </table:table-cell>
          <table:table-cell table:style-name="ce3" office:value-type="float" office:value="8.013">
            <text:p>8.013</text:p>
          </table:table-cell>
          <table:table-cell table:style-name="ce3" office:value-type="float" office:value="1.379">
            <text:p>1.379</text:p>
          </table:table-cell>
          <table:table-cell table:style-name="ce3" office:value-type="float" office:value="0.646">
            <text:p>0.646</text:p>
          </table:table-cell>
          <table:table-cell table:style-name="ce3" office:value-type="float" office:value="2.261">
            <text:p>2.261</text:p>
          </table:table-cell>
          <table:table-cell table:style-name="ce3" office:value-type="float" office:value="0.866">
            <text:p>0.866</text:p>
          </table:table-cell>
          <table:table-cell table:style-name="ce3" office:value-type="float" office:value="0.58">
            <text:p>0.580</text:p>
          </table:table-cell>
          <table:table-cell table:style-name="ce3" office:value-type="float" office:value="0.164">
            <text:p>0.164</text:p>
          </table:table-cell>
          <table:table-cell table:style-name="ce3" table:formula="of:=([.B53]+([.D53]+[.F53])*100+[.H53])/1000" office:value-type="float" office:value="0.380317">
            <text:p>0.38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3];&quot;/delay=&quot;;[.L53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0.591">
            <text:p>20.591</text:p>
          </table:table-cell>
          <table:table-cell table:style-name="ce3" office:value-type="float" office:value="11.517">
            <text:p>11.517</text:p>
          </table:table-cell>
          <table:table-cell table:style-name="ce3" office:value-type="float" office:value="1.774">
            <text:p>1.774</text:p>
          </table:table-cell>
          <table:table-cell table:style-name="ce3" office:value-type="float" office:value="1.27">
            <text:p>1.270</text:p>
          </table:table-cell>
          <table:table-cell table:style-name="ce3" office:value-type="float" office:value="2.764">
            <text:p>2.764</text:p>
          </table:table-cell>
          <table:table-cell table:style-name="ce3" office:value-type="float" office:value="1.491">
            <text:p>1.491</text:p>
          </table:table-cell>
          <table:table-cell table:style-name="ce3" office:value-type="float" office:value="0.69">
            <text:p>0.690</text:p>
          </table:table-cell>
          <table:table-cell table:style-name="ce3" office:value-type="float" office:value="0.284">
            <text:p>0.284</text:p>
          </table:table-cell>
          <table:table-cell table:style-name="ce3" table:formula="of:=([.B54]+([.D54]+[.F54])*100+[.H54])/1000" office:value-type="float" office:value="0.475081">
            <text:p>0.47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4];&quot;/delay=&quot;;[.L54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002">
            <text:p>30.002</text:p>
          </table:table-cell>
          <table:table-cell table:style-name="ce3" office:value-type="float" office:value="16.172">
            <text:p>16.172</text:p>
          </table:table-cell>
          <table:table-cell table:style-name="ce3" office:value-type="float" office:value="2.273">
            <text:p>2.273</text:p>
          </table:table-cell>
          <table:table-cell table:style-name="ce3" office:value-type="float" office:value="1.771">
            <text:p>1.771</text:p>
          </table:table-cell>
          <table:table-cell table:style-name="ce3" office:value-type="float" office:value="3.645">
            <text:p>3.645</text:p>
          </table:table-cell>
          <table:table-cell table:style-name="ce3" office:value-type="float" office:value="2.643">
            <text:p>2.643</text:p>
          </table:table-cell>
          <table:table-cell table:style-name="ce3" office:value-type="float" office:value="0.788">
            <text:p>0.788</text:p>
          </table:table-cell>
          <table:table-cell table:style-name="ce3" office:value-type="float" office:value="0.48">
            <text:p>0.480</text:p>
          </table:table-cell>
          <table:table-cell table:style-name="ce3" table:formula="of:=([.B55]+([.D55]+[.F55])*100+[.H55])/1000" office:value-type="float" office:value="0.62259">
            <text:p>0.62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5];&quot;/delay=&quot;;[.L55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6.546">
            <text:p>36.546</text:p>
          </table:table-cell>
          <table:table-cell table:style-name="ce3" office:value-type="float" office:value="20.154">
            <text:p>20.154</text:p>
          </table:table-cell>
          <table:table-cell table:style-name="ce3" office:value-type="float" office:value="3.513">
            <text:p>3.513</text:p>
          </table:table-cell>
          <table:table-cell table:style-name="ce3" office:value-type="float" office:value="3.22">
            <text:p>3.220</text:p>
          </table:table-cell>
          <table:table-cell table:style-name="ce3" office:value-type="float" office:value="5.269">
            <text:p>5.269</text:p>
          </table:table-cell>
          <table:table-cell table:style-name="ce3" office:value-type="float" office:value="4.263">
            <text:p>4.263</text:p>
          </table:table-cell>
          <table:table-cell table:style-name="ce3" office:value-type="float" office:value="0.847">
            <text:p>0.847</text:p>
          </table:table-cell>
          <table:table-cell table:style-name="ce3" office:value-type="float" office:value="0.565">
            <text:p>0.565</text:p>
          </table:table-cell>
          <table:table-cell table:style-name="ce3" table:formula="of:=([.B56]+([.D56]+[.F56])*100+[.H56])/1000" office:value-type="float" office:value="0.915593">
            <text:p>0.91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6];&quot;/delay=&quot;;[.L56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51.634">
            <text:p>51.634</text:p>
          </table:table-cell>
          <table:table-cell table:style-name="ce3" office:value-type="float" office:value="28.017">
            <text:p>28.017</text:p>
          </table:table-cell>
          <table:table-cell table:style-name="ce3" office:value-type="float" office:value="6.3">
            <text:p>6.300</text:p>
          </table:table-cell>
          <table:table-cell table:style-name="ce3" office:value-type="float" office:value="5.921">
            <text:p>5.921</text:p>
          </table:table-cell>
          <table:table-cell table:style-name="ce3" office:value-type="float" office:value="8.407">
            <text:p>8.407</text:p>
          </table:table-cell>
          <table:table-cell table:style-name="ce3" office:value-type="float" office:value="6.453">
            <text:p>6.453</text:p>
          </table:table-cell>
          <table:table-cell table:style-name="ce3" office:value-type="float" office:value="1.225">
            <text:p>1.225</text:p>
          </table:table-cell>
          <table:table-cell table:style-name="ce3" office:value-type="float" office:value="1.457">
            <text:p>1.457</text:p>
          </table:table-cell>
          <table:table-cell table:style-name="ce3" table:formula="of:=([.B57]+([.D57]+[.F57])*100+[.H57])/1000" office:value-type="float" office:value="1.523559">
            <text:p>1.52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7];&quot;/delay=&quot;;[.L57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50.78">
            <text:p>50.780</text:p>
          </table:table-cell>
          <table:table-cell table:style-name="ce3" office:value-type="float" office:value="28.85">
            <text:p>28.850</text:p>
          </table:table-cell>
          <table:table-cell table:style-name="ce3" office:value-type="float" office:value="8.893">
            <text:p>8.893</text:p>
          </table:table-cell>
          <table:table-cell table:style-name="ce3" office:value-type="float" office:value="7.743">
            <text:p>7.743</text:p>
          </table:table-cell>
          <table:table-cell table:style-name="ce3" office:value-type="float" office:value="12.026">
            <text:p>12.026</text:p>
          </table:table-cell>
          <table:table-cell table:style-name="ce3" office:value-type="float" office:value="7.933">
            <text:p>7.933</text:p>
          </table:table-cell>
          <table:table-cell table:style-name="ce3" office:value-type="float" office:value="1.513">
            <text:p>1.513</text:p>
          </table:table-cell>
          <table:table-cell table:style-name="ce3" office:value-type="float" office:value="2.972">
            <text:p>2.972</text:p>
          </table:table-cell>
          <table:table-cell table:style-name="ce3" table:formula="of:=([.B58]+([.D58]+[.F58])*100+[.H58])/1000" office:value-type="float" office:value="2.144193">
            <text:p>2.14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8];&quot;/delay=&quot;;[.L58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8.937">
            <text:p>68.937</text:p>
          </table:table-cell>
          <table:table-cell table:style-name="ce3" office:value-type="float" office:value="44.102">
            <text:p>44.102</text:p>
          </table:table-cell>
          <table:table-cell table:style-name="ce3" office:value-type="float" office:value="17.395">
            <text:p>17.395</text:p>
          </table:table-cell>
          <table:table-cell table:style-name="ce3" office:value-type="float" office:value="6.583">
            <text:p>6.583</text:p>
          </table:table-cell>
          <table:table-cell table:style-name="ce3" office:value-type="float" office:value="28.001">
            <text:p>28.001</text:p>
          </table:table-cell>
          <table:table-cell table:style-name="ce3" office:value-type="float" office:value="9.748">
            <text:p>9.748</text:p>
          </table:table-cell>
          <table:table-cell table:style-name="ce3" office:value-type="float" office:value="3.903">
            <text:p>3.903</text:p>
          </table:table-cell>
          <table:table-cell table:style-name="ce3" office:value-type="float" office:value="4.779">
            <text:p>4.779</text:p>
          </table:table-cell>
          <table:table-cell table:style-name="ce3" table:formula="of:=([.B59]+([.D59]+[.F59])*100+[.H59])/1000" office:value-type="float" office:value="4.61244">
            <text:p>4.6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59];&quot;/delay=&quot;;[.L59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98.094">
            <text:p>98.094</text:p>
          </table:table-cell>
          <table:table-cell table:style-name="ce3" office:value-type="float" office:value="79.587">
            <text:p>79.587</text:p>
          </table:table-cell>
          <table:table-cell table:style-name="ce3" office:value-type="float" office:value="25.827">
            <text:p>25.827</text:p>
          </table:table-cell>
          <table:table-cell table:style-name="ce3" office:value-type="float" office:value="7.301">
            <text:p>7.301</text:p>
          </table:table-cell>
          <table:table-cell table:style-name="ce3" office:value-type="float" office:value="39.442">
            <text:p>39.442</text:p>
          </table:table-cell>
          <table:table-cell table:style-name="ce3" office:value-type="float" office:value="10.944">
            <text:p>10.944</text:p>
          </table:table-cell>
          <table:table-cell table:style-name="ce3" office:value-type="float" office:value="7.376">
            <text:p>7.376</text:p>
          </table:table-cell>
          <table:table-cell table:style-name="ce3" office:value-type="float" office:value="8.933">
            <text:p>8.933</text:p>
          </table:table-cell>
          <table:table-cell table:style-name="ce3" table:formula="of:=([.B60]+([.D60]+[.F60])*100+[.H60])/1000" office:value-type="float" office:value="6.63237">
            <text:p>6.63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0];&quot;/delay=&quot;;[.L60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26.463">
            <text:p>126.463</text:p>
          </table:table-cell>
          <table:table-cell table:style-name="ce3" office:value-type="float" office:value="111.637">
            <text:p>111.637</text:p>
          </table:table-cell>
          <table:table-cell table:style-name="ce3" office:value-type="float" office:value="35.473">
            <text:p>35.473</text:p>
          </table:table-cell>
          <table:table-cell table:style-name="ce3" office:value-type="float" office:value="9.162">
            <text:p>9.162</text:p>
          </table:table-cell>
          <table:table-cell table:style-name="ce3" office:value-type="float" office:value="51.658">
            <text:p>51.658</text:p>
          </table:table-cell>
          <table:table-cell table:style-name="ce3" office:value-type="float" office:value="13.184">
            <text:p>13.184</text:p>
          </table:table-cell>
          <table:table-cell table:style-name="ce3" office:value-type="float" office:value="10.702">
            <text:p>10.702</text:p>
          </table:table-cell>
          <table:table-cell table:style-name="ce3" office:value-type="float" office:value="11.889">
            <text:p>11.889</text:p>
          </table:table-cell>
          <table:table-cell table:style-name="ce3" table:formula="of:=([.B61]+([.D61]+[.F61])*100+[.H61])/1000" office:value-type="float" office:value="8.850265">
            <text:p>8.85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61];&quot;/delay=&quot;;[.L61];&quot;ms&quot;)" office:value-type="string" office:string-value="Threads=2/delay=20ms">
            <text:p>Threads=2/delay=2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8.66">
            <text:p>8.660</text:p>
          </table:table-cell>
          <table:table-cell table:style-name="ce3" office:value-type="float" office:value="4.514">
            <text:p>4.514</text:p>
          </table:table-cell>
          <table:table-cell table:style-name="ce3" office:value-type="float" office:value="1.924">
            <text:p>1.924</text:p>
          </table:table-cell>
          <table:table-cell table:style-name="ce3" office:value-type="float" office:value="1.253">
            <text:p>1.253</text:p>
          </table:table-cell>
          <table:table-cell table:style-name="ce3" office:value-type="float" office:value="3.479">
            <text:p>3.479</text:p>
          </table:table-cell>
          <table:table-cell table:style-name="ce3" office:value-type="float" office:value="1.849">
            <text:p>1.849</text:p>
          </table:table-cell>
          <table:table-cell table:style-name="ce3" office:value-type="float" office:value="0.749">
            <text:p>0.749</text:p>
          </table:table-cell>
          <table:table-cell table:style-name="ce3" office:value-type="float" office:value="0.56">
            <text:p>0.560</text:p>
          </table:table-cell>
          <table:table-cell table:style-name="ce3" table:formula="of:=([.B62]+([.D62]+[.F62])*100+[.H62])/1000" office:value-type="float" office:value="0.549709">
            <text:p>0.5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2];&quot;/delay=&quot;;[.L62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6.921">
            <text:p>16.921</text:p>
          </table:table-cell>
          <table:table-cell table:style-name="ce3" office:value-type="float" office:value="10.64">
            <text:p>10.640</text:p>
          </table:table-cell>
          <table:table-cell table:style-name="ce3" office:value-type="float" office:value="2.575">
            <text:p>2.575</text:p>
          </table:table-cell>
          <table:table-cell table:style-name="ce3" office:value-type="float" office:value="1.854">
            <text:p>1.854</text:p>
          </table:table-cell>
          <table:table-cell table:style-name="ce3" office:value-type="float" office:value="4.827">
            <text:p>4.827</text:p>
          </table:table-cell>
          <table:table-cell table:style-name="ce3" office:value-type="float" office:value="3.565">
            <text:p>3.565</text:p>
          </table:table-cell>
          <table:table-cell table:style-name="ce3" office:value-type="float" office:value="0.641">
            <text:p>0.641</text:p>
          </table:table-cell>
          <table:table-cell table:style-name="ce3" office:value-type="float" office:value="0.222">
            <text:p>0.222</text:p>
          </table:table-cell>
          <table:table-cell table:style-name="ce3" table:formula="of:=([.B63]+([.D63]+[.F63])*100+[.H63])/1000" office:value-type="float" office:value="0.757762">
            <text:p>0.7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3];&quot;/delay=&quot;;[.L63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7.83">
            <text:p>27.830</text:p>
          </table:table-cell>
          <table:table-cell table:style-name="ce3" office:value-type="float" office:value="20.737">
            <text:p>20.737</text:p>
          </table:table-cell>
          <table:table-cell table:style-name="ce3" office:value-type="float" office:value="4.637">
            <text:p>4.637</text:p>
          </table:table-cell>
          <table:table-cell table:style-name="ce3" office:value-type="float" office:value="4.588">
            <text:p>4.588</text:p>
          </table:table-cell>
          <table:table-cell table:style-name="ce3" office:value-type="float" office:value="8.659">
            <text:p>8.659</text:p>
          </table:table-cell>
          <table:table-cell table:style-name="ce3" office:value-type="float" office:value="8.261">
            <text:p>8.261</text:p>
          </table:table-cell>
          <table:table-cell table:style-name="ce3" office:value-type="float" office:value="1.031">
            <text:p>1.031</text:p>
          </table:table-cell>
          <table:table-cell table:style-name="ce3" office:value-type="float" office:value="0.945">
            <text:p>0.945</text:p>
          </table:table-cell>
          <table:table-cell table:style-name="ce3" table:formula="of:=([.B64]+([.D64]+[.F64])*100+[.H64])/1000" office:value-type="float" office:value="1.358461">
            <text:p>1.35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4];&quot;/delay=&quot;;[.L64];&quot;ms&quot;)" office:value-type="string" office:string-value="Threads=3/delay=0ms">
            <text:p>Threads=3/delay=0ms</text:p>
          </table:table-cell>
          <table:table-cell>
            <draw:frame table:end-cell-address="'no open-close'.Y88" table:end-x="1.628cm" table:end-y="0.423cm" draw:z-index="2" draw:style-name="gr1" svg:width="22cm" svg:height="11.26cm" svg:x="2.21cm" svg:y="0.002cm">
              <draw:object draw:notify-on-update-of-ranges="'no open-close'.A2:'no open-close'.A11 'no open-close'.N2:'no open-close'.N2 'no open-close'.F2:'no open-close'.F11 'no open-close'.N12:'no open-close'.N12 'no open-close'.F12:'no open-close'.F21 'no open-close'.N23:'no open-close'.N23 'no open-close'.F22:'no open-close'.F31 'no open-close'.N32:'no open-close'.N32 'no open-close'.F32:'no open-close'.F41 'no open-close'.N42:'no open-close'.N42 'no open-close'.F42:'no open-close'.F51 'no open-close'.N52:'no open-close'.N52 'no open-close'.F52:'no open-close'.F61 'no open-close'.N62:'no open-close'.N62 'no open-close'.F62:'no open-close'.F71 'no open-close'.N72:'no open-close'.N72 'no open-close'.F72:'no open-close'.F81 'no open-close'.N82:'no open-close'.N82 'no open-close'.F82:'no open-close'.F9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7.635">
            <text:p>37.635</text:p>
          </table:table-cell>
          <table:table-cell table:style-name="ce3" office:value-type="float" office:value="25.134">
            <text:p>25.134</text:p>
          </table:table-cell>
          <table:table-cell table:style-name="ce3" office:value-type="float" office:value="7.528">
            <text:p>7.528</text:p>
          </table:table-cell>
          <table:table-cell table:style-name="ce3" office:value-type="float" office:value="5.536">
            <text:p>5.536</text:p>
          </table:table-cell>
          <table:table-cell table:style-name="ce3" office:value-type="float" office:value="14.646">
            <text:p>14.646</text:p>
          </table:table-cell>
          <table:table-cell table:style-name="ce3" office:value-type="float" office:value="16.324">
            <text:p>16.324</text:p>
          </table:table-cell>
          <table:table-cell table:style-name="ce3" office:value-type="float" office:value="1.81">
            <text:p>1.810</text:p>
          </table:table-cell>
          <table:table-cell table:style-name="ce3" office:value-type="float" office:value="1.951">
            <text:p>1.951</text:p>
          </table:table-cell>
          <table:table-cell table:style-name="ce3" table:formula="of:=([.B65]+([.D65]+[.F65])*100+[.H65])/1000" office:value-type="float" office:value="2.256845">
            <text:p>2.2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5];&quot;/delay=&quot;;[.L65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54.444">
            <text:p>54.444</text:p>
          </table:table-cell>
          <table:table-cell table:style-name="ce3" office:value-type="float" office:value="40.595">
            <text:p>40.595</text:p>
          </table:table-cell>
          <table:table-cell table:style-name="ce3" office:value-type="float" office:value="12.543">
            <text:p>12.543</text:p>
          </table:table-cell>
          <table:table-cell table:style-name="ce3" office:value-type="float" office:value="6.617">
            <text:p>6.617</text:p>
          </table:table-cell>
          <table:table-cell table:style-name="ce3" office:value-type="float" office:value="21.267">
            <text:p>21.267</text:p>
          </table:table-cell>
          <table:table-cell table:style-name="ce3" office:value-type="float" office:value="22.673">
            <text:p>22.673</text:p>
          </table:table-cell>
          <table:table-cell table:style-name="ce3" office:value-type="float" office:value="4.858">
            <text:p>4.858</text:p>
          </table:table-cell>
          <table:table-cell table:style-name="ce3" office:value-type="float" office:value="5.199">
            <text:p>5.199</text:p>
          </table:table-cell>
          <table:table-cell table:style-name="ce3" table:formula="of:=([.B66]+([.D66]+[.F66])*100+[.H66])/1000" office:value-type="float" office:value="3.440302">
            <text:p>3.4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6];&quot;/delay=&quot;;[.L66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81.905">
            <text:p>81.905</text:p>
          </table:table-cell>
          <table:table-cell table:style-name="ce3" office:value-type="float" office:value="62.54">
            <text:p>62.540</text:p>
          </table:table-cell>
          <table:table-cell table:style-name="ce3" office:value-type="float" office:value="21.274">
            <text:p>21.274</text:p>
          </table:table-cell>
          <table:table-cell table:style-name="ce3" office:value-type="float" office:value="17.808">
            <text:p>17.808</text:p>
          </table:table-cell>
          <table:table-cell table:style-name="ce3" office:value-type="float" office:value="31.783">
            <text:p>31.783</text:p>
          </table:table-cell>
          <table:table-cell table:style-name="ce3" office:value-type="float" office:value="23.686">
            <text:p>23.686</text:p>
          </table:table-cell>
          <table:table-cell table:style-name="ce3" office:value-type="float" office:value="5.359">
            <text:p>5.359</text:p>
          </table:table-cell>
          <table:table-cell table:style-name="ce3" office:value-type="float" office:value="5.453">
            <text:p>5.453</text:p>
          </table:table-cell>
          <table:table-cell table:style-name="ce3" table:formula="of:=([.B67]+([.D67]+[.F67])*100+[.H67])/1000" office:value-type="float" office:value="5.392964">
            <text:p>5.39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7];&quot;/delay=&quot;;[.L67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131.058">
            <text:p>131.058</text:p>
          </table:table-cell>
          <table:table-cell table:style-name="ce3" office:value-type="float" office:value="129.608">
            <text:p>129.608</text:p>
          </table:table-cell>
          <table:table-cell table:style-name="ce3" office:value-type="float" office:value="28.452">
            <text:p>28.452</text:p>
          </table:table-cell>
          <table:table-cell table:style-name="ce3" office:value-type="float" office:value="28.113">
            <text:p>28.113</text:p>
          </table:table-cell>
          <table:table-cell table:style-name="ce3" office:value-type="float" office:value="41.651">
            <text:p>41.651</text:p>
          </table:table-cell>
          <table:table-cell table:style-name="ce3" office:value-type="float" office:value="37.597">
            <text:p>37.597</text:p>
          </table:table-cell>
          <table:table-cell table:style-name="ce3" office:value-type="float" office:value="9.138">
            <text:p>9.138</text:p>
          </table:table-cell>
          <table:table-cell table:style-name="ce3" office:value-type="float" office:value="7.315">
            <text:p>7.315</text:p>
          </table:table-cell>
          <table:table-cell table:style-name="ce3" table:formula="of:=([.B68]+([.D68]+[.F68])*100+[.H68])/1000" office:value-type="float" office:value="7.150496">
            <text:p>7.15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8];&quot;/delay=&quot;;[.L68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144.553">
            <text:p>144.553</text:p>
          </table:table-cell>
          <table:table-cell table:style-name="ce3" office:value-type="float" office:value="145.8">
            <text:p>145.800</text:p>
          </table:table-cell>
          <table:table-cell table:style-name="ce3" office:value-type="float" office:value="33.353">
            <text:p>33.353</text:p>
          </table:table-cell>
          <table:table-cell table:style-name="ce3" office:value-type="float" office:value="30.454">
            <text:p>30.454</text:p>
          </table:table-cell>
          <table:table-cell table:style-name="ce3" office:value-type="float" office:value="49.413">
            <text:p>49.413</text:p>
          </table:table-cell>
          <table:table-cell table:style-name="ce3" office:value-type="float" office:value="42.7">
            <text:p>42.700</text:p>
          </table:table-cell>
          <table:table-cell table:style-name="ce3" office:value-type="float" office:value="10.279">
            <text:p>10.279</text:p>
          </table:table-cell>
          <table:table-cell table:style-name="ce3" office:value-type="float" office:value="9.246">
            <text:p>9.246</text:p>
          </table:table-cell>
          <table:table-cell table:style-name="ce3" table:formula="of:=([.B69]+([.D69]+[.F69])*100+[.H69])/1000" office:value-type="float" office:value="8.431432">
            <text:p>8.43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69];&quot;/delay=&quot;;[.L69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09.729">
            <text:p>109.729</text:p>
          </table:table-cell>
          <table:table-cell table:style-name="ce3" office:value-type="float" office:value="88.733">
            <text:p>88.733</text:p>
          </table:table-cell>
          <table:table-cell table:style-name="ce3" office:value-type="float" office:value="38.128">
            <text:p>38.128</text:p>
          </table:table-cell>
          <table:table-cell table:style-name="ce3" office:value-type="float" office:value="17.587">
            <text:p>17.587</text:p>
          </table:table-cell>
          <table:table-cell table:style-name="ce3" office:value-type="float" office:value="51.604">
            <text:p>51.604</text:p>
          </table:table-cell>
          <table:table-cell table:style-name="ce3" office:value-type="float" office:value="21.135">
            <text:p>21.135</text:p>
          </table:table-cell>
          <table:table-cell table:style-name="ce3" office:value-type="float" office:value="7.62">
            <text:p>7.620</text:p>
          </table:table-cell>
          <table:table-cell table:style-name="ce3" office:value-type="float" office:value="7.985">
            <text:p>7.985</text:p>
          </table:table-cell>
          <table:table-cell table:style-name="ce3" table:formula="of:=([.B70]+([.D70]+[.F70])*100+[.H70])/1000" office:value-type="float" office:value="9.090549">
            <text:p>9.09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0];&quot;/delay=&quot;;[.L70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287.936">
            <text:p>287.936</text:p>
          </table:table-cell>
          <table:table-cell table:style-name="ce3" office:value-type="float" office:value="261.844">
            <text:p>261.844</text:p>
          </table:table-cell>
          <table:table-cell table:style-name="ce3" office:value-type="float" office:value="49.176">
            <text:p>49.176</text:p>
          </table:table-cell>
          <table:table-cell table:style-name="ce3" office:value-type="float" office:value="10.245">
            <text:p>10.245</text:p>
          </table:table-cell>
          <table:table-cell table:style-name="ce3" office:value-type="float" office:value="69.163">
            <text:p>69.163</text:p>
          </table:table-cell>
          <table:table-cell table:style-name="ce3" office:value-type="float" office:value="15.193">
            <text:p>15.193</text:p>
          </table:table-cell>
          <table:table-cell table:style-name="ce3" office:value-type="float" office:value="23.121">
            <text:p>23.121</text:p>
          </table:table-cell>
          <table:table-cell table:style-name="ce3" office:value-type="float" office:value="17.225">
            <text:p>17.225</text:p>
          </table:table-cell>
          <table:table-cell table:style-name="ce3" table:formula="of:=([.B71]+([.D71]+[.F71])*100+[.H71])/1000" office:value-type="float" office:value="12.144957">
            <text:p>12.14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CONCATENATE(&quot;Threads=&quot;;[.K71];&quot;/delay=&quot;;[.L71];&quot;ms&quot;)" office:value-type="string" office:string-value="Threads=3/delay=0ms">
            <text:p>Threads=3/delay=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9.163">
            <text:p>9.163</text:p>
          </table:table-cell>
          <table:table-cell table:style-name="ce3" office:value-type="float" office:value="3.722">
            <text:p>3.722</text:p>
          </table:table-cell>
          <table:table-cell table:style-name="ce3" office:value-type="float" office:value="1.275">
            <text:p>1.275</text:p>
          </table:table-cell>
          <table:table-cell table:style-name="ce3" office:value-type="float" office:value="0.494">
            <text:p>0.494</text:p>
          </table:table-cell>
          <table:table-cell table:style-name="ce3" office:value-type="float" office:value="2.449">
            <text:p>2.449</text:p>
          </table:table-cell>
          <table:table-cell table:style-name="ce3" office:value-type="float" office:value="0.991">
            <text:p>0.991</text:p>
          </table:table-cell>
          <table:table-cell table:style-name="ce3" office:value-type="float" office:value="0.693">
            <text:p>0.693</text:p>
          </table:table-cell>
          <table:table-cell table:style-name="ce3" office:value-type="float" office:value="0.248">
            <text:p>0.248</text:p>
          </table:table-cell>
          <table:table-cell table:style-name="ce3" table:formula="of:=([.B72]+([.D72]+[.F72])*100+[.H72])/1000" office:value-type="float" office:value="0.382256">
            <text:p>0.38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2];&quot;/delay=&quot;;[.L72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6.258">
            <text:p>16.258</text:p>
          </table:table-cell>
          <table:table-cell table:style-name="ce3" office:value-type="float" office:value="8.088">
            <text:p>8.088</text:p>
          </table:table-cell>
          <table:table-cell table:style-name="ce3" office:value-type="float" office:value="1.449">
            <text:p>1.449</text:p>
          </table:table-cell>
          <table:table-cell table:style-name="ce3" office:value-type="float" office:value="0.821">
            <text:p>0.821</text:p>
          </table:table-cell>
          <table:table-cell table:style-name="ce3" office:value-type="float" office:value="2.519">
            <text:p>2.519</text:p>
          </table:table-cell>
          <table:table-cell table:style-name="ce3" office:value-type="float" office:value="1.074">
            <text:p>1.074</text:p>
          </table:table-cell>
          <table:table-cell table:style-name="ce3" office:value-type="float" office:value="0.658">
            <text:p>0.658</text:p>
          </table:table-cell>
          <table:table-cell table:style-name="ce3" office:value-type="float" office:value="0.285">
            <text:p>0.285</text:p>
          </table:table-cell>
          <table:table-cell table:style-name="ce3" table:formula="of:=([.B73]+([.D73]+[.F73])*100+[.H73])/1000" office:value-type="float" office:value="0.413716">
            <text:p>0.41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3];&quot;/delay=&quot;;[.L73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3.962">
            <text:p>23.962</text:p>
          </table:table-cell>
          <table:table-cell table:style-name="ce3" office:value-type="float" office:value="13.275">
            <text:p>13.275</text:p>
          </table:table-cell>
          <table:table-cell table:style-name="ce3" office:value-type="float" office:value="1.862">
            <text:p>1.862</text:p>
          </table:table-cell>
          <table:table-cell table:style-name="ce3" office:value-type="float" office:value="1.498">
            <text:p>1.498</text:p>
          </table:table-cell>
          <table:table-cell table:style-name="ce3" office:value-type="float" office:value="3.058">
            <text:p>3.058</text:p>
          </table:table-cell>
          <table:table-cell table:style-name="ce3" office:value-type="float" office:value="1.998">
            <text:p>1.998</text:p>
          </table:table-cell>
          <table:table-cell table:style-name="ce3" office:value-type="float" office:value="0.65">
            <text:p>0.650</text:p>
          </table:table-cell>
          <table:table-cell table:style-name="ce3" office:value-type="float" office:value="0.25">
            <text:p>0.250</text:p>
          </table:table-cell>
          <table:table-cell table:style-name="ce3" table:formula="of:=([.B74]+([.D74]+[.F74])*100+[.H74])/1000" office:value-type="float" office:value="0.516612">
            <text:p>0.5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4];&quot;/delay=&quot;;[.L74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30.559">
            <text:p>30.559</text:p>
          </table:table-cell>
          <table:table-cell table:style-name="ce3" office:value-type="float" office:value="17.617">
            <text:p>17.617</text:p>
          </table:table-cell>
          <table:table-cell table:style-name="ce3" office:value-type="float" office:value="2.665">
            <text:p>2.665</text:p>
          </table:table-cell>
          <table:table-cell table:style-name="ce3" office:value-type="float" office:value="2.745">
            <text:p>2.745</text:p>
          </table:table-cell>
          <table:table-cell table:style-name="ce3" office:value-type="float" office:value="4.179">
            <text:p>4.179</text:p>
          </table:table-cell>
          <table:table-cell table:style-name="ce3" office:value-type="float" office:value="3.728">
            <text:p>3.728</text:p>
          </table:table-cell>
          <table:table-cell table:style-name="ce3" office:value-type="float" office:value="0.763">
            <text:p>0.763</text:p>
          </table:table-cell>
          <table:table-cell table:style-name="ce3" office:value-type="float" office:value="0.378">
            <text:p>0.378</text:p>
          </table:table-cell>
          <table:table-cell table:style-name="ce3" table:formula="of:=([.B75]+([.D75]+[.F75])*100+[.H75])/1000" office:value-type="float" office:value="0.715722">
            <text:p>0.7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5];&quot;/delay=&quot;;[.L75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6.356">
            <text:p>36.356</text:p>
          </table:table-cell>
          <table:table-cell table:style-name="ce3" office:value-type="float" office:value="20.905">
            <text:p>20.905</text:p>
          </table:table-cell>
          <table:table-cell table:style-name="ce3" office:value-type="float" office:value="4.265">
            <text:p>4.265</text:p>
          </table:table-cell>
          <table:table-cell table:style-name="ce3" office:value-type="float" office:value="4.001">
            <text:p>4.001</text:p>
          </table:table-cell>
          <table:table-cell table:style-name="ce3" office:value-type="float" office:value="6.932">
            <text:p>6.932</text:p>
          </table:table-cell>
          <table:table-cell table:style-name="ce3" office:value-type="float" office:value="6.041">
            <text:p>6.041</text:p>
          </table:table-cell>
          <table:table-cell table:style-name="ce3" office:value-type="float" office:value="0.872">
            <text:p>0.872</text:p>
          </table:table-cell>
          <table:table-cell table:style-name="ce3" office:value-type="float" office:value="0.557">
            <text:p>0.557</text:p>
          </table:table-cell>
          <table:table-cell table:style-name="ce3" table:formula="of:=([.B76]+([.D76]+[.F76])*100+[.H76])/1000" office:value-type="float" office:value="1.156928">
            <text:p>1.15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6];&quot;/delay=&quot;;[.L76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47.753">
            <text:p>47.753</text:p>
          </table:table-cell>
          <table:table-cell table:style-name="ce3" office:value-type="float" office:value="28.296">
            <text:p>28.296</text:p>
          </table:table-cell>
          <table:table-cell table:style-name="ce3" office:value-type="float" office:value="8.195">
            <text:p>8.195</text:p>
          </table:table-cell>
          <table:table-cell table:style-name="ce3" office:value-type="float" office:value="6.246">
            <text:p>6.246</text:p>
          </table:table-cell>
          <table:table-cell table:style-name="ce3" office:value-type="float" office:value="13.395">
            <text:p>13.395</text:p>
          </table:table-cell>
          <table:table-cell table:style-name="ce3" office:value-type="float" office:value="9.772">
            <text:p>9.772</text:p>
          </table:table-cell>
          <table:table-cell table:style-name="ce3" office:value-type="float" office:value="1.128">
            <text:p>1.128</text:p>
          </table:table-cell>
          <table:table-cell table:style-name="ce3" office:value-type="float" office:value="1.123">
            <text:p>1.123</text:p>
          </table:table-cell>
          <table:table-cell table:style-name="ce3" table:formula="of:=([.B77]+([.D77]+[.F77])*100+[.H77])/1000" office:value-type="float" office:value="2.207881">
            <text:p>2.20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7];&quot;/delay=&quot;;[.L77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9.075">
            <text:p>69.075</text:p>
          </table:table-cell>
          <table:table-cell table:style-name="ce3" office:value-type="float" office:value="50.412">
            <text:p>50.412</text:p>
          </table:table-cell>
          <table:table-cell table:style-name="ce3" office:value-type="float" office:value="14.211">
            <text:p>14.211</text:p>
          </table:table-cell>
          <table:table-cell table:style-name="ce3" office:value-type="float" office:value="12.687">
            <text:p>12.687</text:p>
          </table:table-cell>
          <table:table-cell table:style-name="ce3" office:value-type="float" office:value="21.517">
            <text:p>21.517</text:p>
          </table:table-cell>
          <table:table-cell table:style-name="ce3" office:value-type="float" office:value="18.345">
            <text:p>18.345</text:p>
          </table:table-cell>
          <table:table-cell table:style-name="ce3" office:value-type="float" office:value="2.43">
            <text:p>2.430</text:p>
          </table:table-cell>
          <table:table-cell table:style-name="ce3" office:value-type="float" office:value="3.872">
            <text:p>3.872</text:p>
          </table:table-cell>
          <table:table-cell table:style-name="ce3" table:formula="of:=([.B78]+([.D78]+[.F78])*100+[.H78])/1000" office:value-type="float" office:value="3.644305">
            <text:p>3.644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8];&quot;/delay=&quot;;[.L78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80.103">
            <text:p>80.103</text:p>
          </table:table-cell>
          <table:table-cell table:style-name="ce3" office:value-type="float" office:value="59.35">
            <text:p>59.350</text:p>
          </table:table-cell>
          <table:table-cell table:style-name="ce3" office:value-type="float" office:value="23.145">
            <text:p>23.145</text:p>
          </table:table-cell>
          <table:table-cell table:style-name="ce3" office:value-type="float" office:value="8.667">
            <text:p>8.667</text:p>
          </table:table-cell>
          <table:table-cell table:style-name="ce3" office:value-type="float" office:value="34.783">
            <text:p>34.783</text:p>
          </table:table-cell>
          <table:table-cell table:style-name="ce3" office:value-type="float" office:value="12.391">
            <text:p>12.391</text:p>
          </table:table-cell>
          <table:table-cell table:style-name="ce3" office:value-type="float" office:value="5.674">
            <text:p>5.674</text:p>
          </table:table-cell>
          <table:table-cell table:style-name="ce3" office:value-type="float" office:value="6.437">
            <text:p>6.437</text:p>
          </table:table-cell>
          <table:table-cell table:style-name="ce3" table:formula="of:=([.B79]+([.D79]+[.F79])*100+[.H79])/1000" office:value-type="float" office:value="5.878577">
            <text:p>5.87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79];&quot;/delay=&quot;;[.L79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04.04">
            <text:p>104.040</text:p>
          </table:table-cell>
          <table:table-cell table:style-name="ce3" office:value-type="float" office:value="87.288">
            <text:p>87.288</text:p>
          </table:table-cell>
          <table:table-cell table:style-name="ce3" office:value-type="float" office:value="33.468">
            <text:p>33.468</text:p>
          </table:table-cell>
          <table:table-cell table:style-name="ce3" office:value-type="float" office:value="9.528">
            <text:p>9.528</text:p>
          </table:table-cell>
          <table:table-cell table:style-name="ce3" office:value-type="float" office:value="48.541">
            <text:p>48.541</text:p>
          </table:table-cell>
          <table:table-cell table:style-name="ce3" office:value-type="float" office:value="13.392">
            <text:p>13.392</text:p>
          </table:table-cell>
          <table:table-cell table:style-name="ce3" office:value-type="float" office:value="10.855">
            <text:p>10.855</text:p>
          </table:table-cell>
          <table:table-cell table:style-name="ce3" office:value-type="float" office:value="11.924">
            <text:p>11.924</text:p>
          </table:table-cell>
          <table:table-cell table:style-name="ce3" table:formula="of:=([.B80]+([.D80]+[.F80])*100+[.H80])/1000" office:value-type="float" office:value="8.315795">
            <text:p>8.31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0];&quot;/delay=&quot;;[.L80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69.352">
            <text:p>169.352</text:p>
          </table:table-cell>
          <table:table-cell table:style-name="ce3" office:value-type="float" office:value="164.176">
            <text:p>164.176</text:p>
          </table:table-cell>
          <table:table-cell table:style-name="ce3" office:value-type="float" office:value="46.138">
            <text:p>46.138</text:p>
          </table:table-cell>
          <table:table-cell table:style-name="ce3" office:value-type="float" office:value="12.344">
            <text:p>12.344</text:p>
          </table:table-cell>
          <table:table-cell table:style-name="ce3" office:value-type="float" office:value="65.16">
            <text:p>65.160</text:p>
          </table:table-cell>
          <table:table-cell table:style-name="ce3" office:value-type="float" office:value="17.764">
            <text:p>17.764</text:p>
          </table:table-cell>
          <table:table-cell table:style-name="ce3" office:value-type="float" office:value="13.782">
            <text:p>13.782</text:p>
          </table:table-cell>
          <table:table-cell table:style-name="ce3" office:value-type="float" office:value="15.352">
            <text:p>15.352</text:p>
          </table:table-cell>
          <table:table-cell table:style-name="ce3" table:formula="of:=([.B81]+([.D81]+[.F81])*100+[.H81])/1000" office:value-type="float" office:value="11.312934">
            <text:p>11.31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CONCATENATE(&quot;Threads=&quot;;[.K81];&quot;/delay=&quot;;[.L81];&quot;ms&quot;)" office:value-type="string" office:string-value="Threads=3/delay=10ms">
            <text:p>Threads=3/delay=10ms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float" office:value="7.969">
            <text:p>7.969</text:p>
          </table:table-cell>
          <table:table-cell table:style-name="ce3" office:value-type="float" office:value="4.131">
            <text:p>4.131</text:p>
          </table:table-cell>
          <table:table-cell table:style-name="ce3" office:value-type="float" office:value="1.237">
            <text:p>1.237</text:p>
          </table:table-cell>
          <table:table-cell table:style-name="ce3" office:value-type="float" office:value="0.538">
            <text:p>0.538</text:p>
          </table:table-cell>
          <table:table-cell table:style-name="ce3" office:value-type="float" office:value="2.313">
            <text:p>2.313</text:p>
          </table:table-cell>
          <table:table-cell table:style-name="ce3" office:value-type="float" office:value="0.894">
            <text:p>0.894</text:p>
          </table:table-cell>
          <table:table-cell table:style-name="ce3" office:value-type="float" office:value="0.698">
            <text:p>0.698</text:p>
          </table:table-cell>
          <table:table-cell table:style-name="ce3" office:value-type="float" office:value="0.283">
            <text:p>0.283</text:p>
          </table:table-cell>
          <table:table-cell table:style-name="ce3" table:formula="of:=([.B82]+([.D82]+[.F82])*100+[.H82])/1000" office:value-type="float" office:value="0.363667">
            <text:p>0.36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2];&quot;/delay=&quot;;[.L82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style-name="ce3" office:value-type="float" office:value="18.559">
            <text:p>18.559</text:p>
          </table:table-cell>
          <table:table-cell table:style-name="ce3" office:value-type="float" office:value="11.002">
            <text:p>11.002</text:p>
          </table:table-cell>
          <table:table-cell table:style-name="ce3" office:value-type="float" office:value="1.365">
            <text:p>1.365</text:p>
          </table:table-cell>
          <table:table-cell table:style-name="ce3" office:value-type="float" office:value="0.725">
            <text:p>0.725</text:p>
          </table:table-cell>
          <table:table-cell table:style-name="ce3" office:value-type="float" office:value="2.384">
            <text:p>2.384</text:p>
          </table:table-cell>
          <table:table-cell table:style-name="ce3" office:value-type="float" office:value="1.058">
            <text:p>1.058</text:p>
          </table:table-cell>
          <table:table-cell table:style-name="ce3" office:value-type="float" office:value="0.741">
            <text:p>0.741</text:p>
          </table:table-cell>
          <table:table-cell table:style-name="ce3" office:value-type="float" office:value="0.555">
            <text:p>0.555</text:p>
          </table:table-cell>
          <table:table-cell table:style-name="ce3" table:formula="of:=([.B83]+([.D83]+[.F83])*100+[.H83])/1000" office:value-type="float" office:value="0.3942">
            <text:p>0.3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3];&quot;/delay=&quot;;[.L83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style-name="ce3" office:value-type="float" office:value="21.945">
            <text:p>21.945</text:p>
          </table:table-cell>
          <table:table-cell table:style-name="ce3" office:value-type="float" office:value="12.293">
            <text:p>12.293</text:p>
          </table:table-cell>
          <table:table-cell table:style-name="ce3" office:value-type="float" office:value="1.608">
            <text:p>1.608</text:p>
          </table:table-cell>
          <table:table-cell table:style-name="ce3" office:value-type="float" office:value="1.177">
            <text:p>1.177</text:p>
          </table:table-cell>
          <table:table-cell table:style-name="ce3" office:value-type="float" office:value="2.655">
            <text:p>2.655</text:p>
          </table:table-cell>
          <table:table-cell table:style-name="ce3" office:value-type="float" office:value="1.444">
            <text:p>1.444</text:p>
          </table:table-cell>
          <table:table-cell table:style-name="ce3" office:value-type="float" office:value="0.689">
            <text:p>0.689</text:p>
          </table:table-cell>
          <table:table-cell table:style-name="ce3" office:value-type="float" office:value="0.306">
            <text:p>0.306</text:p>
          </table:table-cell>
          <table:table-cell table:style-name="ce3" table:formula="of:=([.B84]+([.D84]+[.F84])*100+[.H84])/1000" office:value-type="float" office:value="0.448934">
            <text:p>0.44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4];&quot;/delay=&quot;;[.L84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style-name="ce3" office:value-type="float" office:value="29.358">
            <text:p>29.358</text:p>
          </table:table-cell>
          <table:table-cell table:style-name="ce3" office:value-type="float" office:value="15.736">
            <text:p>15.736</text:p>
          </table:table-cell>
          <table:table-cell table:style-name="ce3" office:value-type="float" office:value="2.312">
            <text:p>2.312</text:p>
          </table:table-cell>
          <table:table-cell table:style-name="ce3" office:value-type="float" office:value="2.134">
            <text:p>2.134</text:p>
          </table:table-cell>
          <table:table-cell table:style-name="ce3" office:value-type="float" office:value="3.843">
            <text:p>3.843</text:p>
          </table:table-cell>
          <table:table-cell table:style-name="ce3" office:value-type="float" office:value="3.235">
            <text:p>3.235</text:p>
          </table:table-cell>
          <table:table-cell table:style-name="ce3" office:value-type="float" office:value="0.762">
            <text:p>0.762</text:p>
          </table:table-cell>
          <table:table-cell table:style-name="ce3" office:value-type="float" office:value="0.35">
            <text:p>0.350</text:p>
          </table:table-cell>
          <table:table-cell table:style-name="ce3" table:formula="of:=([.B85]+([.D85]+[.F85])*100+[.H85])/1000" office:value-type="float" office:value="0.64562">
            <text:p>0.64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5];&quot;/delay=&quot;;[.L85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style-name="ce3" office:value-type="float" office:value="37.279">
            <text:p>37.279</text:p>
          </table:table-cell>
          <table:table-cell table:style-name="ce3" office:value-type="float" office:value="19.267">
            <text:p>19.267</text:p>
          </table:table-cell>
          <table:table-cell table:style-name="ce3" office:value-type="float" office:value="3.45">
            <text:p>3.450</text:p>
          </table:table-cell>
          <table:table-cell table:style-name="ce3" office:value-type="float" office:value="3.994">
            <text:p>3.994</text:p>
          </table:table-cell>
          <table:table-cell table:style-name="ce3" office:value-type="float" office:value="5.583">
            <text:p>5.583</text:p>
          </table:table-cell>
          <table:table-cell table:style-name="ce3" office:value-type="float" office:value="5.752">
            <text:p>5.752</text:p>
          </table:table-cell>
          <table:table-cell table:style-name="ce3" office:value-type="float" office:value="0.835">
            <text:p>0.835</text:p>
          </table:table-cell>
          <table:table-cell table:style-name="ce3" office:value-type="float" office:value="0.649">
            <text:p>0.649</text:p>
          </table:table-cell>
          <table:table-cell table:style-name="ce3" table:formula="of:=([.B86]+([.D86]+[.F86])*100+[.H86])/1000" office:value-type="float" office:value="0.941414">
            <text:p>0.94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6];&quot;/delay=&quot;;[.L86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style-name="ce3" office:value-type="float" office:value="45.799">
            <text:p>45.799</text:p>
          </table:table-cell>
          <table:table-cell table:style-name="ce3" office:value-type="float" office:value="25.964">
            <text:p>25.964</text:p>
          </table:table-cell>
          <table:table-cell table:style-name="ce3" office:value-type="float" office:value="5.146">
            <text:p>5.146</text:p>
          </table:table-cell>
          <table:table-cell table:style-name="ce3" office:value-type="float" office:value="3.069">
            <text:p>3.069</text:p>
          </table:table-cell>
          <table:table-cell table:style-name="ce3" office:value-type="float" office:value="8.964">
            <text:p>8.964</text:p>
          </table:table-cell>
          <table:table-cell table:style-name="ce3" office:value-type="float" office:value="4.902">
            <text:p>4.902</text:p>
          </table:table-cell>
          <table:table-cell table:style-name="ce3" office:value-type="float" office:value="1.379">
            <text:p>1.379</text:p>
          </table:table-cell>
          <table:table-cell table:style-name="ce3" office:value-type="float" office:value="1.43">
            <text:p>1.430</text:p>
          </table:table-cell>
          <table:table-cell table:style-name="ce3" table:formula="of:=([.B87]+([.D87]+[.F87])*100+[.H87])/1000" office:value-type="float" office:value="1.458178">
            <text:p>1.458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7];&quot;/delay=&quot;;[.L87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style-name="ce3" office:value-type="float" office:value="64.698">
            <text:p>64.698</text:p>
          </table:table-cell>
          <table:table-cell table:style-name="ce3" office:value-type="float" office:value="44.173">
            <text:p>44.173</text:p>
          </table:table-cell>
          <table:table-cell table:style-name="ce3" office:value-type="float" office:value="10.845">
            <text:p>10.845</text:p>
          </table:table-cell>
          <table:table-cell table:style-name="ce3" office:value-type="float" office:value="5.019">
            <text:p>5.019</text:p>
          </table:table-cell>
          <table:table-cell table:style-name="ce3" office:value-type="float" office:value="18.131">
            <text:p>18.131</text:p>
          </table:table-cell>
          <table:table-cell table:style-name="ce3" office:value-type="float" office:value="7.458">
            <text:p>7.458</text:p>
          </table:table-cell>
          <table:table-cell table:style-name="ce3" office:value-type="float" office:value="2.41">
            <text:p>2.410</text:p>
          </table:table-cell>
          <table:table-cell table:style-name="ce3" office:value-type="float" office:value="2.996">
            <text:p>2.996</text:p>
          </table:table-cell>
          <table:table-cell table:style-name="ce3" table:formula="of:=([.B88]+([.D88]+[.F88])*100+[.H88])/1000" office:value-type="float" office:value="2.964708">
            <text:p>2.96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8];&quot;/delay=&quot;;[.L88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style-name="ce3" office:value-type="float" office:value="67.69">
            <text:p>67.690</text:p>
          </table:table-cell>
          <table:table-cell table:style-name="ce3" office:value-type="float" office:value="45.887">
            <text:p>45.887</text:p>
          </table:table-cell>
          <table:table-cell table:style-name="ce3" office:value-type="float" office:value="15.764">
            <text:p>15.764</text:p>
          </table:table-cell>
          <table:table-cell table:style-name="ce3" office:value-type="float" office:value="18.704">
            <text:p>18.704</text:p>
          </table:table-cell>
          <table:table-cell table:style-name="ce3" office:value-type="float" office:value="22.585">
            <text:p>22.585</text:p>
          </table:table-cell>
          <table:table-cell table:style-name="ce3" office:value-type="float" office:value="25.246">
            <text:p>25.246</text:p>
          </table:table-cell>
          <table:table-cell table:style-name="ce3" office:value-type="float" office:value="1.148">
            <text:p>1.148</text:p>
          </table:table-cell>
          <table:table-cell table:style-name="ce3" office:value-type="float" office:value="0.92">
            <text:p>0.920</text:p>
          </table:table-cell>
          <table:table-cell table:style-name="ce3" table:formula="of:=([.B89]+([.D89]+[.F89])*100+[.H89])/1000" office:value-type="float" office:value="3.903738">
            <text:p>3.90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89];&quot;/delay=&quot;;[.L89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style-name="ce3" office:value-type="float" office:value="118.4">
            <text:p>118.400</text:p>
          </table:table-cell>
          <table:table-cell table:style-name="ce3" office:value-type="float" office:value="115.042">
            <text:p>115.042</text:p>
          </table:table-cell>
          <table:table-cell table:style-name="ce3" office:value-type="float" office:value="23.35">
            <text:p>23.350</text:p>
          </table:table-cell>
          <table:table-cell table:style-name="ce3" office:value-type="float" office:value="19.607">
            <text:p>19.607</text:p>
          </table:table-cell>
          <table:table-cell table:style-name="ce3" office:value-type="float" office:value="34.376">
            <text:p>34.376</text:p>
          </table:table-cell>
          <table:table-cell table:style-name="ce3" office:value-type="float" office:value="27.06">
            <text:p>27.060</text:p>
          </table:table-cell>
          <table:table-cell table:style-name="ce3" office:value-type="float" office:value="2.668">
            <text:p>2.668</text:p>
          </table:table-cell>
          <table:table-cell table:style-name="ce3" office:value-type="float" office:value="3.909">
            <text:p>3.909</text:p>
          </table:table-cell>
          <table:table-cell table:style-name="ce3" table:formula="of:=([.B90]+([.D90]+[.F90])*100+[.H90])/1000" office:value-type="float" office:value="5.893668">
            <text:p>5.89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0];&quot;/delay=&quot;;[.L90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style-name="ce3" office:value-type="float" office:value="165.869">
            <text:p>165.869</text:p>
          </table:table-cell>
          <table:table-cell table:style-name="ce3" office:value-type="float" office:value="172.316">
            <text:p>172.316</text:p>
          </table:table-cell>
          <table:table-cell table:style-name="ce3" office:value-type="float" office:value="30.334">
            <text:p>30.334</text:p>
          </table:table-cell>
          <table:table-cell table:style-name="ce3" office:value-type="float" office:value="25.169">
            <text:p>25.169</text:p>
          </table:table-cell>
          <table:table-cell table:style-name="ce3" office:value-type="float" office:value="44.03">
            <text:p>44.030</text:p>
          </table:table-cell>
          <table:table-cell table:style-name="ce3" office:value-type="float" office:value="34.159">
            <text:p>34.159</text:p>
          </table:table-cell>
          <table:table-cell table:style-name="ce3" office:value-type="float" office:value="4.681">
            <text:p>4.681</text:p>
          </table:table-cell>
          <table:table-cell table:style-name="ce3" office:value-type="float" office:value="6.3">
            <text:p>6.300</text:p>
          </table:table-cell>
          <table:table-cell table:style-name="ce3" table:formula="of:=([.B91]+([.D91]+[.F91])*100+[.H91])/1000" office:value-type="float" office:value="7.60695">
            <text:p>7.607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formula="of:=CONCATENATE(&quot;Threads=&quot;;[.K91];&quot;/delay=&quot;;[.L91];&quot;ms&quot;)" office:value-type="string" office:string-value="Threads=3/delay=20ms">
            <text:p>Threads=3/delay=20m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5"/>
          <table:table-cell>
            <draw:frame table:end-cell-address="'no open-close'.Y119" table:end-x="1.822cm" table:end-y="0.396cm" draw:z-index="3" draw:style-name="gr1" svg:width="22cm" svg:height="11.26cm" svg:x="0.145cm" svg:y="0.426cm">
              <draw:object draw:notify-on-update-of-ranges="'no open-close'.A2:'no open-close'.A11 'no open-close'.N2:'no open-close'.N2 'no open-close'.H2:'no open-close'.H11 'no open-close'.N12:'no open-close'.N12 'no open-close'.H12:'no open-close'.H21 'no open-close'.N23:'no open-close'.N23 'no open-close'.H22:'no open-close'.H31 'no open-close'.N32:'no open-close'.N32 'no open-close'.H32:'no open-close'.H41 'no open-close'.N42:'no open-close'.N42 'no open-close'.H42:'no open-close'.H51 'no open-close'.N52:'no open-close'.N52 'no open-close'.H52:'no open-close'.H61 'no open-close'.N62:'no open-close'.N62 'no open-close'.H62:'no open-close'.H71 'no open-close'.N72:'no open-close'.N72 'no open-close'.H72:'no open-close'.H81 'no open-close'.N82:'no open-close'.N82 'no open-close'.H82:'no open-close'.H9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31">
          <table:table-cell table:number-columns-repeated="1023"/>
        </table:table-row>
        <table:table-row table:style-name="ro1">
          <table:table-cell table:number-columns-repeated="15"/>
          <table:table-cell>
            <draw:frame table:end-cell-address="'no open-close'.Y150" table:end-x="1.711cm" table:end-y="0.422cm" draw:z-index="4" draw:style-name="gr1" svg:width="22cm" svg:height="11.26cm" svg:x="0.034cm" svg:y="0.001cm">
              <draw:object draw:notify-on-update-of-ranges="'no open-close'.A2:'no open-close'.A11 'no open-close'.N2:'no open-close'.N2 'no open-close'.J2:'no open-close'.J11 'no open-close'.N12:'no open-close'.N12 'no open-close'.J12:'no open-close'.J21 'no open-close'.N23:'no open-close'.N23 'no open-close'.J22:'no open-close'.J31 'no open-close'.N32:'no open-close'.N32 'no open-close'.J32:'no open-close'.J41 'no open-close'.N42:'no open-close'.N42 'no open-close'.J42:'no open-close'.J51 'no open-close'.N52:'no open-close'.N52 'no open-close'.J52:'no open-close'.J61 'no open-close'.N62:'no open-close'.N62 'no open-close'.J62:'no open-close'.J71 'no open-close'.N72:'no open-close'.N72 'no open-close'.J72:'no open-close'.J81 'no open-close'.N82:'no open-close'.N82 'no open-close'.J82:'no open-close'.J9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65409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no open-close'.A1:'no open-close'.AMJ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19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0P0"/>
    </number:currency-style>
    <number:number-style style:name="N121">
      <number:number number:decimal-places="3" number:min-integer-digits="1"/>
    </number:number-style>
    <number:number-style style:name="N122">
      <number:number number:decimal-places="3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01/30/2012</text:date>, <text:time>22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2-01-30T22:38:36.28</dc:date>
    <dc:creator>Christian Ferrari</dc:creator>
    <meta:editing-duration>PT04H31M19S</meta:editing-duration>
    <meta:editing-cycles>47</meta:editing-cycles>
    <meta:document-statistic meta:table-count="2" meta:cell-count="254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468cm" svg:y="0.225cm" chart:style-name="ch2">
          <text:p>tx_open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table:cell-range-address="'no open-close'.A2:'no open-close'.B11 'no open-close'.N2:'no open-close'.N2 'no open-close'.N12:'no open-close'.N12 'no open-close'.B12:'no open-close'.B91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703cm" svg:y="1.469cm" svg:width="16.588cm" svg:height="9.649cm">
          <chart:axis chart:dimension="x" chart:name="primary-x" chart:style-name="ch6">
            <chart:title svg:x="7.846cm" svg:y="10.642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68cm" svg:y="7.2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B2:'no open-close'.B11" chart:label-cell-address="'no open-close'.N2:'no open-close'.N2" chart:class="chart:line">
            <chart:data-point chart:repeated="10"/>
          </chart:series>
          <chart:series chart:style-name="ch12" chart:values-cell-range-address="'no open-close'.B12:'no open-close'.B21" chart:label-cell-address="'no open-close'.N12:'no open-close'.N12" chart:class="chart:line">
            <chart:data-point chart:repeated="10"/>
          </chart:series>
          <chart:series chart:style-name="ch13" chart:values-cell-range-address="'no open-close'.B22:'no open-close'.B31" chart:label-cell-address="'no open-close'.N23:'no open-close'.N23" chart:class="chart:line">
            <chart:data-point chart:repeated="10"/>
          </chart:series>
          <chart:series chart:style-name="ch14" chart:values-cell-range-address="'no open-close'.B32:'no open-close'.B41" chart:label-cell-address="'no open-close'.N32:'no open-close'.N32" chart:class="chart:line">
            <chart:data-point chart:repeated="10"/>
          </chart:series>
          <chart:series chart:style-name="ch15" chart:values-cell-range-address="'no open-close'.B42:'no open-close'.B51" chart:label-cell-address="'no open-close'.N42:'no open-close'.N42" chart:class="chart:line">
            <chart:data-point chart:repeated="10"/>
          </chart:series>
          <chart:series chart:style-name="ch16" chart:values-cell-range-address="'no open-close'.B52:'no open-close'.B61" chart:label-cell-address="'no open-close'.N52:'no open-close'.N52" chart:class="chart:line">
            <chart:data-point chart:repeated="10"/>
          </chart:series>
          <chart:series chart:style-name="ch17" chart:values-cell-range-address="'no open-close'.B62:'no open-close'.B71" chart:label-cell-address="'no open-close'.N62:'no open-close'.N62" chart:class="chart:line">
            <chart:data-point chart:repeated="10"/>
          </chart:series>
          <chart:series chart:style-name="ch18" chart:values-cell-range-address="'no open-close'.B72:'no open-close'.B81" chart:label-cell-address="'no open-close'.N72:'no open-close'.N72" chart:class="chart:line">
            <chart:data-point chart:repeated="10"/>
          </chart:series>
          <chart:series chart:style-name="ch19" chart:values-cell-range-address="'no open-close'.B82:'no open-close'.B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8.537">
                <text:p text:id="'no open-close'.B2:'no open-close'.B11">8.537</text:p>
              </table:table-cell>
              <table:table-cell office:value-type="float" office:value="8.035">
                <text:p text:id="'no open-close'.B12:'no open-close'.B21">8.035</text:p>
              </table:table-cell>
              <table:table-cell office:value-type="float" office:value="7.705">
                <text:p text:id="'no open-close'.B22:'no open-close'.B31">7.705</text:p>
              </table:table-cell>
              <table:table-cell office:value-type="float" office:value="6.376">
                <text:p text:id="'no open-close'.B32:'no open-close'.B41">6.376</text:p>
              </table:table-cell>
              <table:table-cell office:value-type="float" office:value="8.261">
                <text:p text:id="'no open-close'.B42:'no open-close'.B51">8.261</text:p>
              </table:table-cell>
              <table:table-cell office:value-type="float" office:value="8.045">
                <text:p text:id="'no open-close'.B52:'no open-close'.B61">8.045</text:p>
              </table:table-cell>
              <table:table-cell office:value-type="float" office:value="8.66">
                <text:p text:id="'no open-close'.B62:'no open-close'.B71">8.66</text:p>
              </table:table-cell>
              <table:table-cell office:value-type="float" office:value="9.163">
                <text:p text:id="'no open-close'.B72:'no open-close'.B81">9.163</text:p>
              </table:table-cell>
              <table:table-cell office:value-type="float" office:value="7.969">
                <text:p text:id="'no open-close'.B82:'no open-close'.B91">7.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602">
                <text:p>23.602</text:p>
              </table:table-cell>
              <table:table-cell office:value-type="float" office:value="15.803">
                <text:p>15.803</text:p>
              </table:table-cell>
              <table:table-cell office:value-type="float" office:value="14.843">
                <text:p>14.843</text:p>
              </table:table-cell>
              <table:table-cell office:value-type="float" office:value="16.261">
                <text:p>16.261</text:p>
              </table:table-cell>
              <table:table-cell office:value-type="float" office:value="15.552">
                <text:p>15.552</text:p>
              </table:table-cell>
              <table:table-cell office:value-type="float" office:value="15.737">
                <text:p>15.737</text:p>
              </table:table-cell>
              <table:table-cell office:value-type="float" office:value="16.921">
                <text:p>16.921</text:p>
              </table:table-cell>
              <table:table-cell office:value-type="float" office:value="16.258">
                <text:p>16.258</text:p>
              </table:table-cell>
              <table:table-cell office:value-type="float" office:value="18.559">
                <text:p>18.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765">
                <text:p>35.765</text:p>
              </table:table-cell>
              <table:table-cell office:value-type="float" office:value="24.358">
                <text:p>24.358</text:p>
              </table:table-cell>
              <table:table-cell office:value-type="float" office:value="23.579">
                <text:p>23.579</text:p>
              </table:table-cell>
              <table:table-cell office:value-type="float" office:value="28.655">
                <text:p>28.655</text:p>
              </table:table-cell>
              <table:table-cell office:value-type="float" office:value="23.833">
                <text:p>23.833</text:p>
              </table:table-cell>
              <table:table-cell office:value-type="float" office:value="20.591">
                <text:p>20.591</text:p>
              </table:table-cell>
              <table:table-cell office:value-type="float" office:value="27.83">
                <text:p>27.83</text:p>
              </table:table-cell>
              <table:table-cell office:value-type="float" office:value="23.962">
                <text:p>23.962</text:p>
              </table:table-cell>
              <table:table-cell office:value-type="float" office:value="21.945">
                <text:p>21.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597">
                <text:p>48.597</text:p>
              </table:table-cell>
              <table:table-cell office:value-type="float" office:value="31.894">
                <text:p>31.894</text:p>
              </table:table-cell>
              <table:table-cell office:value-type="float" office:value="30.174">
                <text:p>30.174</text:p>
              </table:table-cell>
              <table:table-cell office:value-type="float" office:value="41.93">
                <text:p>41.93</text:p>
              </table:table-cell>
              <table:table-cell office:value-type="float" office:value="30.236">
                <text:p>30.236</text:p>
              </table:table-cell>
              <table:table-cell office:value-type="float" office:value="30.002">
                <text:p>30.002</text:p>
              </table:table-cell>
              <table:table-cell office:value-type="float" office:value="37.635">
                <text:p>37.635</text:p>
              </table:table-cell>
              <table:table-cell office:value-type="float" office:value="30.559">
                <text:p>30.559</text:p>
              </table:table-cell>
              <table:table-cell office:value-type="float" office:value="29.358">
                <text:p>29.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24">
                <text:p>67.24</text:p>
              </table:table-cell>
              <table:table-cell office:value-type="float" office:value="41.448">
                <text:p>41.448</text:p>
              </table:table-cell>
              <table:table-cell office:value-type="float" office:value="40.472">
                <text:p>40.472</text:p>
              </table:table-cell>
              <table:table-cell office:value-type="float" office:value="50.3">
                <text:p>50.3</text:p>
              </table:table-cell>
              <table:table-cell office:value-type="float" office:value="39.008">
                <text:p>39.008</text:p>
              </table:table-cell>
              <table:table-cell office:value-type="float" office:value="36.546">
                <text:p>36.546</text:p>
              </table:table-cell>
              <table:table-cell office:value-type="float" office:value="54.444">
                <text:p>54.444</text:p>
              </table:table-cell>
              <table:table-cell office:value-type="float" office:value="36.356">
                <text:p>36.356</text:p>
              </table:table-cell>
              <table:table-cell office:value-type="float" office:value="37.279">
                <text:p>37.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.141">
                <text:p>91.141</text:p>
              </table:table-cell>
              <table:table-cell office:value-type="float" office:value="54.542">
                <text:p>54.542</text:p>
              </table:table-cell>
              <table:table-cell office:value-type="float" office:value="49.512">
                <text:p>49.512</text:p>
              </table:table-cell>
              <table:table-cell office:value-type="float" office:value="82.169">
                <text:p>82.169</text:p>
              </table:table-cell>
              <table:table-cell office:value-type="float" office:value="50.299">
                <text:p>50.299</text:p>
              </table:table-cell>
              <table:table-cell office:value-type="float" office:value="51.634">
                <text:p>51.634</text:p>
              </table:table-cell>
              <table:table-cell office:value-type="float" office:value="81.905">
                <text:p>81.905</text:p>
              </table:table-cell>
              <table:table-cell office:value-type="float" office:value="47.753">
                <text:p>47.753</text:p>
              </table:table-cell>
              <table:table-cell office:value-type="float" office:value="45.799">
                <text:p>45.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666">
                <text:p>137.666</text:p>
              </table:table-cell>
              <table:table-cell office:value-type="float" office:value="63.928">
                <text:p>63.928</text:p>
              </table:table-cell>
              <table:table-cell office:value-type="float" office:value="60.718">
                <text:p>60.718</text:p>
              </table:table-cell>
              <table:table-cell office:value-type="float" office:value="115.243">
                <text:p>115.243</text:p>
              </table:table-cell>
              <table:table-cell office:value-type="float" office:value="61.104">
                <text:p>61.104</text:p>
              </table:table-cell>
              <table:table-cell office:value-type="float" office:value="50.78">
                <text:p>50.78</text:p>
              </table:table-cell>
              <table:table-cell office:value-type="float" office:value="131.058">
                <text:p>131.058</text:p>
              </table:table-cell>
              <table:table-cell office:value-type="float" office:value="69.075">
                <text:p>69.075</text:p>
              </table:table-cell>
              <table:table-cell office:value-type="float" office:value="64.698">
                <text:p>64.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.663">
                <text:p>165.663</text:p>
              </table:table-cell>
              <table:table-cell office:value-type="float" office:value="83.141">
                <text:p>83.141</text:p>
              </table:table-cell>
              <table:table-cell office:value-type="float" office:value="72.763">
                <text:p>72.763</text:p>
              </table:table-cell>
              <table:table-cell office:value-type="float" office:value="206.913">
                <text:p>206.913</text:p>
              </table:table-cell>
              <table:table-cell office:value-type="float" office:value="64.787">
                <text:p>64.787</text:p>
              </table:table-cell>
              <table:table-cell office:value-type="float" office:value="68.937">
                <text:p>68.937</text:p>
              </table:table-cell>
              <table:table-cell office:value-type="float" office:value="144.553">
                <text:p>144.553</text:p>
              </table:table-cell>
              <table:table-cell office:value-type="float" office:value="80.103">
                <text:p>80.103</text:p>
              </table:table-cell>
              <table:table-cell office:value-type="float" office:value="67.69">
                <text:p>67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.81">
                <text:p>215.81</text:p>
              </table:table-cell>
              <table:table-cell office:value-type="float" office:value="115.541">
                <text:p>115.541</text:p>
              </table:table-cell>
              <table:table-cell office:value-type="float" office:value="92.903">
                <text:p>92.903</text:p>
              </table:table-cell>
              <table:table-cell office:value-type="float" office:value="182.002">
                <text:p>182.002</text:p>
              </table:table-cell>
              <table:table-cell office:value-type="float" office:value="84.123">
                <text:p>84.123</text:p>
              </table:table-cell>
              <table:table-cell office:value-type="float" office:value="98.094">
                <text:p>98.094</text:p>
              </table:table-cell>
              <table:table-cell office:value-type="float" office:value="109.729">
                <text:p>109.729</text:p>
              </table:table-cell>
              <table:table-cell office:value-type="float" office:value="104.04">
                <text:p>104.04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.74">
                <text:p>275.74</text:p>
              </table:table-cell>
              <table:table-cell office:value-type="float" office:value="139.436">
                <text:p>139.436</text:p>
              </table:table-cell>
              <table:table-cell office:value-type="float" office:value="122.694">
                <text:p>122.694</text:p>
              </table:table-cell>
              <table:table-cell office:value-type="float" office:value="257.425">
                <text:p>257.425</text:p>
              </table:table-cell>
              <table:table-cell office:value-type="float" office:value="150.114">
                <text:p>150.114</text:p>
              </table:table-cell>
              <table:table-cell office:value-type="float" office:value="126.463">
                <text:p>126.463</text:p>
              </table:table-cell>
              <table:table-cell office:value-type="float" office:value="287.936">
                <text:p>287.936</text:p>
              </table:table-cell>
              <table:table-cell office:value-type="float" office:value="169.352">
                <text:p>169.352</text:p>
              </table:table-cell>
              <table:table-cell office:value-type="float" office:value="165.869">
                <text:p>165.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428cm" svg:y="0.225cm" chart:style-name="ch2">
          <text:p>tx_close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table:cell-range-address="'no open-close'.A2:'no open-close'.A11 'no open-close'.N2:'no open-close'.N2 'no open-close'.H2:'no open-close'.H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703cm" svg:y="1.469cm" svg:width="16.588cm" svg:height="9.649cm">
          <chart:axis chart:dimension="x" chart:name="primary-x" chart:style-name="ch6">
            <chart:title svg:x="7.848cm" svg:y="10.642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68cm" svg:y="7.2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H2:'no open-close'.H11" chart:label-cell-address="'no open-close'.N2:'no open-close'.N2" chart:class="chart:line">
            <chart:data-point chart:repeated="10"/>
          </chart:series>
          <chart:series chart:style-name="ch12" chart:values-cell-range-address="'no open-close'.H12:'no open-close'.H21" chart:label-cell-address="'no open-close'.N12:'no open-close'.N12" chart:class="chart:line">
            <chart:data-point chart:repeated="10"/>
          </chart:series>
          <chart:series chart:style-name="ch13" chart:values-cell-range-address="'no open-close'.H22:'no open-close'.H31" chart:label-cell-address="'no open-close'.N23:'no open-close'.N23" chart:class="chart:line">
            <chart:data-point chart:repeated="10"/>
          </chart:series>
          <chart:series chart:style-name="ch14" chart:values-cell-range-address="'no open-close'.H32:'no open-close'.H41" chart:label-cell-address="'no open-close'.N32:'no open-close'.N32" chart:class="chart:line">
            <chart:data-point chart:repeated="10"/>
          </chart:series>
          <chart:series chart:style-name="ch15" chart:values-cell-range-address="'no open-close'.H42:'no open-close'.H51" chart:label-cell-address="'no open-close'.N42:'no open-close'.N42" chart:class="chart:line">
            <chart:data-point chart:repeated="10"/>
          </chart:series>
          <chart:series chart:style-name="ch16" chart:values-cell-range-address="'no open-close'.H52:'no open-close'.H61" chart:label-cell-address="'no open-close'.N52:'no open-close'.N52" chart:class="chart:line">
            <chart:data-point chart:repeated="10"/>
          </chart:series>
          <chart:series chart:style-name="ch17" chart:values-cell-range-address="'no open-close'.H62:'no open-close'.H71" chart:label-cell-address="'no open-close'.N62:'no open-close'.N62" chart:class="chart:line">
            <chart:data-point chart:repeated="10"/>
          </chart:series>
          <chart:series chart:style-name="ch18" chart:values-cell-range-address="'no open-close'.H72:'no open-close'.H81" chart:label-cell-address="'no open-close'.N72:'no open-close'.N72" chart:class="chart:line">
            <chart:data-point chart:repeated="10"/>
          </chart:series>
          <chart:series chart:style-name="ch19" chart:values-cell-range-address="'no open-close'.H82:'no open-close'.H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0.572">
                <text:p text:id="'no open-close'.H2:'no open-close'.H11">0.572</text:p>
              </table:table-cell>
              <table:table-cell office:value-type="float" office:value="0.731">
                <text:p text:id="'no open-close'.H12:'no open-close'.H21">0.731</text:p>
              </table:table-cell>
              <table:table-cell office:value-type="float" office:value="0.564">
                <text:p text:id="'no open-close'.H22:'no open-close'.H31">0.564</text:p>
              </table:table-cell>
              <table:table-cell office:value-type="float" office:value="0.773">
                <text:p text:id="'no open-close'.H32:'no open-close'.H41">0.773</text:p>
              </table:table-cell>
              <table:table-cell office:value-type="float" office:value="1.047">
                <text:p text:id="'no open-close'.H42:'no open-close'.H51">1.047</text:p>
              </table:table-cell>
              <table:table-cell office:value-type="float" office:value="0.517">
                <text:p text:id="'no open-close'.H52:'no open-close'.H61">0.517</text:p>
              </table:table-cell>
              <table:table-cell office:value-type="float" office:value="0.749">
                <text:p text:id="'no open-close'.H62:'no open-close'.H71">0.749</text:p>
              </table:table-cell>
              <table:table-cell office:value-type="float" office:value="0.693">
                <text:p text:id="'no open-close'.H72:'no open-close'.H81">0.693</text:p>
              </table:table-cell>
              <table:table-cell office:value-type="float" office:value="0.698">
                <text:p text:id="'no open-close'.H82:'no open-close'.H91">0.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7">
                <text:p>1.827</text:p>
              </table:table-cell>
              <table:table-cell office:value-type="float" office:value="0.644">
                <text:p>0.644</text:p>
              </table:table-cell>
              <table:table-cell office:value-type="float" office:value="0.903">
                <text:p>0.903</text:p>
              </table:table-cell>
              <table:table-cell office:value-type="float" office:value="1.005">
                <text:p>1.005</text:p>
              </table:table-cell>
              <table:table-cell office:value-type="float" office:value="0.656">
                <text:p>0.656</text:p>
              </table:table-cell>
              <table:table-cell office:value-type="float" office:value="0.58">
                <text:p>0.58</text:p>
              </table:table-cell>
              <table:table-cell office:value-type="float" office:value="0.641">
                <text:p>0.641</text:p>
              </table:table-cell>
              <table:table-cell office:value-type="float" office:value="0.658">
                <text:p>0.658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56">
                <text:p>3.156</text:p>
              </table:table-cell>
              <table:table-cell office:value-type="float" office:value="0.793">
                <text:p>0.793</text:p>
              </table:table-cell>
              <table:table-cell office:value-type="float" office:value="0.966">
                <text:p>0.966</text:p>
              </table:table-cell>
              <table:table-cell office:value-type="float" office:value="1.153">
                <text:p>1.153</text:p>
              </table:table-cell>
              <table:table-cell office:value-type="float" office:value="0.815">
                <text:p>0.815</text:p>
              </table:table-cell>
              <table:table-cell office:value-type="float" office:value="0.69">
                <text:p>0.69</text:p>
              </table:table-cell>
              <table:table-cell office:value-type="float" office:value="1.031">
                <text:p>1.031</text:p>
              </table:table-cell>
              <table:table-cell office:value-type="float" office:value="0.65">
                <text:p>0.65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87">
                <text:p>6.187</text:p>
              </table:table-cell>
              <table:table-cell office:value-type="float" office:value="1.08">
                <text:p>1.08</text:p>
              </table:table-cell>
              <table:table-cell office:value-type="float" office:value="1.03">
                <text:p>1.03</text:p>
              </table:table-cell>
              <table:table-cell office:value-type="float" office:value="1.9">
                <text:p>1.9</text:p>
              </table:table-cell>
              <table:table-cell office:value-type="float" office:value="0.797">
                <text:p>0.797</text:p>
              </table:table-cell>
              <table:table-cell office:value-type="float" office:value="0.788">
                <text:p>0.788</text:p>
              </table:table-cell>
              <table:table-cell office:value-type="float" office:value="1.81">
                <text:p>1.81</text:p>
              </table:table-cell>
              <table:table-cell office:value-type="float" office:value="0.763">
                <text:p>0.763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93">
                <text:p>10.093</text:p>
              </table:table-cell>
              <table:table-cell office:value-type="float" office:value="1.433">
                <text:p>1.433</text:p>
              </table:table-cell>
              <table:table-cell office:value-type="float" office:value="1.305">
                <text:p>1.305</text:p>
              </table:table-cell>
              <table:table-cell office:value-type="float" office:value="2.876">
                <text:p>2.876</text:p>
              </table:table-cell>
              <table:table-cell office:value-type="float" office:value="1.246">
                <text:p>1.246</text:p>
              </table:table-cell>
              <table:table-cell office:value-type="float" office:value="0.847">
                <text:p>0.847</text:p>
              </table:table-cell>
              <table:table-cell office:value-type="float" office:value="4.858">
                <text:p>4.858</text:p>
              </table:table-cell>
              <table:table-cell office:value-type="float" office:value="0.872">
                <text:p>0.872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75">
                <text:p>12.375</text:p>
              </table:table-cell>
              <table:table-cell office:value-type="float" office:value="2.734">
                <text:p>2.734</text:p>
              </table:table-cell>
              <table:table-cell office:value-type="float" office:value="1.636">
                <text:p>1.636</text:p>
              </table:table-cell>
              <table:table-cell office:value-type="float" office:value="12.504">
                <text:p>12.504</text:p>
              </table:table-cell>
              <table:table-cell office:value-type="float" office:value="1.957">
                <text:p>1.957</text:p>
              </table:table-cell>
              <table:table-cell office:value-type="float" office:value="1.225">
                <text:p>1.225</text:p>
              </table:table-cell>
              <table:table-cell office:value-type="float" office:value="5.359">
                <text:p>5.359</text:p>
              </table:table-cell>
              <table:table-cell office:value-type="float" office:value="1.128">
                <text:p>1.12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85">
                <text:p>15.485</text:p>
              </table:table-cell>
              <table:table-cell office:value-type="float" office:value="5.068">
                <text:p>5.068</text:p>
              </table:table-cell>
              <table:table-cell office:value-type="float" office:value="3.32">
                <text:p>3.32</text:p>
              </table:table-cell>
              <table:table-cell office:value-type="float" office:value="15.422">
                <text:p>15.422</text:p>
              </table:table-cell>
              <table:table-cell office:value-type="float" office:value="3.808">
                <text:p>3.808</text:p>
              </table:table-cell>
              <table:table-cell office:value-type="float" office:value="1.513">
                <text:p>1.513</text:p>
              </table:table-cell>
              <table:table-cell office:value-type="float" office:value="9.138">
                <text:p>9.138</text:p>
              </table:table-cell>
              <table:table-cell office:value-type="float" office:value="2.43">
                <text:p>2.4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538">
                <text:p>18.538</text:p>
              </table:table-cell>
              <table:table-cell office:value-type="float" office:value="8.329">
                <text:p>8.329</text:p>
              </table:table-cell>
              <table:table-cell office:value-type="float" office:value="5.215">
                <text:p>5.215</text:p>
              </table:table-cell>
              <table:table-cell office:value-type="float" office:value="10.64">
                <text:p>10.64</text:p>
              </table:table-cell>
              <table:table-cell office:value-type="float" office:value="1.962">
                <text:p>1.962</text:p>
              </table:table-cell>
              <table:table-cell office:value-type="float" office:value="3.903">
                <text:p>3.903</text:p>
              </table:table-cell>
              <table:table-cell office:value-type="float" office:value="10.279">
                <text:p>10.279</text:p>
              </table:table-cell>
              <table:table-cell office:value-type="float" office:value="5.674">
                <text:p>5.674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015">
                <text:p>21.015</text:p>
              </table:table-cell>
              <table:table-cell office:value-type="float" office:value="11.516">
                <text:p>11.516</text:p>
              </table:table-cell>
              <table:table-cell office:value-type="float" office:value="7.605">
                <text:p>7.605</text:p>
              </table:table-cell>
              <table:table-cell office:value-type="float" office:value="10.659">
                <text:p>10.659</text:p>
              </table:table-cell>
              <table:table-cell office:value-type="float" office:value="2.035">
                <text:p>2.035</text:p>
              </table:table-cell>
              <table:table-cell office:value-type="float" office:value="7.376">
                <text:p>7.376</text:p>
              </table:table-cell>
              <table:table-cell office:value-type="float" office:value="7.62">
                <text:p>7.62</text:p>
              </table:table-cell>
              <table:table-cell office:value-type="float" office:value="10.855">
                <text:p>10.855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42">
                <text:p>24.42</text:p>
              </table:table-cell>
              <table:table-cell office:value-type="float" office:value="14.97">
                <text:p>14.97</text:p>
              </table:table-cell>
              <table:table-cell office:value-type="float" office:value="11.801">
                <text:p>11.801</text:p>
              </table:table-cell>
              <table:table-cell office:value-type="float" office:value="25.385">
                <text:p>25.385</text:p>
              </table:table-cell>
              <table:table-cell office:value-type="float" office:value="15.243">
                <text:p>15.243</text:p>
              </table:table-cell>
              <table:table-cell office:value-type="float" office:value="10.702">
                <text:p>10.702</text:p>
              </table:table-cell>
              <table:table-cell office:value-type="float" office:value="23.121">
                <text:p>23.121</text:p>
              </table:table-cell>
              <table:table-cell office:value-type="float" office:value="13.782">
                <text:p>13.782</text:p>
              </table:table-cell>
              <table:table-cell office:value-type="float" office:value="4.681">
                <text:p>4.6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798cm" svg:y="0.225cm" chart:style-name="ch2">
          <text:p>overall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table:cell-range-address="'no open-close'.A2:'no open-close'.A11 'no open-close'.N2:'no open-close'.N2 'no open-close'.J2:'no open-close'.J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703cm" svg:y="1.469cm" svg:width="16.588cm" svg:height="9.649cm">
          <chart:axis chart:dimension="x" chart:name="primary-x" chart:style-name="ch6">
            <chart:title svg:x="7.848cm" svg:y="10.641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68cm" svg:y="7.221cm" chart:style-name="ch9">
              <text:p>Elapsed time [s]</text:p>
            </chart:title>
            <chart:grid chart:style-name="ch10" chart:class="major"/>
          </chart:axis>
          <chart:series chart:style-name="ch11" chart:values-cell-range-address="'no open-close'.J2:'no open-close'.J11" chart:label-cell-address="'no open-close'.N2:'no open-close'.N2" chart:class="chart:line">
            <chart:data-point chart:repeated="10"/>
          </chart:series>
          <chart:series chart:style-name="ch12" chart:values-cell-range-address="'no open-close'.J12:'no open-close'.J21" chart:label-cell-address="'no open-close'.N12:'no open-close'.N12" chart:class="chart:line">
            <chart:data-point chart:repeated="10"/>
          </chart:series>
          <chart:series chart:style-name="ch13" chart:values-cell-range-address="'no open-close'.J22:'no open-close'.J31" chart:label-cell-address="'no open-close'.N23:'no open-close'.N23" chart:class="chart:line">
            <chart:data-point chart:repeated="10"/>
          </chart:series>
          <chart:series chart:style-name="ch14" chart:values-cell-range-address="'no open-close'.J32:'no open-close'.J41" chart:label-cell-address="'no open-close'.N32:'no open-close'.N32" chart:class="chart:line">
            <chart:data-point chart:repeated="10"/>
          </chart:series>
          <chart:series chart:style-name="ch15" chart:values-cell-range-address="'no open-close'.J42:'no open-close'.J51" chart:label-cell-address="'no open-close'.N42:'no open-close'.N42" chart:class="chart:line">
            <chart:data-point chart:repeated="10"/>
          </chart:series>
          <chart:series chart:style-name="ch16" chart:values-cell-range-address="'no open-close'.J52:'no open-close'.J61" chart:label-cell-address="'no open-close'.N52:'no open-close'.N52" chart:class="chart:line">
            <chart:data-point chart:repeated="10"/>
          </chart:series>
          <chart:series chart:style-name="ch17" chart:values-cell-range-address="'no open-close'.J62:'no open-close'.J71" chart:label-cell-address="'no open-close'.N62:'no open-close'.N62" chart:class="chart:line">
            <chart:data-point chart:repeated="10"/>
          </chart:series>
          <chart:series chart:style-name="ch18" chart:values-cell-range-address="'no open-close'.J72:'no open-close'.J81" chart:label-cell-address="'no open-close'.N72:'no open-close'.N72" chart:class="chart:line">
            <chart:data-point chart:repeated="10"/>
          </chart:series>
          <chart:series chart:style-name="ch19" chart:values-cell-range-address="'no open-close'.J82:'no open-close'.J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0.633009">
                <text:p text:id="'no open-close'.J2:'no open-close'.J11">0.633009</text:p>
              </table:table-cell>
              <table:table-cell office:value-type="float" office:value="0.379066">
                <text:p text:id="'no open-close'.J12:'no open-close'.J21">0.379066</text:p>
              </table:table-cell>
              <table:table-cell office:value-type="float" office:value="0.361169">
                <text:p text:id="'no open-close'.J22:'no open-close'.J31">0.361169</text:p>
              </table:table-cell>
              <table:table-cell office:value-type="float" office:value="0.520849">
                <text:p text:id="'no open-close'.J32:'no open-close'.J41">0.520849</text:p>
              </table:table-cell>
              <table:table-cell office:value-type="float" office:value="0.369608">
                <text:p text:id="'no open-close'.J42:'no open-close'.J51">0.369608</text:p>
              </table:table-cell>
              <table:table-cell office:value-type="float" office:value="0.358262">
                <text:p text:id="'no open-close'.J52:'no open-close'.J61">0.358262</text:p>
              </table:table-cell>
              <table:table-cell office:value-type="float" office:value="0.549709">
                <text:p text:id="'no open-close'.J62:'no open-close'.J71">0.549709</text:p>
              </table:table-cell>
              <table:table-cell office:value-type="float" office:value="0.382256">
                <text:p text:id="'no open-close'.J72:'no open-close'.J81">0.382256</text:p>
              </table:table-cell>
              <table:table-cell office:value-type="float" office:value="0.363667">
                <text:p text:id="'no open-close'.J82:'no open-close'.J91">0.363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29">
                <text:p>1.116029</text:p>
              </table:table-cell>
              <table:table-cell office:value-type="float" office:value="0.438947">
                <text:p>0.438947</text:p>
              </table:table-cell>
              <table:table-cell office:value-type="float" office:value="0.412146">
                <text:p>0.412146</text:p>
              </table:table-cell>
              <table:table-cell office:value-type="float" office:value="0.790266">
                <text:p>0.790266</text:p>
              </table:table-cell>
              <table:table-cell office:value-type="float" office:value="0.416508">
                <text:p>0.416508</text:p>
              </table:table-cell>
              <table:table-cell office:value-type="float" office:value="0.380317">
                <text:p>0.380317</text:p>
              </table:table-cell>
              <table:table-cell office:value-type="float" office:value="0.757762">
                <text:p>0.757762</text:p>
              </table:table-cell>
              <table:table-cell office:value-type="float" office:value="0.413716">
                <text:p>0.413716</text:p>
              </table:table-cell>
              <table:table-cell office:value-type="float" office:value="0.3942">
                <text:p>0.3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5521">
                <text:p>2.035521</text:p>
              </table:table-cell>
              <table:table-cell office:value-type="float" office:value="0.558151">
                <text:p>0.558151</text:p>
              </table:table-cell>
              <table:table-cell office:value-type="float" office:value="0.511345">
                <text:p>0.511345</text:p>
              </table:table-cell>
              <table:table-cell office:value-type="float" office:value="1.358908">
                <text:p>1.358908</text:p>
              </table:table-cell>
              <table:table-cell office:value-type="float" office:value="0.513848">
                <text:p>0.513848</text:p>
              </table:table-cell>
              <table:table-cell office:value-type="float" office:value="0.475081">
                <text:p>0.475081</text:p>
              </table:table-cell>
              <table:table-cell office:value-type="float" office:value="1.358461">
                <text:p>1.358461</text:p>
              </table:table-cell>
              <table:table-cell office:value-type="float" office:value="0.516612">
                <text:p>0.516612</text:p>
              </table:table-cell>
              <table:table-cell office:value-type="float" office:value="0.448934">
                <text:p>0.448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29984">
                <text:p>3.429984</text:p>
              </table:table-cell>
              <table:table-cell office:value-type="float" office:value="0.840774">
                <text:p>0.840774</text:p>
              </table:table-cell>
              <table:table-cell office:value-type="float" office:value="0.668304">
                <text:p>0.668304</text:p>
              </table:table-cell>
              <table:table-cell office:value-type="float" office:value="2.33333">
                <text:p>2.33333</text:p>
              </table:table-cell>
              <table:table-cell office:value-type="float" office:value="0.737833">
                <text:p>0.737833</text:p>
              </table:table-cell>
              <table:table-cell office:value-type="float" office:value="0.62259">
                <text:p>0.62259</text:p>
              </table:table-cell>
              <table:table-cell office:value-type="float" office:value="2.256845">
                <text:p>2.256845</text:p>
              </table:table-cell>
              <table:table-cell office:value-type="float" office:value="0.715722">
                <text:p>0.715722</text:p>
              </table:table-cell>
              <table:table-cell office:value-type="float" office:value="0.64562">
                <text:p>0.64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02733">
                <text:p>4.602733</text:p>
              </table:table-cell>
              <table:table-cell office:value-type="float" office:value="1.302581">
                <text:p>1.302581</text:p>
              </table:table-cell>
              <table:table-cell office:value-type="float" office:value="0.910877">
                <text:p>0.910877</text:p>
              </table:table-cell>
              <table:table-cell office:value-type="float" office:value="3.258276">
                <text:p>3.258276</text:p>
              </table:table-cell>
              <table:table-cell office:value-type="float" office:value="1.087154">
                <text:p>1.087154</text:p>
              </table:table-cell>
              <table:table-cell office:value-type="float" office:value="0.915593">
                <text:p>0.915593</text:p>
              </table:table-cell>
              <table:table-cell office:value-type="float" office:value="3.440302">
                <text:p>3.440302</text:p>
              </table:table-cell>
              <table:table-cell office:value-type="float" office:value="1.156928">
                <text:p>1.156928</text:p>
              </table:table-cell>
              <table:table-cell office:value-type="float" office:value="0.941414">
                <text:p>0.941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40516">
                <text:p>5.940516</text:p>
              </table:table-cell>
              <table:table-cell office:value-type="float" office:value="2.258376">
                <text:p>2.258376</text:p>
              </table:table-cell>
              <table:table-cell office:value-type="float" office:value="1.522448">
                <text:p>1.522448</text:p>
              </table:table-cell>
              <table:table-cell office:value-type="float" office:value="5.498273">
                <text:p>5.498273</text:p>
              </table:table-cell>
              <table:table-cell office:value-type="float" office:value="2.205256">
                <text:p>2.205256</text:p>
              </table:table-cell>
              <table:table-cell office:value-type="float" office:value="1.523559">
                <text:p>1.523559</text:p>
              </table:table-cell>
              <table:table-cell office:value-type="float" office:value="5.392964">
                <text:p>5.392964</text:p>
              </table:table-cell>
              <table:table-cell office:value-type="float" office:value="2.207881">
                <text:p>2.207881</text:p>
              </table:table-cell>
              <table:table-cell office:value-type="float" office:value="1.458178">
                <text:p>1.458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02151">
                <text:p>7.302151</text:p>
              </table:table-cell>
              <table:table-cell office:value-type="float" office:value="4.248296">
                <text:p>4.248296</text:p>
              </table:table-cell>
              <table:table-cell office:value-type="float" office:value="2.774438">
                <text:p>2.774438</text:p>
              </table:table-cell>
              <table:table-cell office:value-type="float" office:value="7.124465">
                <text:p>7.124465</text:p>
              </table:table-cell>
              <table:table-cell office:value-type="float" office:value="4.219212">
                <text:p>4.219212</text:p>
              </table:table-cell>
              <table:table-cell office:value-type="float" office:value="2.144193">
                <text:p>2.144193</text:p>
              </table:table-cell>
              <table:table-cell office:value-type="float" office:value="7.150496">
                <text:p>7.150496</text:p>
              </table:table-cell>
              <table:table-cell office:value-type="float" office:value="3.644305">
                <text:p>3.644305</text:p>
              </table:table-cell>
              <table:table-cell office:value-type="float" office:value="2.964708">
                <text:p>2.964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63101">
                <text:p>8.663101</text:p>
              </table:table-cell>
              <table:table-cell office:value-type="float" office:value="6.24287">
                <text:p>6.24287</text:p>
              </table:table-cell>
              <table:table-cell office:value-type="float" office:value="4.553678">
                <text:p>4.553678</text:p>
              </table:table-cell>
              <table:table-cell office:value-type="float" office:value="7.305653">
                <text:p>7.305653</text:p>
              </table:table-cell>
              <table:table-cell office:value-type="float" office:value="3.973149">
                <text:p>3.973149</text:p>
              </table:table-cell>
              <table:table-cell office:value-type="float" office:value="4.61244">
                <text:p>4.61244</text:p>
              </table:table-cell>
              <table:table-cell office:value-type="float" office:value="8.431432">
                <text:p>8.431432</text:p>
              </table:table-cell>
              <table:table-cell office:value-type="float" office:value="5.878577">
                <text:p>5.878577</text:p>
              </table:table-cell>
              <table:table-cell office:value-type="float" office:value="3.903738">
                <text:p>3.903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79025">
                <text:p>10.279025</text:p>
              </table:table-cell>
              <table:table-cell office:value-type="float" office:value="8.299357">
                <text:p>8.299357</text:p>
              </table:table-cell>
              <table:table-cell office:value-type="float" office:value="6.444408">
                <text:p>6.444408</text:p>
              </table:table-cell>
              <table:table-cell office:value-type="float" office:value="9.338161">
                <text:p>9.338161</text:p>
              </table:table-cell>
              <table:table-cell office:value-type="float" office:value="5.397658">
                <text:p>5.397658</text:p>
              </table:table-cell>
              <table:table-cell office:value-type="float" office:value="6.63237">
                <text:p>6.63237</text:p>
              </table:table-cell>
              <table:table-cell office:value-type="float" office:value="9.090549">
                <text:p>9.090549</text:p>
              </table:table-cell>
              <table:table-cell office:value-type="float" office:value="8.315795">
                <text:p>8.315795</text:p>
              </table:table-cell>
              <table:table-cell office:value-type="float" office:value="5.893668">
                <text:p>5.893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2246">
                <text:p>12.02246</text:p>
              </table:table-cell>
              <table:table-cell office:value-type="float" office:value="11.504706">
                <text:p>11.504706</text:p>
              </table:table-cell>
              <table:table-cell office:value-type="float" office:value="8.854795">
                <text:p>8.854795</text:p>
              </table:table-cell>
              <table:table-cell office:value-type="float" office:value="12.39671">
                <text:p>12.39671</text:p>
              </table:table-cell>
              <table:table-cell office:value-type="float" office:value="12.063057">
                <text:p>12.063057</text:p>
              </table:table-cell>
              <table:table-cell office:value-type="float" office:value="8.850265">
                <text:p>8.850265</text:p>
              </table:table-cell>
              <table:table-cell office:value-type="float" office:value="12.144957">
                <text:p>12.144957</text:p>
              </table:table-cell>
              <table:table-cell office:value-type="float" office:value="11.312934">
                <text:p>11.312934</text:p>
              </table:table-cell>
              <table:table-cell office:value-type="float" office:value="7.60695">
                <text:p>7.606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one"/>
      <style:graphic-properties draw:fill-color="#aecf00"/>
      <style:text-properties fo:font-size="6pt" style:font-size-asian="6pt" style:font-size-complex="6pt"/>
    </style:style>
    <style:style style:name="ch8" style:family="chart" style:data-style-name="N121">
      <style:chart-properties chart:symbol-type="none"/>
      <style:graphic-properties draw:fill-color="#83caff"/>
      <style:text-properties fo:font-size="6pt" style:font-size-asian="6pt" style:font-size-complex="6pt"/>
    </style:style>
    <style:style style:name="ch9" style:family="chart" style:data-style-name="N121">
      <style:chart-properties chart:symbol-type="none"/>
      <style:graphic-properties draw:fill-color="#579d1c"/>
      <style:text-properties fo:font-size="6pt" style:font-size-asian="6pt" style:font-size-complex="6pt"/>
    </style:style>
    <style:style style:name="ch10" style:family="chart" style:data-style-name="N121">
      <style:chart-properties chart:symbol-type="none"/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7cm" svg:height="2.046cm" xlink:href=".." chart:class="chart:line" chart:column-mapping="3 2 1 0" chart:style-name="ch1">
        <chart:legend chart:legend-position="end" svg:x="18.366cm" svg:y="0.075cm" chart:style-name="ch2"/>
        <chart:plot-area chart:style-name="ch3" table:cell-range-address="'open-close'.A1:'open-close'.B11 'open-close'.H1:'open-close'.H11 'open-close'.F1:'open-close'.F11 'open-close'.D1:'open-close'.D11" chart:data-source-has-labels="both" svg:x="0.419cm" svg:y="0.04cm" svg:width="17.529cm" svg:height="1.92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666666" dr3d:direction="(0.9 0.5 0.0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open-close'.A2:'open-close'.A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open-close'.H2:'open-close'.H11" chart:label-cell-address="'open-close'.H1:'open-close'.H1" chart:class="chart:line">
            <chart:data-point chart:repeated="10"/>
          </chart:series>
          <chart:series chart:style-name="ch8" chart:values-cell-range-address="'open-close'.F2:'open-close'.F11" chart:label-cell-address="'open-close'.F1:'open-close'.F1" chart:class="chart:line">
            <chart:data-point chart:repeated="10"/>
          </chart:series>
          <chart:series chart:style-name="ch9" chart:values-cell-range-address="'open-close'.D2:'open-close'.D11" chart:label-cell-address="'open-close'.D1:'open-close'.D1" chart:class="chart:line">
            <chart:data-point chart:repeated="10"/>
          </chart:series>
          <chart:series chart:style-name="ch10" chart:values-cell-range-address="'open-close'.B2:'open-close'.B11" chart:label-cell-address="'open-close'.B1:'open-close'.B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H1:'open-close'.H1">Close_avg</text:p>
              </table:table-cell>
              <table:table-cell office:value-type="string">
                <text:p text:id="'open-close'.F1:'open-close'.F1">Commit_avg</text:p>
              </table:table-cell>
              <table:table-cell office:value-type="string">
                <text:p text:id="'open-close'.D1:'open-close'.D1">Begin_avg</text:p>
              </table:table-cell>
              <table:table-cell office:value-type="string">
                <text:p text:id="'open-close'.B1:'open-close'.B1">Open_avg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1.162">
                <text:p text:id="'open-close'.H2:'open-close'.H11">1.162</text:p>
              </table:table-cell>
              <table:table-cell office:value-type="float" office:value="4.414">
                <text:p text:id="'open-close'.F2:'open-close'.F11">4.414</text:p>
              </table:table-cell>
              <table:table-cell office:value-type="float" office:value="2.413">
                <text:p text:id="'open-close'.D2:'open-close'.D11">2.413</text:p>
              </table:table-cell>
              <table:table-cell office:value-type="float" office:value="1.99">
                <text:p text:id="'open-close'.B2:'open-close'.B11">1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">
                <text:p>4.94</text:p>
              </table:table-cell>
              <table:table-cell office:value-type="float" office:value="9.383">
                <text:p>9.383</text:p>
              </table:table-cell>
              <table:table-cell office:value-type="float" office:value="5.946">
                <text:p>5.946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7">
                <text:p>12.027</text:p>
              </table:table-cell>
              <table:table-cell office:value-type="float" office:value="17.473">
                <text:p>17.473</text:p>
              </table:table-cell>
              <table:table-cell office:value-type="float" office:value="12.139">
                <text:p>12.139</text:p>
              </table:table-cell>
              <table:table-cell office:value-type="float" office:value="17.764">
                <text:p>17.7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25">
                <text:p>15.125</text:p>
              </table:table-cell>
              <table:table-cell office:value-type="float" office:value="21.029">
                <text:p>21.029</text:p>
              </table:table-cell>
              <table:table-cell office:value-type="float" office:value="14.694">
                <text:p>14.694</text:p>
              </table:table-cell>
              <table:table-cell office:value-type="float" office:value="57.14">
                <text:p>57.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63">
                <text:p>15.263</text:p>
              </table:table-cell>
              <table:table-cell office:value-type="float" office:value="21.236">
                <text:p>21.236</text:p>
              </table:table-cell>
              <table:table-cell office:value-type="float" office:value="14.815">
                <text:p>14.815</text:p>
              </table:table-cell>
              <table:table-cell office:value-type="float" office:value="109.842">
                <text:p>109.8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5">
                <text:p>15.255</text:p>
              </table:table-cell>
              <table:table-cell office:value-type="float" office:value="21.203">
                <text:p>21.203</text:p>
              </table:table-cell>
              <table:table-cell office:value-type="float" office:value="14.837">
                <text:p>14.837</text:p>
              </table:table-cell>
              <table:table-cell office:value-type="float" office:value="163.134">
                <text:p>163.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7">
                <text:p>15.267</text:p>
              </table:table-cell>
              <table:table-cell office:value-type="float" office:value="21.183">
                <text:p>21.183</text:p>
              </table:table-cell>
              <table:table-cell office:value-type="float" office:value="14.881">
                <text:p>14.881</text:p>
              </table:table-cell>
              <table:table-cell office:value-type="float" office:value="216.455">
                <text:p>216.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65">
                <text:p>15.265</text:p>
              </table:table-cell>
              <table:table-cell office:value-type="float" office:value="21.189">
                <text:p>21.189</text:p>
              </table:table-cell>
              <table:table-cell office:value-type="float" office:value="14.916">
                <text:p>14.916</text:p>
              </table:table-cell>
              <table:table-cell office:value-type="float" office:value="270.229">
                <text:p>270.22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541">
                <text:p>15.541</text:p>
              </table:table-cell>
              <table:table-cell office:value-type="float" office:value="21.658">
                <text:p>21.658</text:p>
              </table:table-cell>
              <table:table-cell office:value-type="float" office:value="15.177">
                <text:p>15.177</text:p>
              </table:table-cell>
              <table:table-cell office:value-type="float" office:value="320.432">
                <text:p>320.4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72">
                <text:p>15.672</text:p>
              </table:table-cell>
              <table:table-cell office:value-type="float" office:value="21.598">
                <text:p>21.598</text:p>
              </table:table-cell>
              <table:table-cell office:value-type="float" office:value="15.368">
                <text:p>15.368</text:p>
              </table:table-cell>
              <table:table-cell office:value-type="float" office:value="375.79">
                <text:p>375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468cm" svg:y="0.225cm" chart:style-name="ch2">
          <text:p>tx_open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table:cell-range-address="'open-close'.A2:'open-close'.B11 'open-close'.N2:'open-close'.N2 'open-close'.N12:'open-close'.N12 'open-close'.B12:'open-close'.B91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703cm" svg:y="1.469cm" svg:width="16.588cm" svg:height="9.649cm">
          <chart:axis chart:dimension="x" chart:name="primary-x" chart:style-name="ch6">
            <chart:title svg:x="7.846cm" svg:y="10.642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68cm" svg:y="7.2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B2:'open-close'.B11" chart:label-cell-address="'open-close'.N2:'open-close'.N2" chart:class="chart:line">
            <chart:data-point chart:repeated="10"/>
          </chart:series>
          <chart:series chart:style-name="ch12" chart:values-cell-range-address="'open-close'.B12:'open-close'.B21" chart:label-cell-address="'open-close'.N12:'open-close'.N12" chart:class="chart:line">
            <chart:data-point chart:repeated="10"/>
          </chart:series>
          <chart:series chart:style-name="ch13" chart:values-cell-range-address="'open-close'.B22:'open-close'.B31" chart:label-cell-address="'open-close'.N23:'open-close'.N23" chart:class="chart:line">
            <chart:data-point chart:repeated="10"/>
          </chart:series>
          <chart:series chart:style-name="ch14" chart:values-cell-range-address="'open-close'.B32:'open-close'.B41" chart:label-cell-address="'open-close'.N32:'open-close'.N32" chart:class="chart:line">
            <chart:data-point chart:repeated="10"/>
          </chart:series>
          <chart:series chart:style-name="ch15" chart:values-cell-range-address="'open-close'.B42:'open-close'.B51" chart:label-cell-address="'open-close'.N42:'open-close'.N42" chart:class="chart:line">
            <chart:data-point chart:repeated="10"/>
          </chart:series>
          <chart:series chart:style-name="ch16" chart:values-cell-range-address="'open-close'.B52:'open-close'.B61" chart:label-cell-address="'open-close'.N52:'open-close'.N52" chart:class="chart:line">
            <chart:data-point chart:repeated="10"/>
          </chart:series>
          <chart:series chart:style-name="ch17" chart:values-cell-range-address="'open-close'.B62:'open-close'.B71" chart:label-cell-address="'open-close'.N62:'open-close'.N62" chart:class="chart:line">
            <chart:data-point chart:repeated="10"/>
          </chart:series>
          <chart:series chart:style-name="ch18" chart:values-cell-range-address="'open-close'.B72:'open-close'.B81" chart:label-cell-address="'open-close'.N72:'open-close'.N72" chart:class="chart:line">
            <chart:data-point chart:repeated="10"/>
          </chart:series>
          <chart:series chart:style-name="ch19" chart:values-cell-range-address="'open-close'.B82:'open-close'.B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1.99">
                <text:p text:id="'open-close'.B2:'open-close'.B11">1.99</text:p>
              </table:table-cell>
              <table:table-cell office:value-type="float" office:value="1.601">
                <text:p text:id="'open-close'.B12:'open-close'.B21">1.601</text:p>
              </table:table-cell>
              <table:table-cell office:value-type="float" office:value="1.541">
                <text:p text:id="'open-close'.B22:'open-close'.B31">1.541</text:p>
              </table:table-cell>
              <table:table-cell office:value-type="float" office:value="1.516">
                <text:p text:id="'open-close'.B32:'open-close'.B41">1.516</text:p>
              </table:table-cell>
              <table:table-cell office:value-type="float" office:value="1.453">
                <text:p text:id="'open-close'.B42:'open-close'.B51">1.453</text:p>
              </table:table-cell>
              <table:table-cell office:value-type="float" office:value="1.46">
                <text:p text:id="'open-close'.B52:'open-close'.B61">1.46</text:p>
              </table:table-cell>
              <table:table-cell office:value-type="float" office:value="1.529">
                <text:p text:id="'open-close'.B62:'open-close'.B71">1.529</text:p>
              </table:table-cell>
              <table:table-cell office:value-type="float" office:value="1.536">
                <text:p text:id="'open-close'.B72:'open-close'.B81">1.536</text:p>
              </table:table-cell>
              <table:table-cell office:value-type="float" office:value="1.499">
                <text:p text:id="'open-close'.B82:'open-close'.B91">1.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2.391">
                <text:p>2.391</text:p>
              </table:table-cell>
              <table:table-cell office:value-type="float" office:value="2.108">
                <text:p>2.108</text:p>
              </table:table-cell>
              <table:table-cell office:value-type="float" office:value="3.021">
                <text:p>3.021</text:p>
              </table:table-cell>
              <table:table-cell office:value-type="float" office:value="2.042">
                <text:p>2.042</text:p>
              </table:table-cell>
              <table:table-cell office:value-type="float" office:value="1.969">
                <text:p>1.969</text:p>
              </table:table-cell>
              <table:table-cell office:value-type="float" office:value="2.579">
                <text:p>2.579</text:p>
              </table:table-cell>
              <table:table-cell office:value-type="float" office:value="2.083">
                <text:p>2.083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64">
                <text:p>17.764</text:p>
              </table:table-cell>
              <table:table-cell office:value-type="float" office:value="4.558">
                <text:p>4.558</text:p>
              </table:table-cell>
              <table:table-cell office:value-type="float" office:value="3.816">
                <text:p>3.816</text:p>
              </table:table-cell>
              <table:table-cell office:value-type="float" office:value="9.036">
                <text:p>9.036</text:p>
              </table:table-cell>
              <table:table-cell office:value-type="float" office:value="3.801">
                <text:p>3.801</text:p>
              </table:table-cell>
              <table:table-cell office:value-type="float" office:value="3.246">
                <text:p>3.246</text:p>
              </table:table-cell>
              <table:table-cell office:value-type="float" office:value="6.916">
                <text:p>6.916</text:p>
              </table:table-cell>
              <table:table-cell office:value-type="float" office:value="3.518">
                <text:p>3.518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14">
                <text:p>57.14</text:p>
              </table:table-cell>
              <table:table-cell office:value-type="float" office:value="11.432">
                <text:p>11.432</text:p>
              </table:table-cell>
              <table:table-cell office:value-type="float" office:value="8.17">
                <text:p>8.17</text:p>
              </table:table-cell>
              <table:table-cell office:value-type="float" office:value="18.971">
                <text:p>18.971</text:p>
              </table:table-cell>
              <table:table-cell office:value-type="float" office:value="8.96">
                <text:p>8.96</text:p>
              </table:table-cell>
              <table:table-cell office:value-type="float" office:value="6.92">
                <text:p>6.92</text:p>
              </table:table-cell>
              <table:table-cell office:value-type="float" office:value="16.732">
                <text:p>16.732</text:p>
              </table:table-cell>
              <table:table-cell office:value-type="float" office:value="7.953">
                <text:p>7.953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.842">
                <text:p>109.842</text:p>
              </table:table-cell>
              <table:table-cell office:value-type="float" office:value="33.536">
                <text:p>33.536</text:p>
              </table:table-cell>
              <table:table-cell office:value-type="float" office:value="23.726">
                <text:p>23.726</text:p>
              </table:table-cell>
              <table:table-cell office:value-type="float" office:value="37.743">
                <text:p>37.743</text:p>
              </table:table-cell>
              <table:table-cell office:value-type="float" office:value="17.173">
                <text:p>17.173</text:p>
              </table:table-cell>
              <table:table-cell office:value-type="float" office:value="16.024">
                <text:p>16.024</text:p>
              </table:table-cell>
              <table:table-cell office:value-type="float" office:value="31.623">
                <text:p>31.623</text:p>
              </table:table-cell>
              <table:table-cell office:value-type="float" office:value="16.438">
                <text:p>16.438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.134">
                <text:p>163.134</text:p>
              </table:table-cell>
              <table:table-cell office:value-type="float" office:value="66.545">
                <text:p>66.545</text:p>
              </table:table-cell>
              <table:table-cell office:value-type="float" office:value="53.246">
                <text:p>53.246</text:p>
              </table:table-cell>
              <table:table-cell office:value-type="float" office:value="68.853">
                <text:p>68.853</text:p>
              </table:table-cell>
              <table:table-cell office:value-type="float" office:value="33.209">
                <text:p>33.209</text:p>
              </table:table-cell>
              <table:table-cell office:value-type="float" office:value="29.697">
                <text:p>29.697</text:p>
              </table:table-cell>
              <table:table-cell office:value-type="float" office:value="51.353">
                <text:p>51.353</text:p>
              </table:table-cell>
              <table:table-cell office:value-type="float" office:value="27.259">
                <text:p>27.259</text:p>
              </table:table-cell>
              <table:table-cell office:value-type="float" office:value="26.121">
                <text:p>26.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6.455">
                <text:p>216.455</text:p>
              </table:table-cell>
              <table:table-cell office:value-type="float" office:value="102.11">
                <text:p>102.11</text:p>
              </table:table-cell>
              <table:table-cell office:value-type="float" office:value="84.829">
                <text:p>84.829</text:p>
              </table:table-cell>
              <table:table-cell office:value-type="float" office:value="102.947">
                <text:p>102.947</text:p>
              </table:table-cell>
              <table:table-cell office:value-type="float" office:value="56.365">
                <text:p>56.365</text:p>
              </table:table-cell>
              <table:table-cell office:value-type="float" office:value="50.853">
                <text:p>50.853</text:p>
              </table:table-cell>
              <table:table-cell office:value-type="float" office:value="76.517">
                <text:p>76.517</text:p>
              </table:table-cell>
              <table:table-cell office:value-type="float" office:value="43.371">
                <text:p>43.371</text:p>
              </table:table-cell>
              <table:table-cell office:value-type="float" office:value="40.298">
                <text:p>40.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.229">
                <text:p>270.229</text:p>
              </table:table-cell>
              <table:table-cell office:value-type="float" office:value="136.218">
                <text:p>136.218</text:p>
              </table:table-cell>
              <table:table-cell office:value-type="float" office:value="118.394">
                <text:p>118.394</text:p>
              </table:table-cell>
              <table:table-cell office:value-type="float" office:value="141.534">
                <text:p>141.534</text:p>
              </table:table-cell>
              <table:table-cell office:value-type="float" office:value="81.756">
                <text:p>81.756</text:p>
              </table:table-cell>
              <table:table-cell office:value-type="float" office:value="75.784">
                <text:p>75.784</text:p>
              </table:table-cell>
              <table:table-cell office:value-type="float" office:value="104.95">
                <text:p>104.95</text:p>
              </table:table-cell>
              <table:table-cell office:value-type="float" office:value="63.032">
                <text:p>63.032</text:p>
              </table:table-cell>
              <table:table-cell office:value-type="float" office:value="60.049">
                <text:p>60.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.432">
                <text:p>320.432</text:p>
              </table:table-cell>
              <table:table-cell office:value-type="float" office:value="171.245">
                <text:p>171.245</text:p>
              </table:table-cell>
              <table:table-cell office:value-type="float" office:value="150.057">
                <text:p>150.057</text:p>
              </table:table-cell>
              <table:table-cell office:value-type="float" office:value="179.687">
                <text:p>179.687</text:p>
              </table:table-cell>
              <table:table-cell office:value-type="float" office:value="111.324">
                <text:p>111.324</text:p>
              </table:table-cell>
              <table:table-cell office:value-type="float" office:value="102.021">
                <text:p>102.021</text:p>
              </table:table-cell>
              <table:table-cell office:value-type="float" office:value="137.921">
                <text:p>137.921</text:p>
              </table:table-cell>
              <table:table-cell office:value-type="float" office:value="85.631">
                <text:p>85.631</text:p>
              </table:table-cell>
              <table:table-cell office:value-type="float" office:value="82.779">
                <text:p>82.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.79">
                <text:p>375.79</text:p>
              </table:table-cell>
              <table:table-cell office:value-type="float" office:value="206.475">
                <text:p>206.475</text:p>
              </table:table-cell>
              <table:table-cell office:value-type="float" office:value="180.934">
                <text:p>180.934</text:p>
              </table:table-cell>
              <table:table-cell office:value-type="float" office:value="218.318">
                <text:p>218.318</text:p>
              </table:table-cell>
              <table:table-cell office:value-type="float" office:value="140.997">
                <text:p>140.997</text:p>
              </table:table-cell>
              <table:table-cell office:value-type="float" office:value="131.602">
                <text:p>131.602</text:p>
              </table:table-cell>
              <table:table-cell office:value-type="float" office:value="171.643">
                <text:p>171.643</text:p>
              </table:table-cell>
              <table:table-cell office:value-type="float" office:value="112.68">
                <text:p>112.68</text:p>
              </table:table-cell>
              <table:table-cell office:value-type="float" office:value="107.249">
                <text:p>107.2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415cm" svg:y="0.225cm" chart:style-name="ch2">
          <text:p>tx_begin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table:cell-range-address="'open-close'.A2:'open-close'.A11 'open-close'.N2:'open-close'.N2 'open-close'.D2:'open-close'.D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703cm" svg:y="1.469cm" svg:width="16.588cm" svg:height="9.65cm">
          <chart:axis chart:dimension="x" chart:name="primary-x" chart:style-name="ch6">
            <chart:title svg:x="7.846cm" svg:y="10.643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68cm" svg:y="7.2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D2:'open-close'.D11" chart:label-cell-address="'open-close'.N2:'open-close'.N2" chart:class="chart:line">
            <chart:data-point chart:repeated="10"/>
          </chart:series>
          <chart:series chart:style-name="ch12" chart:values-cell-range-address="'open-close'.D12:'open-close'.D21" chart:label-cell-address="'open-close'.N12:'open-close'.N12" chart:class="chart:line">
            <chart:data-point chart:repeated="10"/>
          </chart:series>
          <chart:series chart:style-name="ch13" chart:values-cell-range-address="'open-close'.D22:'open-close'.D31" chart:label-cell-address="'open-close'.N23:'open-close'.N23" chart:class="chart:line">
            <chart:data-point chart:repeated="10"/>
          </chart:series>
          <chart:series chart:style-name="ch14" chart:values-cell-range-address="'open-close'.D32:'open-close'.D41" chart:label-cell-address="'open-close'.N32:'open-close'.N32" chart:class="chart:line">
            <chart:data-point chart:repeated="10"/>
          </chart:series>
          <chart:series chart:style-name="ch15" chart:values-cell-range-address="'open-close'.D42:'open-close'.D51" chart:label-cell-address="'open-close'.N42:'open-close'.N42" chart:class="chart:line">
            <chart:data-point chart:repeated="10"/>
          </chart:series>
          <chart:series chart:style-name="ch16" chart:values-cell-range-address="'open-close'.D52:'open-close'.D61" chart:label-cell-address="'open-close'.N52:'open-close'.N52" chart:class="chart:line">
            <chart:data-point chart:repeated="10"/>
          </chart:series>
          <chart:series chart:style-name="ch17" chart:values-cell-range-address="'open-close'.D62:'open-close'.D71" chart:label-cell-address="'open-close'.N62:'open-close'.N62" chart:class="chart:line">
            <chart:data-point chart:repeated="10"/>
          </chart:series>
          <chart:series chart:style-name="ch18" chart:values-cell-range-address="'open-close'.D72:'open-close'.D81" chart:label-cell-address="'open-close'.N72:'open-close'.N72" chart:class="chart:line">
            <chart:data-point chart:repeated="10"/>
          </chart:series>
          <chart:series chart:style-name="ch19" chart:values-cell-range-address="'open-close'.D82:'open-close'.D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2.413">
                <text:p text:id="'open-close'.D2:'open-close'.D11">2.413</text:p>
              </table:table-cell>
              <table:table-cell office:value-type="float" office:value="1.332">
                <text:p text:id="'open-close'.D12:'open-close'.D21">1.332</text:p>
              </table:table-cell>
              <table:table-cell office:value-type="float" office:value="1.275">
                <text:p text:id="'open-close'.D22:'open-close'.D31">1.275</text:p>
              </table:table-cell>
              <table:table-cell office:value-type="float" office:value="2.086">
                <text:p text:id="'open-close'.D32:'open-close'.D41">2.086</text:p>
              </table:table-cell>
              <table:table-cell office:value-type="float" office:value="1.277">
                <text:p text:id="'open-close'.D42:'open-close'.D51">1.277</text:p>
              </table:table-cell>
              <table:table-cell office:value-type="float" office:value="1.205">
                <text:p text:id="'open-close'.D52:'open-close'.D61">1.205</text:p>
              </table:table-cell>
              <table:table-cell office:value-type="float" office:value="1.981">
                <text:p text:id="'open-close'.D62:'open-close'.D71">1.981</text:p>
              </table:table-cell>
              <table:table-cell office:value-type="float" office:value="1.278">
                <text:p text:id="'open-close'.D72:'open-close'.D81">1.278</text:p>
              </table:table-cell>
              <table:table-cell office:value-type="float" office:value="1.195">
                <text:p text:id="'open-close'.D82:'open-close'.D91">1.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46">
                <text:p>5.946</text:p>
              </table:table-cell>
              <table:table-cell office:value-type="float" office:value="1.893">
                <text:p>1.893</text:p>
              </table:table-cell>
              <table:table-cell office:value-type="float" office:value="1.646">
                <text:p>1.646</text:p>
              </table:table-cell>
              <table:table-cell office:value-type="float" office:value="3.682">
                <text:p>3.682</text:p>
              </table:table-cell>
              <table:table-cell office:value-type="float" office:value="1.891">
                <text:p>1.891</text:p>
              </table:table-cell>
              <table:table-cell office:value-type="float" office:value="1.693">
                <text:p>1.693</text:p>
              </table:table-cell>
              <table:table-cell office:value-type="float" office:value="3.55">
                <text:p>3.55</text:p>
              </table:table-cell>
              <table:table-cell office:value-type="float" office:value="1.873">
                <text:p>1.873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139">
                <text:p>12.139</text:p>
              </table:table-cell>
              <table:table-cell office:value-type="float" office:value="3.207">
                <text:p>3.207</text:p>
              </table:table-cell>
              <table:table-cell office:value-type="float" office:value="2.642">
                <text:p>2.642</text:p>
              </table:table-cell>
              <table:table-cell office:value-type="float" office:value="8.663">
                <text:p>8.663</text:p>
              </table:table-cell>
              <table:table-cell office:value-type="float" office:value="3.19">
                <text:p>3.19</text:p>
              </table:table-cell>
              <table:table-cell office:value-type="float" office:value="2.795">
                <text:p>2.795</text:p>
              </table:table-cell>
              <table:table-cell office:value-type="float" office:value="8.711">
                <text:p>8.711</text:p>
              </table:table-cell>
              <table:table-cell office:value-type="float" office:value="3.391">
                <text:p>3.39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694">
                <text:p>14.694</text:p>
              </table:table-cell>
              <table:table-cell office:value-type="float" office:value="6.575">
                <text:p>6.575</text:p>
              </table:table-cell>
              <table:table-cell office:value-type="float" office:value="5.06">
                <text:p>5.06</text:p>
              </table:table-cell>
              <table:table-cell office:value-type="float" office:value="14.322">
                <text:p>14.322</text:p>
              </table:table-cell>
              <table:table-cell office:value-type="float" office:value="5.407">
                <text:p>5.407</text:p>
              </table:table-cell>
              <table:table-cell office:value-type="float" office:value="5.058">
                <text:p>5.058</text:p>
              </table:table-cell>
              <table:table-cell office:value-type="float" office:value="16.728">
                <text:p>16.728</text:p>
              </table:table-cell>
              <table:table-cell office:value-type="float" office:value="6.596">
                <text:p>6.59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815">
                <text:p>14.815</text:p>
              </table:table-cell>
              <table:table-cell office:value-type="float" office:value="9.389">
                <text:p>9.389</text:p>
              </table:table-cell>
              <table:table-cell office:value-type="float" office:value="8.165">
                <text:p>8.165</text:p>
              </table:table-cell>
              <table:table-cell office:value-type="float" office:value="18.942">
                <text:p>18.942</text:p>
              </table:table-cell>
              <table:table-cell office:value-type="float" office:value="9.971">
                <text:p>9.971</text:p>
              </table:table-cell>
              <table:table-cell office:value-type="float" office:value="8.956">
                <text:p>8.956</text:p>
              </table:table-cell>
              <table:table-cell office:value-type="float" office:value="22.33">
                <text:p>22.33</text:p>
              </table:table-cell>
              <table:table-cell office:value-type="float" office:value="10.941">
                <text:p>10.941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837">
                <text:p>14.837</text:p>
              </table:table-cell>
              <table:table-cell office:value-type="float" office:value="9.856">
                <text:p>9.856</text:p>
              </table:table-cell>
              <table:table-cell office:value-type="float" office:value="8.837">
                <text:p>8.837</text:p>
              </table:table-cell>
              <table:table-cell office:value-type="float" office:value="21.135">
                <text:p>21.135</text:p>
              </table:table-cell>
              <table:table-cell office:value-type="float" office:value="13.684">
                <text:p>13.684</text:p>
              </table:table-cell>
              <table:table-cell office:value-type="float" office:value="12.791">
                <text:p>12.791</text:p>
              </table:table-cell>
              <table:table-cell office:value-type="float" office:value="26.271">
                <text:p>26.271</text:p>
              </table:table-cell>
              <table:table-cell office:value-type="float" office:value="15.411">
                <text:p>15.411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881">
                <text:p>14.881</text:p>
              </table:table-cell>
              <table:table-cell office:value-type="float" office:value="9.8">
                <text:p>9.8</text:p>
              </table:table-cell>
              <table:table-cell office:value-type="float" office:value="8.941">
                <text:p>8.941</text:p>
              </table:table-cell>
              <table:table-cell office:value-type="float" office:value="21.674">
                <text:p>21.674</text:p>
              </table:table-cell>
              <table:table-cell office:value-type="float" office:value="16.054">
                <text:p>16.054</text:p>
              </table:table-cell>
              <table:table-cell office:value-type="float" office:value="14.832">
                <text:p>14.832</text:p>
              </table:table-cell>
              <table:table-cell office:value-type="float" office:value="28.855">
                <text:p>28.855</text:p>
              </table:table-cell>
              <table:table-cell office:value-type="float" office:value="19.308">
                <text:p>19.308</text:p>
              </table:table-cell>
              <table:table-cell office:value-type="float" office:value="18.623">
                <text:p>18.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916">
                <text:p>14.916</text:p>
              </table:table-cell>
              <table:table-cell office:value-type="float" office:value="9.822">
                <text:p>9.822</text:p>
              </table:table-cell>
              <table:table-cell office:value-type="float" office:value="8.985">
                <text:p>8.985</text:p>
              </table:table-cell>
              <table:table-cell office:value-type="float" office:value="21.84">
                <text:p>21.84</text:p>
              </table:table-cell>
              <table:table-cell office:value-type="float" office:value="16.995">
                <text:p>16.995</text:p>
              </table:table-cell>
              <table:table-cell office:value-type="float" office:value="16.103">
                <text:p>16.103</text:p>
              </table:table-cell>
              <table:table-cell office:value-type="float" office:value="30.762">
                <text:p>30.762</text:p>
              </table:table-cell>
              <table:table-cell office:value-type="float" office:value="21.869">
                <text:p>21.869</text:p>
              </table:table-cell>
              <table:table-cell office:value-type="float" office:value="21.112">
                <text:p>21.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177">
                <text:p>15.177</text:p>
              </table:table-cell>
              <table:table-cell office:value-type="float" office:value="9.784">
                <text:p>9.784</text:p>
              </table:table-cell>
              <table:table-cell office:value-type="float" office:value="8.999">
                <text:p>8.999</text:p>
              </table:table-cell>
              <table:table-cell office:value-type="float" office:value="21.884">
                <text:p>21.884</text:p>
              </table:table-cell>
              <table:table-cell office:value-type="float" office:value="17.554">
                <text:p>17.554</text:p>
              </table:table-cell>
              <table:table-cell office:value-type="float" office:value="16.903">
                <text:p>16.903</text:p>
              </table:table-cell>
              <table:table-cell office:value-type="float" office:value="31.518">
                <text:p>31.518</text:p>
              </table:table-cell>
              <table:table-cell office:value-type="float" office:value="23.763">
                <text:p>23.763</text:p>
              </table:table-cell>
              <table:table-cell office:value-type="float" office:value="23.008">
                <text:p>23.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368">
                <text:p>15.368</text:p>
              </table:table-cell>
              <table:table-cell office:value-type="float" office:value="9.776">
                <text:p>9.776</text:p>
              </table:table-cell>
              <table:table-cell office:value-type="float" office:value="9.004">
                <text:p>9.004</text:p>
              </table:table-cell>
              <table:table-cell office:value-type="float" office:value="21.961">
                <text:p>21.961</text:p>
              </table:table-cell>
              <table:table-cell office:value-type="float" office:value="18.279">
                <text:p>18.279</text:p>
              </table:table-cell>
              <table:table-cell office:value-type="float" office:value="16.955">
                <text:p>16.955</text:p>
              </table:table-cell>
              <table:table-cell office:value-type="float" office:value="32.356">
                <text:p>32.356</text:p>
              </table:table-cell>
              <table:table-cell office:value-type="float" office:value="25.017">
                <text:p>25.017</text:p>
              </table:table-cell>
              <table:table-cell office:value-type="float" office:value="24.357">
                <text:p>24.3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216cm" svg:y="0.225cm" chart:style-name="ch2">
          <text:p>tx_commit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table:cell-range-address="'open-close'.A2:'open-close'.A11 'open-close'.N2:'open-close'.N2 'open-close'.F2:'open-close'.F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703cm" svg:y="1.467cm" svg:width="16.588cm" svg:height="9.65cm">
          <chart:axis chart:dimension="x" chart:name="primary-x" chart:style-name="ch6">
            <chart:title svg:x="7.847cm" svg:y="10.643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68cm" svg:y="7.2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F2:'open-close'.F11" chart:label-cell-address="'open-close'.N2:'open-close'.N2" chart:class="chart:line">
            <chart:data-point chart:repeated="10"/>
          </chart:series>
          <chart:series chart:style-name="ch12" chart:values-cell-range-address="'open-close'.F12:'open-close'.F21" chart:label-cell-address="'open-close'.N12:'open-close'.N12" chart:class="chart:line">
            <chart:data-point chart:repeated="10"/>
          </chart:series>
          <chart:series chart:style-name="ch13" chart:values-cell-range-address="'open-close'.F22:'open-close'.F31" chart:label-cell-address="'open-close'.N23:'open-close'.N23" chart:class="chart:line">
            <chart:data-point chart:repeated="10"/>
          </chart:series>
          <chart:series chart:style-name="ch14" chart:values-cell-range-address="'open-close'.F32:'open-close'.F41" chart:label-cell-address="'open-close'.N32:'open-close'.N32" chart:class="chart:line">
            <chart:data-point chart:repeated="10"/>
          </chart:series>
          <chart:series chart:style-name="ch15" chart:values-cell-range-address="'open-close'.F42:'open-close'.F51" chart:label-cell-address="'open-close'.N42:'open-close'.N42" chart:class="chart:line">
            <chart:data-point chart:repeated="10"/>
          </chart:series>
          <chart:series chart:style-name="ch16" chart:values-cell-range-address="'open-close'.F52:'open-close'.F61" chart:label-cell-address="'open-close'.N52:'open-close'.N52" chart:class="chart:line">
            <chart:data-point chart:repeated="10"/>
          </chart:series>
          <chart:series chart:style-name="ch17" chart:values-cell-range-address="'open-close'.F62:'open-close'.F71" chart:label-cell-address="'open-close'.N62:'open-close'.N62" chart:class="chart:line">
            <chart:data-point chart:repeated="10"/>
          </chart:series>
          <chart:series chart:style-name="ch18" chart:values-cell-range-address="'open-close'.F72:'open-close'.F81" chart:label-cell-address="'open-close'.N72:'open-close'.N72" chart:class="chart:line">
            <chart:data-point chart:repeated="10"/>
          </chart:series>
          <chart:series chart:style-name="ch19" chart:values-cell-range-address="'open-close'.F82:'open-close'.F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4.414">
                <text:p text:id="'open-close'.F2:'open-close'.F11">4.414</text:p>
              </table:table-cell>
              <table:table-cell office:value-type="float" office:value="2.41">
                <text:p text:id="'open-close'.F12:'open-close'.F21">2.41</text:p>
              </table:table-cell>
              <table:table-cell office:value-type="float" office:value="2.259">
                <text:p text:id="'open-close'.F22:'open-close'.F31">2.259</text:p>
              </table:table-cell>
              <table:table-cell office:value-type="float" office:value="3.516">
                <text:p text:id="'open-close'.F32:'open-close'.F41">3.516</text:p>
              </table:table-cell>
              <table:table-cell office:value-type="float" office:value="2.348">
                <text:p text:id="'open-close'.F42:'open-close'.F51">2.348</text:p>
              </table:table-cell>
              <table:table-cell office:value-type="float" office:value="2.272">
                <text:p text:id="'open-close'.F52:'open-close'.F61">2.272</text:p>
              </table:table-cell>
              <table:table-cell office:value-type="float" office:value="3.572">
                <text:p text:id="'open-close'.F62:'open-close'.F71">3.572</text:p>
              </table:table-cell>
              <table:table-cell office:value-type="float" office:value="2.484">
                <text:p text:id="'open-close'.F72:'open-close'.F81">2.484</text:p>
              </table:table-cell>
              <table:table-cell office:value-type="float" office:value="2.322">
                <text:p text:id="'open-close'.F82:'open-close'.F91">2.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83">
                <text:p>9.383</text:p>
              </table:table-cell>
              <table:table-cell office:value-type="float" office:value="2.967">
                <text:p>2.967</text:p>
              </table:table-cell>
              <table:table-cell office:value-type="float" office:value="2.659">
                <text:p>2.659</text:p>
              </table:table-cell>
              <table:table-cell office:value-type="float" office:value="6.165">
                <text:p>6.165</text:p>
              </table:table-cell>
              <table:table-cell office:value-type="float" office:value="2.932">
                <text:p>2.932</text:p>
              </table:table-cell>
              <table:table-cell office:value-type="float" office:value="2.739">
                <text:p>2.739</text:p>
              </table:table-cell>
              <table:table-cell office:value-type="float" office:value="6.074">
                <text:p>6.074</text:p>
              </table:table-cell>
              <table:table-cell office:value-type="float" office:value="3.01">
                <text:p>3.01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73">
                <text:p>17.473</text:p>
              </table:table-cell>
              <table:table-cell office:value-type="float" office:value="5.117">
                <text:p>5.117</text:p>
              </table:table-cell>
              <table:table-cell office:value-type="float" office:value="4.427">
                <text:p>4.427</text:p>
              </table:table-cell>
              <table:table-cell office:value-type="float" office:value="13.177">
                <text:p>13.177</text:p>
              </table:table-cell>
              <table:table-cell office:value-type="float" office:value="4.781">
                <text:p>4.781</text:p>
              </table:table-cell>
              <table:table-cell office:value-type="float" office:value="4.277">
                <text:p>4.277</text:p>
              </table:table-cell>
              <table:table-cell office:value-type="float" office:value="12.353">
                <text:p>12.353</text:p>
              </table:table-cell>
              <table:table-cell office:value-type="float" office:value="4.852">
                <text:p>4.852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029">
                <text:p>21.029</text:p>
              </table:table-cell>
              <table:table-cell office:value-type="float" office:value="10.504">
                <text:p>10.504</text:p>
              </table:table-cell>
              <table:table-cell office:value-type="float" office:value="8.397">
                <text:p>8.397</text:p>
              </table:table-cell>
              <table:table-cell office:value-type="float" office:value="20.313">
                <text:p>20.313</text:p>
              </table:table-cell>
              <table:table-cell office:value-type="float" office:value="9.05">
                <text:p>9.05</text:p>
              </table:table-cell>
              <table:table-cell office:value-type="float" office:value="7.802">
                <text:p>7.802</text:p>
              </table:table-cell>
              <table:table-cell office:value-type="float" office:value="21.707">
                <text:p>21.707</text:p>
              </table:table-cell>
              <table:table-cell office:value-type="float" office:value="8.935">
                <text:p>8.935</text:p>
              </table:table-cell>
              <table:table-cell office:value-type="float" office:value="7.977">
                <text:p>7.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236">
                <text:p>21.236</text:p>
              </table:table-cell>
              <table:table-cell office:value-type="float" office:value="15.294">
                <text:p>15.294</text:p>
              </table:table-cell>
              <table:table-cell office:value-type="float" office:value="13.579">
                <text:p>13.579</text:p>
              </table:table-cell>
              <table:table-cell office:value-type="float" office:value="26.269">
                <text:p>26.269</text:p>
              </table:table-cell>
              <table:table-cell office:value-type="float" office:value="15.017">
                <text:p>15.017</text:p>
              </table:table-cell>
              <table:table-cell office:value-type="float" office:value="13.948">
                <text:p>13.948</text:p>
              </table:table-cell>
              <table:table-cell office:value-type="float" office:value="29.43">
                <text:p>29.43</text:p>
              </table:table-cell>
              <table:table-cell office:value-type="float" office:value="15.256">
                <text:p>15.25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203">
                <text:p>21.203</text:p>
              </table:table-cell>
              <table:table-cell office:value-type="float" office:value="16.144">
                <text:p>16.144</text:p>
              </table:table-cell>
              <table:table-cell office:value-type="float" office:value="14.763">
                <text:p>14.763</text:p>
              </table:table-cell>
              <table:table-cell office:value-type="float" office:value="29.657">
                <text:p>29.657</text:p>
              </table:table-cell>
              <table:table-cell office:value-type="float" office:value="21.049">
                <text:p>21.049</text:p>
              </table:table-cell>
              <table:table-cell office:value-type="float" office:value="19.938">
                <text:p>19.938</text:p>
              </table:table-cell>
              <table:table-cell office:value-type="float" office:value="34.902">
                <text:p>34.902</text:p>
              </table:table-cell>
              <table:table-cell office:value-type="float" office:value="21.926">
                <text:p>21.926</text:p>
              </table:table-cell>
              <table:table-cell office:value-type="float" office:value="20.655">
                <text:p>20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83">
                <text:p>21.183</text:p>
              </table:table-cell>
              <table:table-cell office:value-type="float" office:value="16.09">
                <text:p>16.09</text:p>
              </table:table-cell>
              <table:table-cell office:value-type="float" office:value="15.006">
                <text:p>15.006</text:p>
              </table:table-cell>
              <table:table-cell office:value-type="float" office:value="30.172">
                <text:p>30.172</text:p>
              </table:table-cell>
              <table:table-cell office:value-type="float" office:value="24.673">
                <text:p>24.673</text:p>
              </table:table-cell>
              <table:table-cell office:value-type="float" office:value="23.224">
                <text:p>23.224</text:p>
              </table:table-cell>
              <table:table-cell office:value-type="float" office:value="38.8">
                <text:p>38.8</text:p>
              </table:table-cell>
              <table:table-cell office:value-type="float" office:value="27.76">
                <text:p>27.76</text:p>
              </table:table-cell>
              <table:table-cell office:value-type="float" office:value="26.833">
                <text:p>26.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89">
                <text:p>21.189</text:p>
              </table:table-cell>
              <table:table-cell office:value-type="float" office:value="15.962">
                <text:p>15.962</text:p>
              </table:table-cell>
              <table:table-cell office:value-type="float" office:value="15.169">
                <text:p>15.169</text:p>
              </table:table-cell>
              <table:table-cell office:value-type="float" office:value="30.301">
                <text:p>30.301</text:p>
              </table:table-cell>
              <table:table-cell office:value-type="float" office:value="26.353">
                <text:p>26.353</text:p>
              </table:table-cell>
              <table:table-cell office:value-type="float" office:value="25.254">
                <text:p>25.254</text:p>
              </table:table-cell>
              <table:table-cell office:value-type="float" office:value="41.382">
                <text:p>41.382</text:p>
              </table:table-cell>
              <table:table-cell office:value-type="float" office:value="31.868">
                <text:p>31.868</text:p>
              </table:table-cell>
              <table:table-cell office:value-type="float" office:value="31.491">
                <text:p>31.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658">
                <text:p>21.658</text:p>
              </table:table-cell>
              <table:table-cell office:value-type="float" office:value="15.939">
                <text:p>15.939</text:p>
              </table:table-cell>
              <table:table-cell office:value-type="float" office:value="15.106">
                <text:p>15.106</text:p>
              </table:table-cell>
              <table:table-cell office:value-type="float" office:value="30.358">
                <text:p>30.358</text:p>
              </table:table-cell>
              <table:table-cell office:value-type="float" office:value="27.502">
                <text:p>27.502</text:p>
              </table:table-cell>
              <table:table-cell office:value-type="float" office:value="26.531">
                <text:p>26.531</text:p>
              </table:table-cell>
              <table:table-cell office:value-type="float" office:value="42.868">
                <text:p>42.868</text:p>
              </table:table-cell>
              <table:table-cell office:value-type="float" office:value="35.065">
                <text:p>35.065</text:p>
              </table:table-cell>
              <table:table-cell office:value-type="float" office:value="34.148">
                <text:p>34.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98">
                <text:p>21.598</text:p>
              </table:table-cell>
              <table:table-cell office:value-type="float" office:value="15.872">
                <text:p>15.872</text:p>
              </table:table-cell>
              <table:table-cell office:value-type="float" office:value="15.131">
                <text:p>15.131</text:p>
              </table:table-cell>
              <table:table-cell office:value-type="float" office:value="30.685">
                <text:p>30.685</text:p>
              </table:table-cell>
              <table:table-cell office:value-type="float" office:value="27.417">
                <text:p>27.417</text:p>
              </table:table-cell>
              <table:table-cell office:value-type="float" office:value="26.24">
                <text:p>26.24</text:p>
              </table:table-cell>
              <table:table-cell office:value-type="float" office:value="43.503">
                <text:p>43.503</text:p>
              </table:table-cell>
              <table:table-cell office:value-type="float" office:value="37.311">
                <text:p>37.311</text:p>
              </table:table-cell>
              <table:table-cell office:value-type="float" office:value="36.527">
                <text:p>36.5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428cm" svg:y="0.225cm" chart:style-name="ch2">
          <text:p>tx_close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table:cell-range-address="'open-close'.A2:'open-close'.A11 'open-close'.N2:'open-close'.N2 'open-close'.H2:'open-close'.H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703cm" svg:y="1.469cm" svg:width="16.588cm" svg:height="9.65cm">
          <chart:axis chart:dimension="x" chart:name="primary-x" chart:style-name="ch6">
            <chart:title svg:x="7.848cm" svg:y="10.643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68cm" svg:y="7.2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open-close'.H2:'open-close'.H11" chart:label-cell-address="'open-close'.N2:'open-close'.N2" chart:class="chart:line">
            <chart:data-point chart:repeated="10"/>
          </chart:series>
          <chart:series chart:style-name="ch12" chart:values-cell-range-address="'open-close'.H12:'open-close'.H21" chart:label-cell-address="'open-close'.N12:'open-close'.N12" chart:class="chart:line">
            <chart:data-point chart:repeated="10"/>
          </chart:series>
          <chart:series chart:style-name="ch13" chart:values-cell-range-address="'open-close'.H22:'open-close'.H31" chart:label-cell-address="'open-close'.N23:'open-close'.N23" chart:class="chart:line">
            <chart:data-point chart:repeated="10"/>
          </chart:series>
          <chart:series chart:style-name="ch14" chart:values-cell-range-address="'open-close'.H32:'open-close'.H41" chart:label-cell-address="'open-close'.N32:'open-close'.N32" chart:class="chart:line">
            <chart:data-point chart:repeated="10"/>
          </chart:series>
          <chart:series chart:style-name="ch15" chart:values-cell-range-address="'open-close'.H42:'open-close'.H51" chart:label-cell-address="'open-close'.N42:'open-close'.N42" chart:class="chart:line">
            <chart:data-point chart:repeated="10"/>
          </chart:series>
          <chart:series chart:style-name="ch16" chart:values-cell-range-address="'open-close'.H52:'open-close'.H61" chart:label-cell-address="'open-close'.N52:'open-close'.N52" chart:class="chart:line">
            <chart:data-point chart:repeated="10"/>
          </chart:series>
          <chart:series chart:style-name="ch17" chart:values-cell-range-address="'open-close'.H62:'open-close'.H71" chart:label-cell-address="'open-close'.N62:'open-close'.N62" chart:class="chart:line">
            <chart:data-point chart:repeated="10"/>
          </chart:series>
          <chart:series chart:style-name="ch18" chart:values-cell-range-address="'open-close'.H72:'open-close'.H81" chart:label-cell-address="'open-close'.N72:'open-close'.N72" chart:class="chart:line">
            <chart:data-point chart:repeated="10"/>
          </chart:series>
          <chart:series chart:style-name="ch19" chart:values-cell-range-address="'open-close'.H82:'open-close'.H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1.162">
                <text:p text:id="'open-close'.H2:'open-close'.H11">1.162</text:p>
              </table:table-cell>
              <table:table-cell office:value-type="float" office:value="0.789">
                <text:p text:id="'open-close'.H12:'open-close'.H21">0.789</text:p>
              </table:table-cell>
              <table:table-cell office:value-type="float" office:value="0.734">
                <text:p text:id="'open-close'.H22:'open-close'.H31">0.734</text:p>
              </table:table-cell>
              <table:table-cell office:value-type="float" office:value="0.789">
                <text:p text:id="'open-close'.H32:'open-close'.H41">0.789</text:p>
              </table:table-cell>
              <table:table-cell office:value-type="float" office:value="0.696">
                <text:p text:id="'open-close'.H42:'open-close'.H51">0.696</text:p>
              </table:table-cell>
              <table:table-cell office:value-type="float" office:value="0.679">
                <text:p text:id="'open-close'.H52:'open-close'.H61">0.679</text:p>
              </table:table-cell>
              <table:table-cell office:value-type="float" office:value="0.777">
                <text:p text:id="'open-close'.H62:'open-close'.H71">0.777</text:p>
              </table:table-cell>
              <table:table-cell office:value-type="float" office:value="0.69">
                <text:p text:id="'open-close'.H72:'open-close'.H81">0.69</text:p>
              </table:table-cell>
              <table:table-cell office:value-type="float" office:value="0.675">
                <text:p text:id="'open-close'.H82:'open-close'.H91">0.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">
                <text:p>4.94</text:p>
              </table:table-cell>
              <table:table-cell office:value-type="float" office:value="1.259">
                <text:p>1.259</text:p>
              </table:table-cell>
              <table:table-cell office:value-type="float" office:value="1.072">
                <text:p>1.072</text:p>
              </table:table-cell>
              <table:table-cell office:value-type="float" office:value="1.972">
                <text:p>1.972</text:p>
              </table:table-cell>
              <table:table-cell office:value-type="float" office:value="1.136">
                <text:p>1.136</text:p>
              </table:table-cell>
              <table:table-cell office:value-type="float" office:value="1.067">
                <text:p>1.067</text:p>
              </table:table-cell>
              <table:table-cell office:value-type="float" office:value="1.727">
                <text:p>1.727</text:p>
              </table:table-cell>
              <table:table-cell office:value-type="float" office:value="1.143">
                <text:p>1.14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7">
                <text:p>12.027</text:p>
              </table:table-cell>
              <table:table-cell office:value-type="float" office:value="2.606">
                <text:p>2.606</text:p>
              </table:table-cell>
              <table:table-cell office:value-type="float" office:value="2.148">
                <text:p>2.148</text:p>
              </table:table-cell>
              <table:table-cell office:value-type="float" office:value="6.856">
                <text:p>6.856</text:p>
              </table:table-cell>
              <table:table-cell office:value-type="float" office:value="2.348">
                <text:p>2.348</text:p>
              </table:table-cell>
              <table:table-cell office:value-type="float" office:value="1.976">
                <text:p>1.976</text:p>
              </table:table-cell>
              <table:table-cell office:value-type="float" office:value="5.104">
                <text:p>5.104</text:p>
              </table:table-cell>
              <table:table-cell office:value-type="float" office:value="2.395">
                <text:p>2.395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25">
                <text:p>15.125</text:p>
              </table:table-cell>
              <table:table-cell office:value-type="float" office:value="6.764">
                <text:p>6.764</text:p>
              </table:table-cell>
              <table:table-cell office:value-type="float" office:value="4.816">
                <text:p>4.816</text:p>
              </table:table-cell>
              <table:table-cell office:value-type="float" office:value="13.133">
                <text:p>13.133</text:p>
              </table:table-cell>
              <table:table-cell office:value-type="float" office:value="4.793">
                <text:p>4.793</text:p>
              </table:table-cell>
              <table:table-cell office:value-type="float" office:value="3.826">
                <text:p>3.826</text:p>
              </table:table-cell>
              <table:table-cell office:value-type="float" office:value="12.644">
                <text:p>12.644</text:p>
              </table:table-cell>
              <table:table-cell office:value-type="float" office:value="5.166">
                <text:p>5.166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63">
                <text:p>15.263</text:p>
              </table:table-cell>
              <table:table-cell office:value-type="float" office:value="10.28">
                <text:p>10.28</text:p>
              </table:table-cell>
              <table:table-cell office:value-type="float" office:value="8.705">
                <text:p>8.705</text:p>
              </table:table-cell>
              <table:table-cell office:value-type="float" office:value="18.786">
                <text:p>18.786</text:p>
              </table:table-cell>
              <table:table-cell office:value-type="float" office:value="9.42">
                <text:p>9.42</text:p>
              </table:table-cell>
              <table:table-cell office:value-type="float" office:value="8.192">
                <text:p>8.192</text:p>
              </table:table-cell>
              <table:table-cell office:value-type="float" office:value="19.668">
                <text:p>19.668</text:p>
              </table:table-cell>
              <table:table-cell office:value-type="float" office:value="9.714">
                <text:p>9.714</text:p>
              </table:table-cell>
              <table:table-cell office:value-type="float" office:value="8.557">
                <text:p>8.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5">
                <text:p>15.255</text:p>
              </table:table-cell>
              <table:table-cell office:value-type="float" office:value="10.82">
                <text:p>10.82</text:p>
              </table:table-cell>
              <table:table-cell office:value-type="float" office:value="9.54">
                <text:p>9.54</text:p>
              </table:table-cell>
              <table:table-cell office:value-type="float" office:value="21.692">
                <text:p>21.692</text:p>
              </table:table-cell>
              <table:table-cell office:value-type="float" office:value="14.353">
                <text:p>14.353</text:p>
              </table:table-cell>
              <table:table-cell office:value-type="float" office:value="12.413">
                <text:p>12.413</text:p>
              </table:table-cell>
              <table:table-cell office:value-type="float" office:value="24.731">
                <text:p>24.731</text:p>
              </table:table-cell>
              <table:table-cell office:value-type="float" office:value="14.815">
                <text:p>14.815</text:p>
              </table:table-cell>
              <table:table-cell office:value-type="float" office:value="13.256">
                <text:p>13.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7">
                <text:p>15.267</text:p>
              </table:table-cell>
              <table:table-cell office:value-type="float" office:value="10.797">
                <text:p>10.797</text:p>
              </table:table-cell>
              <table:table-cell office:value-type="float" office:value="9.748">
                <text:p>9.748</text:p>
              </table:table-cell>
              <table:table-cell office:value-type="float" office:value="22.126">
                <text:p>22.126</text:p>
              </table:table-cell>
              <table:table-cell office:value-type="float" office:value="16.737">
                <text:p>16.737</text:p>
              </table:table-cell>
              <table:table-cell office:value-type="float" office:value="15.537">
                <text:p>15.537</text:p>
              </table:table-cell>
              <table:table-cell office:value-type="float" office:value="28.579">
                <text:p>28.579</text:p>
              </table:table-cell>
              <table:table-cell office:value-type="float" office:value="19.192">
                <text:p>19.192</text:p>
              </table:table-cell>
              <table:table-cell office:value-type="float" office:value="18.764">
                <text:p>18.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65">
                <text:p>15.265</text:p>
              </table:table-cell>
              <table:table-cell office:value-type="float" office:value="10.696">
                <text:p>10.696</text:p>
              </table:table-cell>
              <table:table-cell office:value-type="float" office:value="9.864">
                <text:p>9.864</text:p>
              </table:table-cell>
              <table:table-cell office:value-type="float" office:value="22.287">
                <text:p>22.287</text:p>
              </table:table-cell>
              <table:table-cell office:value-type="float" office:value="18.186">
                <text:p>18.186</text:p>
              </table:table-cell>
              <table:table-cell office:value-type="float" office:value="17.227">
                <text:p>17.227</text:p>
              </table:table-cell>
              <table:table-cell office:value-type="float" office:value="31.106">
                <text:p>31.106</text:p>
              </table:table-cell>
              <table:table-cell office:value-type="float" office:value="22.291">
                <text:p>22.29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541">
                <text:p>15.541</text:p>
              </table:table-cell>
              <table:table-cell office:value-type="float" office:value="10.696">
                <text:p>10.696</text:p>
              </table:table-cell>
              <table:table-cell office:value-type="float" office:value="9.797">
                <text:p>9.797</text:p>
              </table:table-cell>
              <table:table-cell office:value-type="float" office:value="22.279">
                <text:p>22.279</text:p>
              </table:table-cell>
              <table:table-cell office:value-type="float" office:value="18.888">
                <text:p>18.888</text:p>
              </table:table-cell>
              <table:table-cell office:value-type="float" office:value="18.517">
                <text:p>18.517</text:p>
              </table:table-cell>
              <table:table-cell office:value-type="float" office:value="32.166">
                <text:p>32.166</text:p>
              </table:table-cell>
              <table:table-cell office:value-type="float" office:value="24.321">
                <text:p>24.321</text:p>
              </table:table-cell>
              <table:table-cell office:value-type="float" office:value="24.207">
                <text:p>24.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72">
                <text:p>15.672</text:p>
              </table:table-cell>
              <table:table-cell office:value-type="float" office:value="10.56">
                <text:p>10.56</text:p>
              </table:table-cell>
              <table:table-cell office:value-type="float" office:value="9.798">
                <text:p>9.798</text:p>
              </table:table-cell>
              <table:table-cell office:value-type="float" office:value="22.469">
                <text:p>22.469</text:p>
              </table:table-cell>
              <table:table-cell office:value-type="float" office:value="19.048">
                <text:p>19.048</text:p>
              </table:table-cell>
              <table:table-cell office:value-type="float" office:value="18.258">
                <text:p>18.258</text:p>
              </table:table-cell>
              <table:table-cell office:value-type="float" office:value="33.143">
                <text:p>33.143</text:p>
              </table:table-cell>
              <table:table-cell office:value-type="float" office:value="25.999">
                <text:p>25.999</text:p>
              </table:table-cell>
              <table:table-cell office:value-type="float" office:value="25.805">
                <text:p>25.8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798cm" svg:y="0.225cm" chart:style-name="ch2">
          <text:p>overall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table:cell-range-address="'open-close'.A2:'open-close'.A11 'open-close'.N2:'open-close'.N2 'open-close'.J2:'open-close'.J91 'open-close'.N12:'open-close'.N12 'open-close'.N23:'open-close'.N23 'open-close'.N32:'open-close'.N32 'open-close'.N42:'open-close'.N42 'open-close'.N52:'open-close'.N52 'open-close'.N62:'open-close'.N62 'open-close'.N72:'open-close'.N72 'open-close'.N82:'open-close'.N82" chart:data-source-has-labels="both" svg:x="0.703cm" svg:y="1.469cm" svg:width="16.588cm" svg:height="9.649cm">
          <chart:axis chart:dimension="x" chart:name="primary-x" chart:style-name="ch6">
            <chart:title svg:x="7.849cm" svg:y="10.642cm" chart:style-name="ch7">
              <text:p>Number of clients</text:p>
            </chart:title>
            <chart:categories table:cell-range-address="'open-close'.A2:'open-close'.A11"/>
          </chart:axis>
          <chart:axis chart:dimension="y" chart:name="primary-y" chart:style-name="ch8">
            <chart:title svg:x="0.168cm" svg:y="7.22cm" chart:style-name="ch9">
              <text:p>Elapsed time [s]</text:p>
            </chart:title>
            <chart:grid chart:style-name="ch10" chart:class="major"/>
          </chart:axis>
          <chart:series chart:style-name="ch11" chart:values-cell-range-address="'open-close'.J2:'open-close'.J11" chart:label-cell-address="'open-close'.N2:'open-close'.N2" chart:class="chart:line">
            <chart:data-point chart:repeated="10"/>
          </chart:series>
          <chart:series chart:style-name="ch12" chart:values-cell-range-address="'open-close'.J12:'open-close'.J21" chart:label-cell-address="'open-close'.N12:'open-close'.N12" chart:class="chart:line">
            <chart:data-point chart:repeated="10"/>
          </chart:series>
          <chart:series chart:style-name="ch13" chart:values-cell-range-address="'open-close'.J22:'open-close'.J31" chart:label-cell-address="'open-close'.N23:'open-close'.N23" chart:class="chart:line">
            <chart:data-point chart:repeated="10"/>
          </chart:series>
          <chart:series chart:style-name="ch14" chart:values-cell-range-address="'open-close'.J32:'open-close'.J41" chart:label-cell-address="'open-close'.N32:'open-close'.N32" chart:class="chart:line">
            <chart:data-point chart:repeated="10"/>
          </chart:series>
          <chart:series chart:style-name="ch15" chart:values-cell-range-address="'open-close'.J42:'open-close'.J51" chart:label-cell-address="'open-close'.N42:'open-close'.N42" chart:class="chart:line">
            <chart:data-point chart:repeated="10"/>
          </chart:series>
          <chart:series chart:style-name="ch16" chart:values-cell-range-address="'open-close'.J52:'open-close'.J61" chart:label-cell-address="'open-close'.N52:'open-close'.N52" chart:class="chart:line">
            <chart:data-point chart:repeated="10"/>
          </chart:series>
          <chart:series chart:style-name="ch17" chart:values-cell-range-address="'open-close'.J62:'open-close'.J71" chart:label-cell-address="'open-close'.N62:'open-close'.N62" chart:class="chart:line">
            <chart:data-point chart:repeated="10"/>
          </chart:series>
          <chart:series chart:style-name="ch18" chart:values-cell-range-address="'open-close'.J72:'open-close'.J81" chart:label-cell-address="'open-close'.N72:'open-close'.N72" chart:class="chart:line">
            <chart:data-point chart:repeated="10"/>
          </chart:series>
          <chart:series chart:style-name="ch19" chart:values-cell-range-address="'open-close'.J82:'open-close'.J91" chart:label-cell-address="'open-close'.N82:'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pen-close'.N2:'open-close'.N2">Threads=1/delay=0ms</text:p>
              </table:table-cell>
              <table:table-cell office:value-type="string">
                <text:p text:id="'open-close'.N12:'open-close'.N12">Threads=1/delay=10ms</text:p>
              </table:table-cell>
              <table:table-cell office:value-type="string">
                <text:p text:id="'open-close'.N23:'open-close'.N23">Threads=1/delay=20ms</text:p>
              </table:table-cell>
              <table:table-cell office:value-type="string">
                <text:p text:id="'open-close'.N32:'open-close'.N32">Threads=2/delay=0ms</text:p>
              </table:table-cell>
              <table:table-cell office:value-type="string">
                <text:p text:id="'open-close'.N42:'open-close'.N42">Threads=2/delay=10ms</text:p>
              </table:table-cell>
              <table:table-cell office:value-type="string">
                <text:p text:id="'open-close'.N52:'open-close'.N52">Threads=2/delay=20ms</text:p>
              </table:table-cell>
              <table:table-cell office:value-type="string">
                <text:p text:id="'open-close'.N62:'open-close'.N62">Threads=3/delay=0ms</text:p>
              </table:table-cell>
              <table:table-cell office:value-type="string">
                <text:p text:id="'open-close'.N72:'open-close'.N72">Threads=3/delay=10ms</text:p>
              </table:table-cell>
              <table:table-cell office:value-type="string">
                <text:p text:id="'open-close'.N82:'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open-close'.A2:'open-close'.A11">10</text:p>
              </table:table-cell>
              <table:table-cell office:value-type="float" office:value="0.9979">
                <text:p text:id="'open-close'.J2:'open-close'.J11">0.9979</text:p>
              </table:table-cell>
              <table:table-cell office:value-type="float" office:value="0.6132">
                <text:p text:id="'open-close'.J12:'open-close'.J21">0.6132</text:p>
              </table:table-cell>
              <table:table-cell office:value-type="float" office:value="0.5809">
                <text:p text:id="'open-close'.J22:'open-close'.J31">0.5809</text:p>
              </table:table-cell>
              <table:table-cell office:value-type="float" office:value="0.7907">
                <text:p text:id="'open-close'.J32:'open-close'.J41">0.7907</text:p>
              </table:table-cell>
              <table:table-cell office:value-type="float" office:value="0.5774">
                <text:p text:id="'open-close'.J42:'open-close'.J51">0.5774</text:p>
              </table:table-cell>
              <table:table-cell office:value-type="float" office:value="0.5616">
                <text:p text:id="'open-close'.J52:'open-close'.J61">0.5616</text:p>
              </table:table-cell>
              <table:table-cell office:value-type="float" office:value="0.7859">
                <text:p text:id="'open-close'.J62:'open-close'.J71">0.7859</text:p>
              </table:table-cell>
              <table:table-cell office:value-type="float" office:value="0.5988">
                <text:p text:id="'open-close'.J72:'open-close'.J81">0.5988</text:p>
              </table:table-cell>
              <table:table-cell office:value-type="float" office:value="0.5691">
                <text:p text:id="'open-close'.J82:'open-close'.J91">0.5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19">
                <text:p>2.6919</text:p>
              </table:table-cell>
              <table:table-cell office:value-type="float" office:value="0.851">
                <text:p>0.851</text:p>
              </table:table-cell>
              <table:table-cell office:value-type="float" office:value="0.7485">
                <text:p>0.7485</text:p>
              </table:table-cell>
              <table:table-cell office:value-type="float" office:value="1.484">
                <text:p>1.484</text:p>
              </table:table-cell>
              <table:table-cell office:value-type="float" office:value="0.8001">
                <text:p>0.8001</text:p>
              </table:table-cell>
              <table:table-cell office:value-type="float" office:value="0.7468">
                <text:p>0.7468</text:p>
              </table:table-cell>
              <table:table-cell office:value-type="float" office:value="1.393">
                <text:p>1.393</text:p>
              </table:table-cell>
              <table:table-cell office:value-type="float" office:value="0.8109">
                <text:p>0.8109</text:p>
              </table:table-cell>
              <table:table-cell office:value-type="float" office:value="0.7545">
                <text:p>0.7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403">
                <text:p>5.9403</text:p>
              </table:table-cell>
              <table:table-cell office:value-type="float" office:value="1.5488">
                <text:p>1.5488</text:p>
              </table:table-cell>
              <table:table-cell office:value-type="float" office:value="1.3033">
                <text:p>1.3033</text:p>
              </table:table-cell>
              <table:table-cell office:value-type="float" office:value="3.7732">
                <text:p>3.7732</text:p>
              </table:table-cell>
              <table:table-cell office:value-type="float" office:value="1.412">
                <text:p>1.412</text:p>
              </table:table-cell>
              <table:table-cell office:value-type="float" office:value="1.2294">
                <text:p>1.2294</text:p>
              </table:table-cell>
              <table:table-cell office:value-type="float" office:value="3.3084">
                <text:p>3.3084</text:p>
              </table:table-cell>
              <table:table-cell office:value-type="float" office:value="1.4156">
                <text:p>1.4156</text:p>
              </table:table-cell>
              <table:table-cell office:value-type="float" office:value="1.2397">
                <text:p>1.23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7988">
                <text:p>10.7988</text:p>
              </table:table-cell>
              <table:table-cell office:value-type="float" office:value="3.5275">
                <text:p>3.5275</text:p>
              </table:table-cell>
              <table:table-cell office:value-type="float" office:value="2.6443">
                <text:p>2.6443</text:p>
              </table:table-cell>
              <table:table-cell office:value-type="float" office:value="6.6739">
                <text:p>6.6739</text:p>
              </table:table-cell>
              <table:table-cell office:value-type="float" office:value="2.821">
                <text:p>2.821</text:p>
              </table:table-cell>
              <table:table-cell office:value-type="float" office:value="2.3606">
                <text:p>2.3606</text:p>
              </table:table-cell>
              <table:table-cell office:value-type="float" office:value="6.7811">
                <text:p>6.7811</text:p>
              </table:table-cell>
              <table:table-cell office:value-type="float" office:value="2.865">
                <text:p>2.865</text:p>
              </table:table-cell>
              <table:table-cell office:value-type="float" office:value="2.5143">
                <text:p>2.5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156">
                <text:p>16.1156</text:p>
              </table:table-cell>
              <table:table-cell office:value-type="float" office:value="6.8499">
                <text:p>6.8499</text:p>
              </table:table-cell>
              <table:table-cell office:value-type="float" office:value="5.4175">
                <text:p>5.4175</text:p>
              </table:table-cell>
              <table:table-cell office:value-type="float" office:value="10.174">
                <text:p>10.174</text:p>
              </table:table-cell>
              <table:table-cell office:value-type="float" office:value="5.1581">
                <text:p>5.1581</text:p>
              </table:table-cell>
              <table:table-cell office:value-type="float" office:value="4.712">
                <text:p>4.712</text:p>
              </table:table-cell>
              <table:table-cell office:value-type="float" office:value="10.3051">
                <text:p>10.3051</text:p>
              </table:table-cell>
              <table:table-cell office:value-type="float" office:value="5.2349">
                <text:p>5.2349</text:p>
              </table:table-cell>
              <table:table-cell office:value-type="float" office:value="4.8341">
                <text:p>4.8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4429">
                <text:p>21.4429</text:p>
              </table:table-cell>
              <table:table-cell office:value-type="float" office:value="10.3365">
                <text:p>10.3365</text:p>
              </table:table-cell>
              <table:table-cell office:value-type="float" office:value="8.6386">
                <text:p>8.6386</text:p>
              </table:table-cell>
              <table:table-cell office:value-type="float" office:value="14.1337">
                <text:p>14.1337</text:p>
              </table:table-cell>
              <table:table-cell office:value-type="float" office:value="8.2295">
                <text:p>8.2295</text:p>
              </table:table-cell>
              <table:table-cell office:value-type="float" office:value="7.4839">
                <text:p>7.4839</text:p>
              </table:table-cell>
              <table:table-cell office:value-type="float" office:value="13.7257">
                <text:p>13.7257</text:p>
              </table:table-cell>
              <table:table-cell office:value-type="float" office:value="7.9411">
                <text:p>7.9411</text:p>
              </table:table-cell>
              <table:table-cell office:value-type="float" office:value="7.4845">
                <text:p>7.4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7786">
                <text:p>26.7786</text:p>
              </table:table-cell>
              <table:table-cell office:value-type="float" office:value="13.8797">
                <text:p>13.8797</text:p>
              </table:table-cell>
              <table:table-cell office:value-type="float" office:value="11.8524">
                <text:p>11.8524</text:p>
              </table:table-cell>
              <table:table-cell office:value-type="float" office:value="17.6919">
                <text:p>17.6919</text:p>
              </table:table-cell>
              <table:table-cell office:value-type="float" office:value="11.3829">
                <text:p>11.3829</text:p>
              </table:table-cell>
              <table:table-cell office:value-type="float" office:value="10.4446">
                <text:p>10.4446</text:p>
              </table:table-cell>
              <table:table-cell office:value-type="float" office:value="17.2751">
                <text:p>17.2751</text:p>
              </table:table-cell>
              <table:table-cell office:value-type="float" office:value="10.9631">
                <text:p>10.9631</text:p>
              </table:table-cell>
              <table:table-cell office:value-type="float" office:value="10.4518">
                <text:p>10.4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1599">
                <text:p>32.1599</text:p>
              </table:table-cell>
              <table:table-cell office:value-type="float" office:value="17.2698">
                <text:p>17.2698</text:p>
              </table:table-cell>
              <table:table-cell office:value-type="float" office:value="15.2412">
                <text:p>15.2412</text:p>
              </table:table-cell>
              <table:table-cell office:value-type="float" office:value="21.5962">
                <text:p>21.5962</text:p>
              </table:table-cell>
              <table:table-cell office:value-type="float" office:value="14.329">
                <text:p>14.329</text:p>
              </table:table-cell>
              <table:table-cell office:value-type="float" office:value="13.4368">
                <text:p>13.4368</text:p>
              </table:table-cell>
              <table:table-cell office:value-type="float" office:value="20.82">
                <text:p>20.82</text:p>
              </table:table-cell>
              <table:table-cell office:value-type="float" office:value="13.906">
                <text:p>13.906</text:p>
              </table:table-cell>
              <table:table-cell office:value-type="float" office:value="13.4677">
                <text:p>13.46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2808">
                <text:p>37.2808</text:p>
              </table:table-cell>
              <table:table-cell office:value-type="float" office:value="20.7664">
                <text:p>20.7664</text:p>
              </table:table-cell>
              <table:table-cell office:value-type="float" office:value="18.3959">
                <text:p>18.3959</text:p>
              </table:table-cell>
              <table:table-cell office:value-type="float" office:value="25.4208">
                <text:p>25.4208</text:p>
              </table:table-cell>
              <table:table-cell office:value-type="float" office:value="17.5268">
                <text:p>17.5268</text:p>
              </table:table-cell>
              <table:table-cell office:value-type="float" office:value="16.3972">
                <text:p>16.3972</text:p>
              </table:table-cell>
              <table:table-cell office:value-type="float" office:value="24.4473">
                <text:p>24.4473</text:p>
              </table:table-cell>
              <table:table-cell office:value-type="float" office:value="16.878">
                <text:p>16.878</text:p>
              </table:table-cell>
              <table:table-cell office:value-type="float" office:value="16.4142">
                <text:p>16.4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8428">
                <text:p>42.8428</text:p>
              </table:table-cell>
              <table:table-cell office:value-type="float" office:value="24.2683">
                <text:p>24.2683</text:p>
              </table:table-cell>
              <table:table-cell office:value-type="float" office:value="21.4867">
                <text:p>21.4867</text:p>
              </table:table-cell>
              <table:table-cell office:value-type="float" office:value="29.3433">
                <text:p>29.3433</text:p>
              </table:table-cell>
              <table:table-cell office:value-type="float" office:value="20.5741">
                <text:p>20.5741</text:p>
              </table:table-cell>
              <table:table-cell office:value-type="float" office:value="19.3055">
                <text:p>19.3055</text:p>
              </table:table-cell>
              <table:table-cell office:value-type="float" office:value="28.0645">
                <text:p>28.0645</text:p>
              </table:table-cell>
              <table:table-cell office:value-type="float" office:value="20.1007">
                <text:p>20.1007</text:p>
              </table:table-cell>
              <table:table-cell office:value-type="float" office:value="19.3938">
                <text:p>19.39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415cm" svg:y="0.225cm" chart:style-name="ch2">
          <text:p>tx_begin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table:cell-range-address="'no open-close'.A2:'no open-close'.A11 'no open-close'.N2:'no open-close'.N2 'no open-close'.D2:'no open-close'.D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703cm" svg:y="1.469cm" svg:width="16.588cm" svg:height="9.649cm">
          <chart:axis chart:dimension="x" chart:name="primary-x" chart:style-name="ch6">
            <chart:title svg:x="7.847cm" svg:y="10.642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68cm" svg:y="7.2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D2:'no open-close'.D11" chart:label-cell-address="'no open-close'.N2:'no open-close'.N2" chart:class="chart:line">
            <chart:data-point chart:repeated="10"/>
          </chart:series>
          <chart:series chart:style-name="ch12" chart:values-cell-range-address="'no open-close'.D12:'no open-close'.D21" chart:label-cell-address="'no open-close'.N12:'no open-close'.N12" chart:class="chart:line">
            <chart:data-point chart:repeated="10"/>
          </chart:series>
          <chart:series chart:style-name="ch13" chart:values-cell-range-address="'no open-close'.D22:'no open-close'.D31" chart:label-cell-address="'no open-close'.N23:'no open-close'.N23" chart:class="chart:line">
            <chart:data-point chart:repeated="10"/>
          </chart:series>
          <chart:series chart:style-name="ch14" chart:values-cell-range-address="'no open-close'.D32:'no open-close'.D41" chart:label-cell-address="'no open-close'.N32:'no open-close'.N32" chart:class="chart:line">
            <chart:data-point chart:repeated="10"/>
          </chart:series>
          <chart:series chart:style-name="ch15" chart:values-cell-range-address="'no open-close'.D42:'no open-close'.D51" chart:label-cell-address="'no open-close'.N42:'no open-close'.N42" chart:class="chart:line">
            <chart:data-point chart:repeated="10"/>
          </chart:series>
          <chart:series chart:style-name="ch16" chart:values-cell-range-address="'no open-close'.D52:'no open-close'.D61" chart:label-cell-address="'no open-close'.N52:'no open-close'.N52" chart:class="chart:line">
            <chart:data-point chart:repeated="10"/>
          </chart:series>
          <chart:series chart:style-name="ch17" chart:values-cell-range-address="'no open-close'.D62:'no open-close'.D71" chart:label-cell-address="'no open-close'.N62:'no open-close'.N62" chart:class="chart:line">
            <chart:data-point chart:repeated="10"/>
          </chart:series>
          <chart:series chart:style-name="ch18" chart:values-cell-range-address="'no open-close'.D72:'no open-close'.D81" chart:label-cell-address="'no open-close'.N72:'no open-close'.N72" chart:class="chart:line">
            <chart:data-point chart:repeated="10"/>
          </chart:series>
          <chart:series chart:style-name="ch19" chart:values-cell-range-address="'no open-close'.D82:'no open-close'.D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2.225">
                <text:p text:id="'no open-close'.D2:'no open-close'.D11">2.225</text:p>
              </table:table-cell>
              <table:table-cell office:value-type="float" office:value="1.365">
                <text:p text:id="'no open-close'.D12:'no open-close'.D21">1.365</text:p>
              </table:table-cell>
              <table:table-cell office:value-type="float" office:value="1.347">
                <text:p text:id="'no open-close'.D22:'no open-close'.D31">1.347</text:p>
              </table:table-cell>
              <table:table-cell office:value-type="float" office:value="1.878">
                <text:p text:id="'no open-close'.D32:'no open-close'.D41">1.878</text:p>
              </table:table-cell>
              <table:table-cell office:value-type="float" office:value="1.298">
                <text:p text:id="'no open-close'.D42:'no open-close'.D51">1.298</text:p>
              </table:table-cell>
              <table:table-cell office:value-type="float" office:value="1.259">
                <text:p text:id="'no open-close'.D52:'no open-close'.D61">1.259</text:p>
              </table:table-cell>
              <table:table-cell office:value-type="float" office:value="1.924">
                <text:p text:id="'no open-close'.D62:'no open-close'.D71">1.924</text:p>
              </table:table-cell>
              <table:table-cell office:value-type="float" office:value="1.275">
                <text:p text:id="'no open-close'.D72:'no open-close'.D81">1.275</text:p>
              </table:table-cell>
              <table:table-cell office:value-type="float" office:value="1.237">
                <text:p text:id="'no open-close'.D82:'no open-close'.D91">1.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61">
                <text:p>3.761</text:p>
              </table:table-cell>
              <table:table-cell office:value-type="float" office:value="1.667">
                <text:p>1.667</text:p>
              </table:table-cell>
              <table:table-cell office:value-type="float" office:value="1.531">
                <text:p>1.531</text:p>
              </table:table-cell>
              <table:table-cell office:value-type="float" office:value="2.714">
                <text:p>2.714</text:p>
              </table:table-cell>
              <table:table-cell office:value-type="float" office:value="1.525">
                <text:p>1.525</text:p>
              </table:table-cell>
              <table:table-cell office:value-type="float" office:value="1.379">
                <text:p>1.379</text:p>
              </table:table-cell>
              <table:table-cell office:value-type="float" office:value="2.575">
                <text:p>2.575</text:p>
              </table:table-cell>
              <table:table-cell office:value-type="float" office:value="1.449">
                <text:p>1.449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33">
                <text:p>6.833</text:p>
              </table:table-cell>
              <table:table-cell office:value-type="float" office:value="2.131">
                <text:p>2.131</text:p>
              </table:table-cell>
              <table:table-cell office:value-type="float" office:value="1.944">
                <text:p>1.944</text:p>
              </table:table-cell>
              <table:table-cell office:value-type="float" office:value="4.678">
                <text:p>4.678</text:p>
              </table:table-cell>
              <table:table-cell office:value-type="float" office:value="1.879">
                <text:p>1.879</text:p>
              </table:table-cell>
              <table:table-cell office:value-type="float" office:value="1.774">
                <text:p>1.774</text:p>
              </table:table-cell>
              <table:table-cell office:value-type="float" office:value="4.637">
                <text:p>4.637</text:p>
              </table:table-cell>
              <table:table-cell office:value-type="float" office:value="1.862">
                <text:p>1.862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09">
                <text:p>12.509</text:p>
              </table:table-cell>
              <table:table-cell office:value-type="float" office:value="3.406">
                <text:p>3.406</text:p>
              </table:table-cell>
              <table:table-cell office:value-type="float" office:value="2.499">
                <text:p>2.499</text:p>
              </table:table-cell>
              <table:table-cell office:value-type="float" office:value="8.203">
                <text:p>8.203</text:p>
              </table:table-cell>
              <table:table-cell office:value-type="float" office:value="2.772">
                <text:p>2.772</text:p>
              </table:table-cell>
              <table:table-cell office:value-type="float" office:value="2.273">
                <text:p>2.273</text:p>
              </table:table-cell>
              <table:table-cell office:value-type="float" office:value="7.528">
                <text:p>7.528</text:p>
              </table:table-cell>
              <table:table-cell office:value-type="float" office:value="2.665">
                <text:p>2.665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85">
                <text:p>17.485</text:p>
              </table:table-cell>
              <table:table-cell office:value-type="float" office:value="5.092">
                <text:p>5.092</text:p>
              </table:table-cell>
              <table:table-cell office:value-type="float" office:value="3.307">
                <text:p>3.307</text:p>
              </table:table-cell>
              <table:table-cell office:value-type="float" office:value="11.527">
                <text:p>11.527</text:p>
              </table:table-cell>
              <table:table-cell office:value-type="float" office:value="4.384">
                <text:p>4.384</text:p>
              </table:table-cell>
              <table:table-cell office:value-type="float" office:value="3.513">
                <text:p>3.513</text:p>
              </table:table-cell>
              <table:table-cell office:value-type="float" office:value="12.543">
                <text:p>12.543</text:p>
              </table:table-cell>
              <table:table-cell office:value-type="float" office:value="4.265">
                <text:p>4.26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25">
                <text:p>23.25</text:p>
              </table:table-cell>
              <table:table-cell office:value-type="float" office:value="8.169">
                <text:p>8.169</text:p>
              </table:table-cell>
              <table:table-cell office:value-type="float" office:value="5.454">
                <text:p>5.454</text:p>
              </table:table-cell>
              <table:table-cell office:value-type="float" office:value="21.279">
                <text:p>21.279</text:p>
              </table:table-cell>
              <table:table-cell office:value-type="float" office:value="7.97">
                <text:p>7.97</text:p>
              </table:table-cell>
              <table:table-cell office:value-type="float" office:value="6.3">
                <text:p>6.3</text:p>
              </table:table-cell>
              <table:table-cell office:value-type="float" office:value="21.274">
                <text:p>21.274</text:p>
              </table:table-cell>
              <table:table-cell office:value-type="float" office:value="8.195">
                <text:p>8.195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954">
                <text:p>28.954</text:p>
              </table:table-cell>
              <table:table-cell office:value-type="float" office:value="15.886">
                <text:p>15.886</text:p>
              </table:table-cell>
              <table:table-cell office:value-type="float" office:value="10.059">
                <text:p>10.059</text:p>
              </table:table-cell>
              <table:table-cell office:value-type="float" office:value="28.222">
                <text:p>28.222</text:p>
              </table:table-cell>
              <table:table-cell office:value-type="float" office:value="16.073">
                <text:p>16.073</text:p>
              </table:table-cell>
              <table:table-cell office:value-type="float" office:value="8.893">
                <text:p>8.893</text:p>
              </table:table-cell>
              <table:table-cell office:value-type="float" office:value="28.452">
                <text:p>28.452</text:p>
              </table:table-cell>
              <table:table-cell office:value-type="float" office:value="14.211">
                <text:p>14.211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604">
                <text:p>34.604</text:p>
              </table:table-cell>
              <table:table-cell office:value-type="float" office:value="24.63">
                <text:p>24.63</text:p>
              </table:table-cell>
              <table:table-cell office:value-type="float" office:value="17.089">
                <text:p>17.089</text:p>
              </table:table-cell>
              <table:table-cell office:value-type="float" office:value="28.851">
                <text:p>28.851</text:p>
              </table:table-cell>
              <table:table-cell office:value-type="float" office:value="16.399">
                <text:p>16.399</text:p>
              </table:table-cell>
              <table:table-cell office:value-type="float" office:value="17.395">
                <text:p>17.395</text:p>
              </table:table-cell>
              <table:table-cell office:value-type="float" office:value="33.353">
                <text:p>33.353</text:p>
              </table:table-cell>
              <table:table-cell office:value-type="float" office:value="23.145">
                <text:p>23.145</text:p>
              </table:table-cell>
              <table:table-cell office:value-type="float" office:value="15.764">
                <text:p>15.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447">
                <text:p>41.447</text:p>
              </table:table-cell>
              <table:table-cell office:value-type="float" office:value="33.267">
                <text:p>33.267</text:p>
              </table:table-cell>
              <table:table-cell office:value-type="float" office:value="24.941">
                <text:p>24.941</text:p>
              </table:table-cell>
              <table:table-cell office:value-type="float" office:value="37.965">
                <text:p>37.965</text:p>
              </table:table-cell>
              <table:table-cell office:value-type="float" office:value="22.722">
                <text:p>22.722</text:p>
              </table:table-cell>
              <table:table-cell office:value-type="float" office:value="25.827">
                <text:p>25.827</text:p>
              </table:table-cell>
              <table:table-cell office:value-type="float" office:value="38.128">
                <text:p>38.128</text:p>
              </table:table-cell>
              <table:table-cell office:value-type="float" office:value="33.468">
                <text:p>33.468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671">
                <text:p>48.671</text:p>
              </table:table-cell>
              <table:table-cell office:value-type="float" office:value="46.992">
                <text:p>46.992</text:p>
              </table:table-cell>
              <table:table-cell office:value-type="float" office:value="35.495">
                <text:p>35.495</text:p>
              </table:table-cell>
              <table:table-cell office:value-type="float" office:value="50.418">
                <text:p>50.418</text:p>
              </table:table-cell>
              <table:table-cell office:value-type="float" office:value="49.507">
                <text:p>49.507</text:p>
              </table:table-cell>
              <table:table-cell office:value-type="float" office:value="35.473">
                <text:p>35.473</text:p>
              </table:table-cell>
              <table:table-cell office:value-type="float" office:value="49.176">
                <text:p>49.176</text:p>
              </table:table-cell>
              <table:table-cell office:value-type="float" office:value="46.138">
                <text:p>46.138</text:p>
              </table:table-cell>
              <table:table-cell office:value-type="float" office:value="30.334">
                <text:p>30.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." chart:class="chart:line" chart:style-name="ch1">
        <chart:title svg:x="7.216cm" svg:y="0.225cm" chart:style-name="ch2">
          <text:p>tx_commit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table:cell-range-address="'no open-close'.A2:'no open-close'.A11 'no open-close'.N2:'no open-close'.N2 'no open-close'.F2:'no open-close'.F91 'no open-close'.N12:'no open-close'.N12 'no open-close'.N23:'no open-close'.N23 'no open-close'.N32:'no open-close'.N32 'no open-close'.N42:'no open-close'.N42 'no open-close'.N52:'no open-close'.N52 'no open-close'.N62:'no open-close'.N62 'no open-close'.N72:'no open-close'.N72 'no open-close'.N82:'no open-close'.N82" chart:data-source-has-labels="both" svg:x="0.703cm" svg:y="1.469cm" svg:width="16.588cm" svg:height="9.649cm">
          <chart:axis chart:dimension="x" chart:name="primary-x" chart:style-name="ch6">
            <chart:title svg:x="7.848cm" svg:y="10.642cm" chart:style-name="ch7">
              <text:p>Number of clients</text:p>
            </chart:title>
            <chart:categories table:cell-range-address="'no open-close'.A2:'no open-close'.A11"/>
          </chart:axis>
          <chart:axis chart:dimension="y" chart:name="primary-y" chart:style-name="ch8">
            <chart:title svg:x="0.168cm" svg:y="7.2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'no open-close'.F2:'no open-close'.F11" chart:label-cell-address="'no open-close'.N2:'no open-close'.N2" chart:class="chart:line">
            <chart:data-point chart:repeated="10"/>
          </chart:series>
          <chart:series chart:style-name="ch12" chart:values-cell-range-address="'no open-close'.F12:'no open-close'.F21" chart:label-cell-address="'no open-close'.N12:'no open-close'.N12" chart:class="chart:line">
            <chart:data-point chart:repeated="10"/>
          </chart:series>
          <chart:series chart:style-name="ch13" chart:values-cell-range-address="'no open-close'.F22:'no open-close'.F31" chart:label-cell-address="'no open-close'.N23:'no open-close'.N23" chart:class="chart:line">
            <chart:data-point chart:repeated="10"/>
          </chart:series>
          <chart:series chart:style-name="ch14" chart:values-cell-range-address="'no open-close'.F32:'no open-close'.F41" chart:label-cell-address="'no open-close'.N32:'no open-close'.N32" chart:class="chart:line">
            <chart:data-point chart:repeated="10"/>
          </chart:series>
          <chart:series chart:style-name="ch15" chart:values-cell-range-address="'no open-close'.F42:'no open-close'.F51" chart:label-cell-address="'no open-close'.N42:'no open-close'.N42" chart:class="chart:line">
            <chart:data-point chart:repeated="10"/>
          </chart:series>
          <chart:series chart:style-name="ch16" chart:values-cell-range-address="'no open-close'.F52:'no open-close'.F61" chart:label-cell-address="'no open-close'.N52:'no open-close'.N52" chart:class="chart:line">
            <chart:data-point chart:repeated="10"/>
          </chart:series>
          <chart:series chart:style-name="ch17" chart:values-cell-range-address="'no open-close'.F62:'no open-close'.F71" chart:label-cell-address="'no open-close'.N62:'no open-close'.N62" chart:class="chart:line">
            <chart:data-point chart:repeated="10"/>
          </chart:series>
          <chart:series chart:style-name="ch18" chart:values-cell-range-address="'no open-close'.F72:'no open-close'.F81" chart:label-cell-address="'no open-close'.N72:'no open-close'.N72" chart:class="chart:line">
            <chart:data-point chart:repeated="10"/>
          </chart:series>
          <chart:series chart:style-name="ch19" chart:values-cell-range-address="'no open-close'.F82:'no open-close'.F91" chart:label-cell-address="'no open-close'.N82:'no open-close'.N82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no open-close'.N2:'no open-close'.N2">Threads=1/delay=0ms</text:p>
              </table:table-cell>
              <table:table-cell office:value-type="string">
                <text:p text:id="'no open-close'.N12:'no open-close'.N12">Threads=1/delay=10ms</text:p>
              </table:table-cell>
              <table:table-cell office:value-type="string">
                <text:p text:id="'no open-close'.N23:'no open-close'.N23">Threads=1/delay=20ms</text:p>
              </table:table-cell>
              <table:table-cell office:value-type="string">
                <text:p text:id="'no open-close'.N32:'no open-close'.N32">Threads=2/delay=0ms</text:p>
              </table:table-cell>
              <table:table-cell office:value-type="string">
                <text:p text:id="'no open-close'.N42:'no open-close'.N42">Threads=2/delay=10ms</text:p>
              </table:table-cell>
              <table:table-cell office:value-type="string">
                <text:p text:id="'no open-close'.N52:'no open-close'.N52">Threads=2/delay=20ms</text:p>
              </table:table-cell>
              <table:table-cell office:value-type="string">
                <text:p text:id="'no open-close'.N62:'no open-close'.N62">Threads=3/delay=0ms</text:p>
              </table:table-cell>
              <table:table-cell office:value-type="string">
                <text:p text:id="'no open-close'.N72:'no open-close'.N72">Threads=3/delay=10ms</text:p>
              </table:table-cell>
              <table:table-cell office:value-type="string">
                <text:p text:id="'no open-close'.N82:'no open-close'.N82">Threads=3/delay=20ms</text:p>
              </table:table-cell>
            </table:table-row>
          </table:table-header-rows>
          <table:table-rows>
            <table:table-row>
              <table:table-cell office:value-type="string">
                <text:p text:id="'no open-close'.A2:'no open-close'.A11">10</text:p>
              </table:table-cell>
              <table:table-cell office:value-type="float" office:value="4.014">
                <text:p text:id="'no open-close'.F2:'no open-close'.F11">4.014</text:p>
              </table:table-cell>
              <table:table-cell office:value-type="float" office:value="2.338">
                <text:p text:id="'no open-close'.F12:'no open-close'.F21">2.338</text:p>
              </table:table-cell>
              <table:table-cell office:value-type="float" office:value="2.182">
                <text:p text:id="'no open-close'.F22:'no open-close'.F31">2.182</text:p>
              </table:table-cell>
              <table:table-cell office:value-type="float" office:value="3.259">
                <text:p text:id="'no open-close'.F32:'no open-close'.F41">3.259</text:p>
              </table:table-cell>
              <table:table-cell office:value-type="float" office:value="2.305">
                <text:p text:id="'no open-close'.F42:'no open-close'.F51">2.305</text:p>
              </table:table-cell>
              <table:table-cell office:value-type="float" office:value="2.238">
                <text:p text:id="'no open-close'.F52:'no open-close'.F61">2.238</text:p>
              </table:table-cell>
              <table:table-cell office:value-type="float" office:value="3.479">
                <text:p text:id="'no open-close'.F62:'no open-close'.F71">3.479</text:p>
              </table:table-cell>
              <table:table-cell office:value-type="float" office:value="2.449">
                <text:p text:id="'no open-close'.F72:'no open-close'.F81">2.449</text:p>
              </table:table-cell>
              <table:table-cell office:value-type="float" office:value="2.313">
                <text:p text:id="'no open-close'.F82:'no open-close'.F91">2.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45">
                <text:p>7.145</text:p>
              </table:table-cell>
              <table:table-cell office:value-type="float" office:value="2.558">
                <text:p>2.558</text:p>
              </table:table-cell>
              <table:table-cell office:value-type="float" office:value="2.433">
                <text:p>2.433</text:p>
              </table:table-cell>
              <table:table-cell office:value-type="float" office:value="5.016">
                <text:p>5.016</text:p>
              </table:table-cell>
              <table:table-cell office:value-type="float" office:value="2.478">
                <text:p>2.478</text:p>
              </table:table-cell>
              <table:table-cell office:value-type="float" office:value="2.261">
                <text:p>2.261</text:p>
              </table:table-cell>
              <table:table-cell office:value-type="float" office:value="4.827">
                <text:p>4.827</text:p>
              </table:table-cell>
              <table:table-cell office:value-type="float" office:value="2.519">
                <text:p>2.519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33">
                <text:p>13.133</text:p>
              </table:table-cell>
              <table:table-cell office:value-type="float" office:value="3.199">
                <text:p>3.199</text:p>
              </table:table-cell>
              <table:table-cell office:value-type="float" office:value="2.924">
                <text:p>2.924</text:p>
              </table:table-cell>
              <table:table-cell office:value-type="float" office:value="8.613">
                <text:p>8.613</text:p>
              </table:table-cell>
              <table:table-cell office:value-type="float" office:value="3.013">
                <text:p>3.013</text:p>
              </table:table-cell>
              <table:table-cell office:value-type="float" office:value="2.764">
                <text:p>2.764</text:p>
              </table:table-cell>
              <table:table-cell office:value-type="float" office:value="8.659">
                <text:p>8.659</text:p>
              </table:table-cell>
              <table:table-cell office:value-type="float" office:value="3.058">
                <text:p>3.058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243">
                <text:p>21.243</text:p>
              </table:table-cell>
              <table:table-cell office:value-type="float" office:value="4.672">
                <text:p>4.672</text:p>
              </table:table-cell>
              <table:table-cell office:value-type="float" office:value="3.872">
                <text:p>3.872</text:p>
              </table:table-cell>
              <table:table-cell office:value-type="float" office:value="14.692">
                <text:p>14.692</text:p>
              </table:table-cell>
              <table:table-cell office:value-type="float" office:value="4.296">
                <text:p>4.296</text:p>
              </table:table-cell>
              <table:table-cell office:value-type="float" office:value="3.645">
                <text:p>3.645</text:p>
              </table:table-cell>
              <table:table-cell office:value-type="float" office:value="14.646">
                <text:p>14.646</text:p>
              </table:table-cell>
              <table:table-cell office:value-type="float" office:value="4.179">
                <text:p>4.179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769">
                <text:p>27.769</text:p>
              </table:table-cell>
              <table:table-cell office:value-type="float" office:value="7.505">
                <text:p>7.505</text:p>
              </table:table-cell>
              <table:table-cell office:value-type="float" office:value="5.384">
                <text:p>5.384</text:p>
              </table:table-cell>
              <table:table-cell office:value-type="float" office:value="20.524">
                <text:p>20.524</text:p>
              </table:table-cell>
              <table:table-cell office:value-type="float" office:value="6.085">
                <text:p>6.085</text:p>
              </table:table-cell>
              <table:table-cell office:value-type="float" office:value="5.269">
                <text:p>5.269</text:p>
              </table:table-cell>
              <table:table-cell office:value-type="float" office:value="21.267">
                <text:p>21.267</text:p>
              </table:table-cell>
              <table:table-cell office:value-type="float" office:value="6.932">
                <text:p>6.932</text:p>
              </table:table-cell>
              <table:table-cell office:value-type="float" office:value="5.583">
                <text:p>5.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12">
                <text:p>35.12</text:p>
              </table:table-cell>
              <table:table-cell office:value-type="float" office:value="13.842">
                <text:p>13.842</text:p>
              </table:table-cell>
              <table:table-cell office:value-type="float" office:value="9.259">
                <text:p>9.259</text:p>
              </table:table-cell>
              <table:table-cell office:value-type="float" office:value="32.757">
                <text:p>32.757</text:p>
              </table:table-cell>
              <table:table-cell office:value-type="float" office:value="13.56">
                <text:p>13.56</text:p>
              </table:table-cell>
              <table:table-cell office:value-type="float" office:value="8.407">
                <text:p>8.407</text:p>
              </table:table-cell>
              <table:table-cell office:value-type="float" office:value="31.783">
                <text:p>31.783</text:p>
              </table:table-cell>
              <table:table-cell office:value-type="float" office:value="13.395">
                <text:p>13.395</text:p>
              </table:table-cell>
              <table:table-cell office:value-type="float" office:value="8.964">
                <text:p>8.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536">
                <text:p>42.536</text:p>
              </table:table-cell>
              <table:table-cell office:value-type="float" office:value="25.907">
                <text:p>25.907</text:p>
              </table:table-cell>
              <table:table-cell office:value-type="float" office:value="17.045">
                <text:p>17.045</text:p>
              </table:table-cell>
              <table:table-cell office:value-type="float" office:value="41.716">
                <text:p>41.716</text:p>
              </table:table-cell>
              <table:table-cell office:value-type="float" office:value="25.47">
                <text:p>25.47</text:p>
              </table:table-cell>
              <table:table-cell office:value-type="float" office:value="12.026">
                <text:p>12.026</text:p>
              </table:table-cell>
              <table:table-cell office:value-type="float" office:value="41.651">
                <text:p>41.651</text:p>
              </table:table-cell>
              <table:table-cell office:value-type="float" office:value="21.517">
                <text:p>21.517</text:p>
              </table:table-cell>
              <table:table-cell office:value-type="float" office:value="18.131">
                <text:p>18.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185">
                <text:p>50.185</text:p>
              </table:table-cell>
              <table:table-cell office:value-type="float" office:value="36.884">
                <text:p>36.884</text:p>
              </table:table-cell>
              <table:table-cell office:value-type="float" office:value="27.668">
                <text:p>27.668</text:p>
              </table:table-cell>
              <table:table-cell office:value-type="float" office:value="42.03">
                <text:p>42.03</text:p>
              </table:table-cell>
              <table:table-cell office:value-type="float" office:value="22.665">
                <text:p>22.665</text:p>
              </table:table-cell>
              <table:table-cell office:value-type="float" office:value="28.001">
                <text:p>28.001</text:p>
              </table:table-cell>
              <table:table-cell office:value-type="float" office:value="49.413">
                <text:p>49.413</text:p>
              </table:table-cell>
              <table:table-cell office:value-type="float" office:value="34.783">
                <text:p>34.783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975">
                <text:p>58.975</text:p>
              </table:table-cell>
              <table:table-cell office:value-type="float" office:value="48.456">
                <text:p>48.456</text:p>
              </table:table-cell>
              <table:table-cell office:value-type="float" office:value="38.498">
                <text:p>38.498</text:p>
              </table:table-cell>
              <table:table-cell office:value-type="float" office:value="53.49">
                <text:p>53.49</text:p>
              </table:table-cell>
              <table:table-cell office:value-type="float" office:value="30.393">
                <text:p>30.393</text:p>
              </table:table-cell>
              <table:table-cell office:value-type="float" office:value="39.442">
                <text:p>39.442</text:p>
              </table:table-cell>
              <table:table-cell office:value-type="float" office:value="51.604">
                <text:p>51.604</text:p>
              </table:table-cell>
              <table:table-cell office:value-type="float" office:value="48.541">
                <text:p>48.541</text:p>
              </table:table-cell>
              <table:table-cell office:value-type="float" office:value="34.376">
                <text:p>34.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552">
                <text:p>68.552</text:p>
              </table:table-cell>
              <table:table-cell office:value-type="float" office:value="66.511">
                <text:p>66.511</text:p>
              </table:table-cell>
              <table:table-cell office:value-type="float" office:value="51.708">
                <text:p>51.708</text:p>
              </table:table-cell>
              <table:table-cell office:value-type="float" office:value="70.721">
                <text:p>70.721</text:p>
              </table:table-cell>
              <table:table-cell office:value-type="float" office:value="69.47">
                <text:p>69.47</text:p>
              </table:table-cell>
              <table:table-cell office:value-type="float" office:value="51.658">
                <text:p>51.658</text:p>
              </table:table-cell>
              <table:table-cell office:value-type="float" office:value="69.163">
                <text:p>69.163</text:p>
              </table:table-cell>
              <table:table-cell office:value-type="float" office:value="65.16">
                <text:p>65.16</text:p>
              </table:table-cell>
              <table:table-cell office:value-type="float" office:value="44.03">
                <text:p>44.0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